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16347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1" svg:font-family="Arial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Nimbus Sans L2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.051cm" svg:stroke-color="#333333" draw:marker-start-width="0.376cm" draw:marker-end-width="0.3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cm" fo:min-width="2.617cm"/>
    </style:style>
    <style:style style:name="gr5" style:family="graphic" style:parent-style-name="standard">
      <style:graphic-properties draw:stroke="none" draw:fill="none" fo:min-height="2.25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1cm" svg:stroke-color="#333333" draw:marker-start-width="0.376cm" draw:marker-end-width="0.3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false" fo:min-height="0cm" fo:min-width="1.877cm"/>
    </style:style>
    <style:style style:name="gr9" style:family="graphic" style:parent-style-name="standard">
      <style:graphic-properties svg:stroke-width="0.051cm" svg:stroke-color="#333333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width="0.051cm" svg:stroke-color="#333333" draw:marker-start-width="0.376cm" draw:marker-end-width="0.376cm" draw:fill="none" fo:min-height="0.726cm"/>
    </style:style>
    <style:style style:name="gr12" style:family="graphic" style:parent-style-name="standard">
      <style:graphic-properties draw:stroke="none" svg:stroke-width="0.051cm" svg:stroke-color="#333333" draw:marker-start-width="0.376cm" draw:marker-end-width="0.376cm" draw:fill="none" fo:min-height="0.569cm"/>
    </style:style>
    <style:style style:name="gr13" style:family="graphic" style:parent-style-name="standard">
      <style:graphic-properties draw:stroke="none" draw:fill="none" fo:min-height="0.569cm"/>
    </style:style>
    <style:style style:name="gr14" style:family="graphic" style:parent-style-name="standard">
      <style:graphic-properties draw:stroke="none" draw:fill="none" fo:min-height="0.671cm"/>
    </style:style>
    <style:style style:name="gr15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056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0.789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draw:fill="none" fo:min-height="0.811cm"/>
    </style:style>
    <style:style style:name="gr22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.975cm" fo:min-width="4.942cm"/>
    </style:style>
    <style:style style:name="gr23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.975cm" fo:min-width="6.795cm"/>
    </style:style>
    <style:style style:name="gr24" style:family="graphic" style:parent-style-name="standard">
      <style:graphic-properties draw:stroke="none" svg:stroke-width="0.051cm" svg:stroke-color="#333333" draw:marker-start-width="0.376cm" draw:marker-end-width="0.376cm" draw:fill="none" fo:min-height="1.28cm"/>
    </style:style>
    <style:style style:name="gr25" style:family="graphic" style:parent-style-name="standard">
      <style:graphic-properties draw:stroke="none" draw:fill="none" fo:min-height="1.136cm"/>
    </style:style>
    <style:style style:name="gr26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false" fo:min-height="0cm" fo:min-width="2.425cm"/>
    </style:style>
    <style:style style:name="gr27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.581cm" fo:min-width="2.152cm"/>
    </style:style>
    <style:style style:name="gr28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cm" fo:min-width="4.887cm"/>
    </style:style>
    <style:style style:name="gr29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.225cm" fo:min-width="1.604cm"/>
    </style:style>
    <style:style style:name="gr30" style:family="graphic" style:parent-style-name="standard">
      <style:graphic-properties draw:stroke="none" svg:stroke-width="0.051cm" svg:stroke-color="#333333" draw:marker-start-width="0.376cm" draw:marker-end-width="0.376cm" draw:fill="none" fo:min-height="1.62cm"/>
    </style:style>
    <style:style style:name="gr31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cm" fo:min-width="3.556cm"/>
    </style:style>
    <style:style style:name="gr32" style:family="graphic" style:parent-style-name="standard">
      <style:graphic-properties draw:stroke="none" svg:stroke-width="0.051cm" svg:stroke-color="#333333" draw:marker-start-width="0.376cm" draw:marker-end-width="0.376cm" draw:fill="none" draw:fill-color="#ffffff" draw:textarea-horizontal-align="left" draw:auto-grow-height="true" draw:auto-grow-width="true" fo:min-height="0cm" fo:min-width="1.454cm"/>
    </style:style>
    <style:style style:name="gr33" style:family="graphic" style:parent-style-name="standard">
      <style:graphic-properties svg:stroke-width="0.051cm" svg:stroke-color="#333333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.051cm" svg:stroke-color="#333333" draw:marker-start-width="0.376cm" draw:marker-end-width="0.376cm" draw:fill="none" fo:min-height="3.238cm"/>
    </style:style>
    <style:style style:name="gr35" style:family="graphic" style:parent-style-name="standard">
      <style:graphic-properties svg:stroke-width="0.051cm" svg:stroke-color="#333333" draw:marker-start-width="0.376cm" draw:marker-end-width="0.3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="none" fo:min-height="2.27cm"/>
    </style:style>
    <style:style style:name="gr37" style:family="graphic" style:parent-style-name="standard">
      <style:graphic-properties draw:stroke="none" svg:stroke-width="0.051cm" svg:stroke-color="#333333" draw:marker-start-width="0.376cm" draw:marker-end-width="0.376cm" draw:fill="none" fo:min-height="0.713cm"/>
    </style:style>
    <style:style style:name="gr38" style:family="graphic" style:parent-style-name="standard">
      <style:graphic-properties draw:stroke="none" draw:fill="none" fo:min-height="0.557cm"/>
    </style:style>
    <style:style style:name="gr39" style:family="graphic" style:parent-style-name="standard">
      <style:graphic-properties draw:stroke="none" draw:fill="none" fo:min-height="1.424cm"/>
    </style:style>
    <style:style style:name="gr40" style:family="graphic" style:parent-style-name="standard">
      <style:graphic-properties draw:stroke="none" draw:fill="none" fo:min-height="1.423cm"/>
    </style:style>
    <style:style style:name="gr41" style:family="graphic" style:parent-style-name="standard">
      <style:graphic-properties draw:stroke="none" draw:fill="none" fo:min-height="0.82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1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54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style:font-name="Courier New1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0pt" fo:font-weight="bold" style:font-size-asian="20pt" style:font-size-complex="20pt"/>
    </style:style>
    <style:style style:name="P7" style:family="paragraph">
      <style:text-properties style:font-name="Courier New1" fo:font-size="20pt" fo:font-weight="bold" style:font-size-asian="20pt" style:font-size-complex="2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style:font-name="Arial" fo:font-size="10pt" style:font-size-asian="10pt" style:font-size-complex="10pt"/>
    </style:style>
    <style:style style:name="P13" style:family="paragraph">
      <style:text-properties style:font-name="Arial" fo:font-size="14pt" style:font-size-asian="14pt" style:font-size-complex="14pt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>
        <style:tab-stops>
          <style:tab-stop style:position="8.043cm"/>
        </style:tab-stops>
      </style:paragraph-properties>
      <style:text-properties fo:font-size="20pt" style:font-size-asian="20pt" style:font-size-complex="20pt"/>
    </style:style>
    <style:style style:name="P17" style:family="paragraph">
      <style:paragraph-properties>
        <style:tab-stops>
          <style:tab-stop style:position="8.043cm"/>
        </style:tab-stops>
      </style:paragraph-properties>
      <style:text-properties style:font-name="Courier New1" fo:font-size="20pt" style:font-size-asian="20pt" style:font-size-complex="20pt"/>
    </style:style>
    <style:style style:name="P18" style:family="paragraph">
      <style:text-properties style:font-name="Courier New1" fo:font-size="14pt" style:font-size-asian="14pt" style:font-size-complex="14pt"/>
    </style:style>
    <style:style style:name="P19" style:family="paragraph">
      <style:paragraph-properties fo:text-align="start"/>
      <style:text-properties style:font-name="Courier New1" fo:font-size="16pt" style:font-size-asian="16pt" style:font-size-complex="16pt"/>
    </style:style>
    <style:style style:name="P20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text-align="start"/>
      <style:text-properties style:font-name="Courier New1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style:font-name="Courier New1" fo:font-size="20pt" style:font-size-asian="20pt" style:font-size-complex="20pt"/>
    </style:style>
    <style:style style:name="P2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style:paragraph-properties fo:text-align="center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style:paragraph-properties fo:text-align="start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P30" style:family="paragraph">
      <style:paragraph-properties fo:line-height="150%" fo:text-align="justify"/>
    </style:style>
    <style:style style:name="P31" style:family="paragraph">
      <style:paragraph-properties fo:line-height="150%" fo:text-align="justify"/>
      <style:text-properties style:font-name="Arial" fo:font-size="14pt" style:font-size-asian="14pt" style:font-size-complex="14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>
        <style:tab-stops>
          <style:tab-stop style:position="8.043cm"/>
        </style:tab-stops>
      </style:paragraph-properties>
    </style:style>
    <style:style style:name="P34" style:family="paragraph">
      <style:paragraph-properties>
        <style:tab-stops>
          <style:tab-stop style:position="8.043cm"/>
        </style:tab-stops>
      </style:paragraph-properties>
      <style:text-properties style:font-name="Courier New1" fo:font-size="14pt" style:font-size-asian="14pt" style:font-size-complex="14pt"/>
    </style:style>
    <style:style style:name="P35" style:family="paragraph">
      <style:text-properties fo:font-size="18pt"/>
    </style:style>
    <style:style style:name="P36" style:family="paragraph">
      <style:text-properties style:font-name="Courier New1" fo:font-size="12pt" style:font-size-asian="12pt" style:font-size-complex="12pt"/>
    </style:style>
    <style:style style:name="P37" style:family="paragraph">
      <style:paragraph-properties fo:line-height="150%"/>
    </style:style>
    <style:style style:name="P38" style:family="paragraph">
      <style:paragraph-properties fo:line-height="150%"/>
      <style:text-properties style:font-name="Courier New1"/>
    </style:style>
    <style:style style:name="P39" style:family="paragraph">
      <style:text-properties fo:font-size="12pt"/>
    </style:style>
    <style:style style:name="P40" style:family="paragraph">
      <style:text-properties style:font-name="ARial1" fo:font-size="12pt" style:font-size-asian="12pt" style:font-size-complex="12pt"/>
    </style:style>
    <style:style style:name="P41" style:family="paragraph">
      <style:text-properties style:font-name="Times New Roman" fo:font-size="12pt" style:font-size-asian="12pt" style:font-size-complex="12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ourier New1" fo:font-size="20pt" style:font-size-asian="20pt" style:font-size-complex="20pt"/>
    </style:style>
    <style:style style:name="T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4pt" style:font-size-asian="14pt" style:font-size-complex="14pt"/>
    </style:style>
    <style:style style:name="T9" style:family="text">
      <style:text-properties style:font-name="Courier New1" fo:font-size="14pt" style:font-size-asian="14pt" style:font-size-complex="14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Courier New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font-name="Arial2" fo:font-size="18pt" style:font-size-asian="18pt" style:font-size-complex="18pt"/>
    </style:style>
    <style:style style:name="T13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Arial" fo:font-size="14pt" style:font-size-asian="14pt" style:font-name-complex="Courier New1" style:font-size-complex="14pt"/>
    </style:style>
    <style:style style:name="T1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8pt"/>
    </style:style>
    <style:style style:name="T17" style:family="text">
      <style:text-properties style:font-name="Courier New1" fo:font-size="12pt" style:font-size-asian="12pt" style:font-size-complex="12pt"/>
    </style:style>
    <style:style style:name="T18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ARial1" fo:font-size="12pt" style:font-size-asian="12pt" style:font-size-complex="12pt"/>
    </style:style>
    <style:style style:name="T2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><text:span text:style-name="T1">Data Types</text:span></text:p>
          </draw:text-box>
        </draw:frame>
        <draw:g>
          <draw:custom-shape draw:style-name="gr2" draw:text-style-name="P2" draw:layer="layout" svg:width="6.985cm" svg:height="1.27cm" svg:x="2.54cm" svg:y="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005cm" svg:height="1.06cm" svg:x="2.7cm" svg:y="7.65cm">
            <draw:text-box>
              <text:p text:style-name="P3"><text:span text:style-name="T2">[2, 4, 8, 16]</text:span></text:p>
            </draw:text-box>
          </draw:frame>
        </draw:g>
        <draw:frame draw:style-name="gr1" draw:text-style-name="P5" draw:layer="layout" svg:width="10.795cm" svg:height="0.78cm" svg:x="0.635cm" svg:y="1.905cm">
          <draw:text-box>
            <text:p><text:span text:style-name="T3">Find the matching pairs of expressions and values.</text:span></text:p>
          </draw:text-box>
        </draw:frame>
        <draw:g>
          <draw:custom-shape draw:style-name="gr2" draw:text-style-name="P2" draw:layer="layout" svg:width="6.985cm" svg:height="1.27cm" svg:x="2.54cm" svg:y="9.32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195cm" svg:height="1.06cm" svg:x="2.7cm" svg:y="9.525cm">
            <draw:text-box>
              <text:p text:style-name="P3"><text:span text:style-name="T2">True</text:span></text:p>
            </draw:text-box>
          </draw:frame>
        </draw:g>
        <draw:g>
          <draw:custom-shape draw:style-name="gr2" draw:text-style-name="P2" draw:layer="layout" svg:width="6.985cm" svg:height="1.27cm" svg:x="2.54cm" svg:y="11.2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619cm" svg:height="1.06cm" svg:x="2.7cm" svg:y="11.43cm">
            <draw:text-box>
              <text:p text:style-name="P3"><text:span text:style-name="T2">17.54</text:span></text:p>
            </draw:text-box>
          </draw:frame>
        </draw:g>
        <draw:g>
          <draw:custom-shape draw:style-name="gr2" draw:text-style-name="P2" draw:layer="layout" svg:width="6.985cm" svg:height="2.54cm" svg:x="2.54cm" svg:y="16.7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6.985cm" svg:height="1.27cm" svg:x="2.54cm" svg:y="14.8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5.582cm" svg:height="1.06cm" svg:x="2.7cm" svg:y="15.07cm">
            <draw:text-box>
              <text:p text:style-name="P3"><text:span text:style-name="T2">'my fat cat'</text:span></text:p>
            </draw:text-box>
          </draw:frame>
        </draw:g>
        <draw:g>
          <draw:custom-shape draw:style-name="gr2" draw:text-style-name="P2" draw:layer="layout" svg:width="6.985cm" svg:height="1.27cm" svg:x="2.54cm" svg:y="13.13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52cm" svg:height="1.06cm" svg:x="2.7cm" svg:y="13.335cm">
            <draw:text-box>
              <text:p text:style-name="P3"><text:span text:style-name="T2">('Roger', 1952)</text:span></text:p>
            </draw:text-box>
          </draw:frame>
        </draw:g>
        <draw:g>
          <draw:custom-shape draw:style-name="gr2" draw:text-style-name="P2" draw:layer="layout" svg:width="6.985cm" svg:height="1.27cm" svg:x="15.875cm" svg:y="7.4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117cm" svg:height="1.06cm" svg:x="16.036cm" svg:y="7.65cm">
            <draw:text-box>
              <text:p text:style-name="P3"><text:span text:style-name="T2">tuple</text:span></text:p>
            </draw:text-box>
          </draw:frame>
        </draw:g>
        <draw:g>
          <draw:custom-shape draw:style-name="gr2" draw:text-style-name="P2" draw:layer="layout" svg:width="6.985cm" svg:height="1.27cm" svg:x="15.875cm" svg:y="9.35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117cm" svg:height="1.06cm" svg:x="16.036cm" svg:y="9.555cm">
            <draw:text-box>
              <text:p text:style-name="P3"><text:span text:style-name="T2">list</text:span></text:p>
            </draw:text-box>
          </draw:frame>
        </draw:g>
        <draw:g>
          <draw:custom-shape draw:style-name="gr2" draw:text-style-name="P2" draw:layer="layout" svg:width="6.985cm" svg:height="1.27cm" svg:x="15.875cm" svg:y="11.26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117cm" svg:height="1.06cm" svg:x="16.036cm" svg:y="11.46cm">
            <draw:text-box>
              <text:p text:style-name="P3"><text:span text:style-name="T2">str</text:span></text:p>
            </draw:text-box>
          </draw:frame>
        </draw:g>
        <draw:g>
          <draw:custom-shape draw:style-name="gr2" draw:text-style-name="P2" draw:layer="layout" svg:width="6.985cm" svg:height="1.27cm" svg:x="15.875cm" svg:y="13.16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117cm" svg:height="1.06cm" svg:x="16.036cm" svg:y="13.365cm">
            <draw:text-box>
              <text:p text:style-name="P3"><text:span text:style-name="T2">dict</text:span></text:p>
            </draw:text-box>
          </draw:frame>
        </draw:g>
        <draw:g>
          <draw:custom-shape draw:style-name="gr2" draw:text-style-name="P2" draw:layer="layout" svg:width="6.985cm" svg:height="1.27cm" svg:x="15.875cm" svg:y="15.0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889cm" svg:height="1.06cm" svg:x="16.036cm" svg:y="15.27cm">
            <draw:text-box>
              <text:p text:style-name="P3"><text:span text:style-name="T2">NoneType</text:span></text:p>
            </draw:text-box>
          </draw:frame>
        </draw:g>
        <draw:g>
          <draw:custom-shape draw:style-name="gr2" draw:text-style-name="P2" draw:layer="layout" svg:width="6.985cm" svg:height="1.27cm" svg:x="15.875cm" svg:y="16.9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117cm" svg:height="1.06cm" svg:x="16.036cm" svg:y="17.175cm">
            <draw:text-box>
              <text:p text:style-name="P3"><text:span text:style-name="T2">float</text:span></text:p>
            </draw:text-box>
          </draw:frame>
        </draw:g>
        <draw:g>
          <draw:custom-shape draw:style-name="gr2" draw:text-style-name="P2" draw:layer="layout" svg:width="6.985cm" svg:height="1.27cm" svg:x="15.875cm" svg:y="5.54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117cm" svg:height="1.06cm" svg:x="16.036cm" svg:y="5.745cm">
            <draw:text-box>
              <text:p text:style-name="P3"><text:span text:style-name="T2">int</text:span></text:p>
            </draw:text-box>
          </draw:frame>
        </draw:g>
        <draw:g>
          <draw:custom-shape draw:style-name="gr2" draw:text-style-name="P2" draw:layer="layout" svg:width="6.985cm" svg:height="1.27cm" svg:x="2.54cm" svg:y="5.5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7" draw:layer="layout" svg:width="2.195cm" svg:height="1.06cm" svg:x="2.7cm" svg:y="5.745cm">
            <draw:text-box>
              <text:p text:style-name="P6"><text:span text:style-name="T4">None</text:span></text:p>
            </draw:text-box>
          </draw:frame>
        </draw:g>
        <draw:g>
          <draw:custom-shape draw:style-name="gr2" draw:text-style-name="P2" draw:layer="layout" svg:width="6.985cm" svg:height="1.27cm" svg:x="2.54cm" svg:y="3.6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.195cm" svg:height="1.06cm" svg:x="2.7cm" svg:y="3.84cm">
            <draw:text-box>
              <text:p text:style-name="P3"><text:span text:style-name="T2">1023</text:span></text:p>
            </draw:text-box>
          </draw:frame>
        </draw:g>
        <draw:g>
          <draw:custom-shape draw:style-name="gr2" draw:text-style-name="P2" draw:layer="layout" svg:width="6.985cm" svg:height="1.27cm" svg:x="15.875cm" svg:y="3.6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465cm" svg:height="1.06cm" svg:x="16.036cm" svg:y="3.84cm">
            <draw:text-box>
              <text:p text:style-name="P3"><text:span text:style-name="T2">boolean</text:span></text:p>
            </draw:text-box>
          </draw:frame>
        </draw:g>
        <draw:frame draw:style-name="gr5" draw:text-style-name="P3" draw:layer="layout" svg:width="7.275cm" svg:height="2.505cm" svg:x="2.54cm" svg:y="17.08cm">
          <draw:text-box>
            <text:p text:style-name="P3"><text:span text:style-name="T2">{'name':'Jack',</text:span><text:span text:style-name="T2"><text:line-break/></text:span><text:span text:style-name="T2"> 'birth':1952}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7" draw:text-style-name="P10" xml:id="id1" draw:id="id1" draw:layer="layout" svg:width="7.62cm" svg:height="1.905cm" svg:x="10.16cm" svg:y="9.525cm">
          <text:p text:style-name="P9"><text:span text:style-name="T5">s='my fat cat\n'</text:span></text:p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89cm" svg:height="1.055cm" svg:x="0.635cm" svg:y="0.635cm">
          <draw:text-box>
            <text:p><text:span text:style-name="T6">Manipulating Strings</text:span></text:p>
          </draw:text-box>
        </draw:frame>
        <draw:g xml:id="id6" draw:id="id6">
          <draw:custom-shape draw:style-name="gr2" draw:text-style-name="P2" draw:layer="layout" svg:width="8.255cm" svg:height="1.905cm" svg:x="0.635cm" svg:y="6.35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8.255cm" svg:height="1.905cm" svg:x="19.05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2" draw:text-style-name="P2" draw:layer="layout" svg:width="8.255cm" svg:height="1.905cm" svg:x="19.05cm" svg:y="12.7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2" draw:text-style-name="P2" draw:layer="layout" svg:width="8.89cm" svg:height="1.905cm" svg:x="9.525cm" svg:y="3.8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8.89cm" svg:height="1.06cm" svg:x="9.825cm" svg:y="4.245cm">
            <draw:text-box>
              <text:p text:style-name="P3"><text:span text:style-name="T2">s.startswith('cat')</text:span></text:p>
            </draw:text-box>
          </draw:frame>
        </draw:g>
        <draw:g xml:id="id2" draw:id="id2">
          <draw:custom-shape draw:style-name="gr2" draw:text-style-name="P2" draw:layer="layout" svg:width="7.62cm" svg:height="1.905cm" svg:x="10.16cm" svg:y="15.24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2" draw:text-style-name="P2" draw:layer="layout" svg:width="8.255cm" svg:height="1.905cm" svg:x="0.635cm" svg:y="12.7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2" draw:text-style-name="P2" draw:layer="layout" svg:width="8.255cm" svg:height="1.905cm" svg:x="0.635cm" svg:y="9.525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2" draw:text-style-name="P2" draw:layer="layout" svg:width="8.255cm" svg:height="1.905cm" svg:x="19.05cm" svg:y="9.525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2" draw:layer="layout" draw:type="line" svg:x1="13.97cm" svg:y1="11.43cm" svg:x2="13.97cm" svg:y2="15.24cm" draw:start-shape="id1" draw:start-glue-point="2" draw:end-shape="id2" draw:end-glue-point="0" svg:d="M13970 11430v3810" svg:viewBox="0 0 1 3811">
          <text:p/>
        </draw:connector>
        <draw:connector draw:style-name="gr9" draw:text-style-name="P2" draw:layer="layout" draw:type="line" svg:x1="17.78cm" svg:y1="10.477cm" svg:x2="19.05cm" svg:y2="10.477cm" draw:start-shape="id1" draw:start-glue-point="1" draw:end-shape="id3" draw:end-glue-point="3" svg:d="M17780 10477h1270" svg:viewBox="0 0 1271 1">
          <text:p/>
        </draw:connector>
        <draw:connector draw:style-name="gr9" draw:text-style-name="P2" draw:layer="layout" draw:type="line" svg:x1="10.16cm" svg:y1="10.477cm" svg:x2="8.89cm" svg:y2="10.477cm" draw:start-shape="id1" draw:start-glue-point="3" draw:end-shape="id4" draw:end-glue-point="1" svg:d="M10160 10477h-1270" svg:viewBox="0 0 1271 1">
          <text:p/>
        </draw:connector>
        <draw:connector draw:style-name="gr9" draw:text-style-name="P2" draw:layer="layout" draw:type="line" svg:x1="13.97cm" svg:y1="9.525cm" svg:x2="14.12cm" svg:y2="5.715cm" draw:start-shape="id1" draw:start-glue-point="0" draw:end-shape="id5" draw:end-glue-point="2" svg:d="M13970 9525l150-3810" svg:viewBox="0 0 151 3811">
          <text:p/>
        </draw:connector>
        <draw:connector draw:style-name="gr9" draw:text-style-name="P2" draw:layer="layout" draw:type="line" svg:x1="13.97cm" svg:y1="9.525cm" svg:x2="8.89cm" svg:y2="7.302cm" draw:start-shape="id1" draw:start-glue-point="0" draw:end-shape="id6" draw:end-glue-point="1" svg:d="M13970 9525l-5080-2223" svg:viewBox="0 0 5081 2224">
          <text:p/>
        </draw:connector>
        <draw:connector draw:style-name="gr9" draw:text-style-name="P2" draw:layer="layout" draw:type="line" svg:x1="13.97cm" svg:y1="9.525cm" svg:x2="19.05cm" svg:y2="7.302cm" draw:start-shape="id1" draw:start-glue-point="0" draw:end-shape="id7" draw:end-glue-point="3" svg:d="M13970 9525l5080-2223" svg:viewBox="0 0 5081 2224">
          <text:p/>
        </draw:connector>
        <draw:connector draw:style-name="gr9" draw:text-style-name="P2" draw:layer="layout" draw:type="line" svg:x1="13.97cm" svg:y1="11.43cm" svg:x2="19.05cm" svg:y2="13.652cm" draw:start-shape="id1" draw:start-glue-point="2" draw:end-shape="id8" draw:end-glue-point="3" svg:d="M13970 11430l5080 2222" svg:viewBox="0 0 5081 2223">
          <text:p/>
        </draw:connector>
        <draw:connector draw:style-name="gr9" draw:text-style-name="P2" draw:layer="layout" draw:type="line" svg:x1="13.97cm" svg:y1="11.43cm" svg:x2="8.89cm" svg:y2="13.652cm" draw:start-shape="id1" draw:start-glue-point="2" draw:end-shape="id9" draw:end-glue-point="1" svg:d="M13970 11430l-5080 2222" svg:viewBox="0 0 5081 2223">
          <text:p/>
        </draw:connector>
        <draw:frame draw:style-name="gr10" draw:text-style-name="P5" draw:layer="layout" svg:width="7.62cm" svg:height="1.309cm" svg:x="0.635cm" svg:y="1.905cm">
          <draw:text-box>
            <text:p><text:span text:style-name="T3">Write the result of each operation into</text:span></text:p>
            <text:p><text:span text:style-name="T3">the fields.</text:span></text:p>
          </draw:text-box>
        </draw:frame>
        <draw:frame draw:style-name="gr1" draw:text-style-name="P12" draw:layer="layout" svg:width="3.81cm" svg:height="1.047cm" svg:x="24.624cm" svg:y="20.086cm">
          <draw:text-box>
            <text:p><text:span text:style-name="T7">K. Rother, A. Philips &amp; K. Milanowska</text:span></text:p>
          </draw:text-box>
        </draw:frame>
        <draw:frame draw:style-name="gr11" draw:text-style-name="P3" draw:layer="layout" svg:width="6.525cm" svg:height="1.06cm" svg:x="19.41cm" svg:y="9.96cm">
          <draw:text-box>
            <text:p text:style-name="P3"><text:span text:style-name="T2">s.find('fat')</text:span></text:p>
          </draw:text-box>
        </draw:frame>
        <draw:frame draw:style-name="gr12" draw:text-style-name="P3" draw:layer="layout" svg:width="5.08cm" svg:height="1.06cm" svg:x="19.42cm" svg:y="13.11cm">
          <draw:text-box>
            <text:p text:style-name="P3"><text:span text:style-name="T2">s[7:10]</text:span></text:p>
          </draw:text-box>
        </draw:frame>
        <draw:frame draw:style-name="gr12" draw:text-style-name="P3" draw:layer="layout" svg:width="4.439cm" svg:height="1.06cm" svg:x="11.965cm" svg:y="15.65cm">
          <draw:text-box>
            <text:p text:style-name="P3"><text:span text:style-name="T2">s.strip()</text:span></text:p>
          </draw:text-box>
        </draw:frame>
        <draw:frame draw:style-name="gr13" draw:text-style-name="P3" draw:layer="layout" svg:width="5.08cm" svg:height="1.06cm" svg:x="2.84cm" svg:y="6.76cm">
          <draw:text-box>
            <text:p text:style-name="P3"><text:span text:style-name="T2">s.split()</text:span></text:p>
          </draw:text-box>
        </draw:frame>
        <draw:frame draw:style-name="gr13" draw:text-style-name="P3" draw:layer="layout" svg:width="3.175cm" svg:height="1.06cm" svg:x="2.975cm" svg:y="9.935cm">
          <draw:text-box>
            <text:p text:style-name="P3"><text:span text:style-name="T2">s[-6]</text:span></text:p>
          </draw:text-box>
        </draw:frame>
        <draw:frame draw:style-name="gr14" draw:text-style-name="P3" draw:layer="layout" svg:width="8.216cm" svg:height="1.06cm" svg:x="19.315cm" svg:y="6.885cm">
          <draw:text-box>
            <text:p text:style-name="P3"><text:span text:style-name="T2">s.replace('c','r')</text:span></text:p>
          </draw:text-box>
        </draw:frame>
        <draw:frame draw:style-name="gr13" draw:text-style-name="P3" draw:layer="layout" svg:width="4.439cm" svg:height="1.06cm" svg:x="3.046cm" svg:y="13.135cm">
          <draw:text-box>
            <text:p text:style-name="P3"><text:span text:style-name="T2">s.upper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><text:span text:style-name="T1">Functions and Modules</text:span></text:p>
          </draw:text-box>
        </draw:frame>
        <draw:g>
          <draw:custom-shape draw:style-name="gr15" draw:text-style-name="P2" draw:layer="layout" svg:width="6.985cm" svg:height="1.27cm" svg:x="2.54cm" svg:y="3.8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5.379cm" svg:height="0.806cm" svg:x="2.7cm" svg:y="4.01cm">
            <draw:text-box>
              <text:p><text:span text:style-name="T8">An optional parameter</text:span></text:p>
            </draw:text-box>
          </draw:frame>
        </draw:g>
        <draw:frame draw:style-name="gr1" draw:text-style-name="P5" draw:layer="layout" svg:width="10.795cm" svg:height="0.78cm" svg:x="0.635cm" svg:y="1.905cm">
          <draw:text-box>
            <text:p><text:span text:style-name="T3">Find the matching pairs.</text:span></text:p>
          </draw:text-box>
        </draw:frame>
        <draw:g>
          <draw:custom-shape draw:style-name="gr15" draw:text-style-name="P2" draw:layer="layout" svg:width="6.985cm" svg:height="1.27cm" svg:x="2.54cm" svg:y="5.71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4.943cm" svg:height="0.806cm" svg:x="2.7cm" svg:y="5.915cm">
            <draw:text-box>
              <text:p><text:span text:style-name="T8">An import statement</text:span></text:p>
            </draw:text-box>
          </draw:frame>
        </draw:g>
        <draw:g>
          <draw:custom-shape draw:style-name="gr15" draw:text-style-name="P2" draw:layer="layout" svg:width="6.985cm" svg:height="1.27cm" svg:x="2.54cm" svg:y="7.6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2.822cm" svg:height="0.806cm" svg:x="2.7cm" svg:y="7.82cm">
            <draw:text-box>
              <text:p><text:span text:style-name="T8">A package</text:span></text:p>
            </draw:text-box>
          </draw:frame>
        </draw:g>
        <draw:g>
          <draw:custom-shape draw:style-name="gr15" draw:text-style-name="P2" draw:layer="layout" svg:width="6.985cm" svg:height="1.27cm" svg:x="2.54cm" svg:y="9.52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4.253cm" svg:height="0.806cm" svg:x="2.7cm" svg:y="9.725cm">
            <draw:text-box>
              <text:p><text:span text:style-name="T8">The dir() function</text:span></text:p>
            </draw:text-box>
          </draw:frame>
        </draw:g>
        <draw:g>
          <draw:custom-shape draw:style-name="gr15" draw:text-style-name="P2" draw:layer="layout" svg:width="6.985cm" svg:height="1.27cm" svg:x="2.54cm" svg:y="11.43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3.787cm" svg:height="0.806cm" svg:x="2.7cm" svg:y="11.63cm">
            <draw:text-box>
              <text:p><text:span text:style-name="T8">Every package</text:span></text:p>
            </draw:text-box>
          </draw:frame>
        </draw:g>
        <draw:g>
          <draw:custom-shape draw:style-name="gr15" draw:text-style-name="P2" draw:layer="layout" svg:width="10.391cm" svg:height="1.27cm" svg:x="15.875cm" svg:y="15.2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15.44cm">
            <draw:text-box>
              <text:p><text:span text:style-name="T8">must be written after obligatory parameters.</text:span></text:p>
            </draw:text-box>
          </draw:frame>
        </draw:g>
        <draw:g>
          <draw:custom-shape draw:style-name="gr15" draw:text-style-name="P2" draw:layer="layout" svg:width="10.391cm" svg:height="1.27cm" svg:x="15.875cm" svg:y="3.8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4.01cm">
            <draw:text-box>
              <text:p><text:span text:style-name="T8">tells about properties of anything in Python.</text:span></text:p>
            </draw:text-box>
          </draw:frame>
        </draw:g>
        <draw:g>
          <draw:custom-shape draw:style-name="gr15" draw:text-style-name="P2" draw:layer="layout" svg:width="10.391cm" svg:height="1.27cm" svg:x="15.875cm" svg:y="11.43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11.63cm">
            <draw:text-box>
              <text:p><text:span text:style-name="T8">is best written on top of a file.</text:span></text:p>
            </draw:text-box>
          </draw:frame>
        </draw:g>
        <draw:g>
          <draw:custom-shape draw:style-name="gr15" draw:text-style-name="P2" draw:layer="layout" svg:width="10.391cm" svg:height="1.27cm" svg:x="15.875cm" svg:y="9.52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9.725cm">
            <draw:text-box>
              <text:p><text:span text:style-name="T8">is a directory with Python modules.</text:span></text:p>
            </draw:text-box>
          </draw:frame>
        </draw:g>
        <draw:g>
          <draw:custom-shape draw:style-name="gr15" draw:text-style-name="P2" draw:layer="layout" svg:width="10.391cm" svg:height="1.27cm" svg:x="15.875cm" svg:y="5.71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5.915cm">
            <draw:text-box>
              <text:p><text:span text:style-name="T8">cay return several values as a tuple.</text:span></text:p>
            </draw:text-box>
          </draw:frame>
        </draw:g>
        <draw:g>
          <draw:custom-shape draw:style-name="gr15" draw:text-style-name="P2" draw:layer="layout" svg:width="10.391cm" svg:height="1.27cm" svg:x="15.875cm" svg:y="13.33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13.535cm">
            <draw:text-box>
              <text:p><text:span text:style-name="T8">must contain a file __init__.py</text:span></text:p>
            </draw:text-box>
          </draw:frame>
        </draw:g>
        <draw:g>
          <draw:custom-shape draw:style-name="gr15" draw:text-style-name="P2" draw:layer="layout" svg:width="6.985cm" svg:height="1.27cm" svg:x="2.54cm" svg:y="13.33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5.955cm" svg:height="0.806cm" svg:x="2.7cm" svg:y="13.535cm">
            <draw:text-box>
              <text:p><text:span text:style-name="T8">A function that calls itself</text:span></text:p>
            </draw:text-box>
          </draw:frame>
        </draw:g>
        <draw:g>
          <draw:custom-shape draw:style-name="gr15" draw:text-style-name="P2" draw:layer="layout" svg:width="6.985cm" svg:height="1.27cm" svg:x="2.54cm" svg:y="15.2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4.896cm" svg:height="0.806cm" svg:x="2.7cm" svg:y="15.44cm">
            <draw:text-box>
              <text:p><text:span text:style-name="T8">A function in Python</text:span></text:p>
            </draw:text-box>
          </draw:frame>
        </draw:g>
        <draw:g>
          <draw:custom-shape draw:style-name="gr15" draw:text-style-name="P2" draw:layer="layout" svg:width="10.391cm" svg:height="1.27cm" svg:x="15.875cm" svg:y="17.14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17.345cm">
            <draw:text-box>
              <text:p><text:span text:style-name="T8">may modify its own parameters.</text:span></text:p>
            </draw:text-box>
          </draw:frame>
        </draw:g>
        <draw:g>
          <draw:custom-shape draw:style-name="gr15" draw:text-style-name="P2" draw:layer="layout" svg:width="6.985cm" svg:height="1.27cm" svg:x="2.54cm" svg:y="17.14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2.686cm" svg:height="0.806cm" svg:x="2.7cm" svg:y="17.345cm">
            <draw:text-box>
              <text:p><text:span text:style-name="T8">A function</text:span></text:p>
            </draw:text-box>
          </draw:frame>
        </draw:g>
        <draw:g>
          <draw:custom-shape draw:style-name="gr15" draw:text-style-name="P2" draw:layer="layout" svg:width="10.391cm" svg:height="1.27cm" svg:x="15.875cm" svg:y="7.62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13" draw:layer="layout" svg:width="10.556cm" svg:height="0.806cm" svg:x="16.114cm" svg:y="7.82cm">
            <draw:text-box>
              <text:p><text:span text:style-name="T8">may run endlessly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15" xml:id="id10" draw:id="id10" draw:layer="layout" svg:width="7.62cm" svg:height="1.905cm" svg:x="10.16cm" svg:y="9.525cm">
          <text:p text:style-name="P14"><text:span text:style-name="T2">li = [2,0,1,0]</text:span></text:p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89cm" svg:height="1.055cm" svg:x="0.635cm" svg:y="0.635cm">
          <draw:text-box>
            <text:p><text:span text:style-name="T6">Manipulating Lists</text:span></text:p>
          </draw:text-box>
        </draw:frame>
        <draw:g xml:id="id15" draw:id="id15">
          <draw:custom-shape draw:style-name="gr2" draw:text-style-name="P2" draw:layer="layout" svg:width="8.255cm" svg:height="1.905cm" svg:x="0.635cm" svg:y="6.35cm">
            <text:p/>
            <draw:enhanced-geometry svg:viewBox="0 0 21600 21600" draw:type="rectangle" draw:enhanced-path="M 0 0 L 21600 0 21600 21600 0 21600 0 0 Z N"/>
          </draw:custom-shape>
        </draw:g>
        <draw:g xml:id="id16" draw:id="id16">
          <draw:custom-shape draw:style-name="gr2" draw:text-style-name="P2" draw:layer="layout" svg:width="8.255cm" svg:height="1.905cm" svg:x="19.05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" draw:id="id17">
          <draw:custom-shape draw:style-name="gr2" draw:text-style-name="P2" draw:layer="layout" svg:width="8.255cm" svg:height="1.905cm" svg:x="19.05cm" svg:y="12.7cm">
            <text:p/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2" draw:text-style-name="P2" draw:layer="layout" svg:width="7.62cm" svg:height="1.905cm" svg:x="10.16cm" svg:y="3.81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2" draw:text-style-name="P2" draw:layer="layout" svg:width="7.62cm" svg:height="1.905cm" svg:x="10.16cm" svg:y="15.24cm">
            <text:p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2" draw:text-style-name="P2" draw:layer="layout" svg:width="8.255cm" svg:height="1.905cm" svg:x="0.635cm" svg:y="12.7cm">
            <text:p/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2" draw:text-style-name="P2" draw:layer="layout" svg:width="8.255cm" svg:height="1.905cm" svg:x="0.635cm" svg:y="9.525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2" draw:text-style-name="P2" draw:layer="layout" svg:width="8.255cm" svg:height="1.905cm" svg:x="19.05cm" svg:y="9.525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2" draw:layer="layout" draw:type="line" svg:x1="13.97cm" svg:y1="11.43cm" svg:x2="13.97cm" svg:y2="15.24cm" draw:start-shape="id10" draw:start-glue-point="2" draw:end-shape="id11" draw:end-glue-point="0" svg:d="M13970 11430v3810" svg:viewBox="0 0 1 3811">
          <text:p/>
        </draw:connector>
        <draw:connector draw:style-name="gr9" draw:text-style-name="P2" draw:layer="layout" draw:type="line" svg:x1="17.78cm" svg:y1="10.477cm" svg:x2="19.05cm" svg:y2="10.477cm" draw:start-shape="id10" draw:start-glue-point="1" draw:end-shape="id12" draw:end-glue-point="3" svg:d="M17780 10477h1270" svg:viewBox="0 0 1271 1">
          <text:p/>
        </draw:connector>
        <draw:connector draw:style-name="gr9" draw:text-style-name="P2" draw:layer="layout" draw:type="line" svg:x1="10.16cm" svg:y1="10.477cm" svg:x2="8.89cm" svg:y2="10.477cm" draw:start-shape="id10" draw:start-glue-point="3" draw:end-shape="id13" draw:end-glue-point="1" svg:d="M10160 10477h-1270" svg:viewBox="0 0 1271 1">
          <text:p/>
        </draw:connector>
        <draw:connector draw:style-name="gr9" draw:text-style-name="P2" draw:layer="layout" draw:type="line" svg:x1="13.97cm" svg:y1="9.525cm" svg:x2="13.97cm" svg:y2="5.715cm" draw:start-shape="id10" draw:start-glue-point="0" draw:end-shape="id14" draw:end-glue-point="2" svg:d="M13970 9525v-3810" svg:viewBox="0 0 1 3811">
          <text:p/>
        </draw:connector>
        <draw:connector draw:style-name="gr9" draw:text-style-name="P2" draw:layer="layout" draw:type="line" svg:x1="13.97cm" svg:y1="9.525cm" svg:x2="8.89cm" svg:y2="7.302cm" draw:start-shape="id10" draw:start-glue-point="0" draw:end-shape="id15" draw:end-glue-point="1" svg:d="M13970 9525l-5080-2223" svg:viewBox="0 0 5081 2224">
          <text:p/>
        </draw:connector>
        <draw:connector draw:style-name="gr9" draw:text-style-name="P2" draw:layer="layout" draw:type="line" svg:x1="13.97cm" svg:y1="9.525cm" svg:x2="19.05cm" svg:y2="7.302cm" draw:start-shape="id10" draw:start-glue-point="0" draw:end-shape="id16" draw:end-glue-point="3" svg:d="M13970 9525l5080-2223" svg:viewBox="0 0 5081 2224">
          <text:p/>
        </draw:connector>
        <draw:connector draw:style-name="gr9" draw:text-style-name="P2" draw:layer="layout" draw:type="line" svg:x1="13.97cm" svg:y1="11.43cm" svg:x2="19.05cm" svg:y2="13.652cm" draw:start-shape="id10" draw:start-glue-point="2" draw:end-shape="id17" draw:end-glue-point="3" svg:d="M13970 11430l5080 2222" svg:viewBox="0 0 5081 2223">
          <text:p/>
        </draw:connector>
        <draw:connector draw:style-name="gr9" draw:text-style-name="P2" draw:layer="layout" draw:type="line" svg:x1="13.97cm" svg:y1="11.43cm" svg:x2="8.89cm" svg:y2="13.652cm" draw:start-shape="id10" draw:start-glue-point="2" draw:end-shape="id18" draw:end-glue-point="1" svg:d="M13970 11430l-5080 2222" svg:viewBox="0 0 5081 2223">
          <text:p/>
        </draw:connector>
        <draw:frame draw:style-name="gr1" draw:text-style-name="P5" draw:layer="layout" svg:width="7.62cm" svg:height="1.309cm" svg:x="0.635cm" svg:y="1.905cm">
          <draw:text-box>
            <text:p><text:span text:style-name="T3">Write the result of each operation into</text:span></text:p>
            <text:p><text:span text:style-name="T3">the fields.</text:span></text:p>
          </draw:text-box>
        </draw:frame>
        <draw:frame draw:style-name="gr12" draw:text-style-name="P3" draw:layer="layout" svg:width="5.08cm" svg:height="1.06cm" svg:x="19.92cm" svg:y="9.96cm">
          <draw:text-box>
            <text:p text:style-name="P3"><text:span text:style-name="T2">li.sort()</text:span></text:p>
          </draw:text-box>
        </draw:frame>
        <draw:frame draw:style-name="gr12" draw:text-style-name="P3" draw:layer="layout" svg:width="4.143cm" svg:height="1.06cm" svg:x="19.987cm" svg:y="13.151cm">
          <draw:text-box>
            <text:p text:style-name="P3"><text:span text:style-name="T2">li.pop()</text:span></text:p>
          </draw:text-box>
        </draw:frame>
        <draw:frame draw:style-name="gr12" draw:text-style-name="P3" draw:layer="layout" svg:width="3.81cm" svg:height="1.06cm" svg:x="19.685cm" svg:y="6.76cm">
          <draw:text-box>
            <text:p text:style-name="P3"><text:span text:style-name="T2">li[2]</text:span></text:p>
          </draw:text-box>
        </draw:frame>
        <draw:frame draw:style-name="gr12" draw:text-style-name="P3" draw:layer="layout" svg:width="6.048cm" svg:height="1.06cm" svg:x="10.997cm" svg:y="4.32cm">
          <draw:text-box>
            <text:p text:style-name="P3"><text:span text:style-name="T2">li[1:-1]</text:span></text:p>
          </draw:text-box>
        </draw:frame>
        <draw:frame draw:style-name="gr12" draw:text-style-name="P3" draw:layer="layout" svg:width="3.846cm" svg:height="1.06cm" svg:x="10.894cm" svg:y="15.675cm">
          <draw:text-box>
            <text:p text:style-name="P3"><text:span text:style-name="T2">len(li)</text:span></text:p>
          </draw:text-box>
        </draw:frame>
        <draw:frame draw:style-name="gr12" draw:text-style-name="P3" draw:layer="layout" svg:width="5.08cm" svg:height="1.06cm" svg:x="1.27cm" svg:y="13.151cm">
          <draw:text-box>
            <text:p text:style-name="P3"><text:span text:style-name="T2">2 in li</text:span></text:p>
          </draw:text-box>
        </draw:frame>
        <draw:frame draw:style-name="gr12" draw:text-style-name="P3" draw:layer="layout" svg:width="6.985cm" svg:height="1.06cm" svg:x="1.27cm" svg:y="9.96cm">
          <draw:text-box>
            <text:p text:style-name="P3"><text:span text:style-name="T2">li.append('A')</text:span></text:p>
          </draw:text-box>
        </draw:frame>
        <draw:frame draw:style-name="gr12" draw:text-style-name="P3" draw:layer="layout" svg:width="6.985cm" svg:height="1.06cm" svg:x="1.27cm" svg:y="6.785cm">
          <draw:text-box>
            <text:p text:style-name="P3"><text:span text:style-name="T2">li.count(0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1" draw:layer="layout" svg:width="10.16cm" svg:height="1.055cm" svg:x="0.635cm" svg:y="0.635cm">
          <draw:text-box>
            <text:p><text:span text:style-name="T6">Functions operating on lists (1)</text:span></text:p>
          </draw:text-box>
        </draw:frame>
        <draw:frame draw:style-name="gr1" draw:text-style-name="P5" draw:layer="layout" svg:width="9.525cm" svg:height="0.78cm" svg:x="0.635cm" svg:y="1.905cm">
          <draw:text-box>
            <text:p><text:span text:style-name="T3">Write the correct operations to the arrows.</text:span></text:p>
          </draw:text-box>
        </draw:frame>
        <draw:g xml:id="id23" draw:id="id23">
          <draw:custom-shape draw:style-name="gr2" draw:text-style-name="P2" draw:layer="layout" svg:width="10.16cm" svg:height="1.64cm" svg:x="1.27cm" svg:y="6.6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2" draw:layer="layout" svg:width="0.889cm" svg:height="0.889cm" svg:x="17.18cm" svg:y="6.75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7.18cm" svg:y="8.32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7.18cm" svg:y="9.9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7.18cm" svg:y="11.56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6.251cm" svg:height="1.06cm" svg:x="18.45cm" svg:y="6.606cm">
          <draw:text-box>
            <text:p text:style-name="P16"><text:span text:style-name="T4">a = a[2:5]</text:span></text:p>
          </draw:text-box>
        </draw:frame>
        <draw:frame draw:style-name="gr19" draw:text-style-name="P17" draw:layer="layout" svg:width="9.524cm" svg:height="1.06cm" svg:x="18.451cm" svg:y="8.207cm">
          <draw:text-box>
            <text:p text:style-name="P16"><text:span text:style-name="T4">a = [a[-2]] + [a[1]]</text:span></text:p>
          </draw:text-box>
        </draw:frame>
        <draw:frame draw:style-name="gr19" draw:text-style-name="P17" draw:layer="layout" svg:width="6.251cm" svg:height="1.06cm" svg:x="18.45cm" svg:y="9.846cm">
          <draw:text-box>
            <text:p text:style-name="P16"><text:span text:style-name="T4">a = a[:2]</text:span></text:p>
          </draw:text-box>
        </draw:frame>
        <draw:frame draw:style-name="gr19" draw:text-style-name="P17" draw:layer="layout" svg:width="6.251cm" svg:height="1.06cm" svg:x="18.449cm" svg:y="11.416cm">
          <draw:text-box>
            <text:p text:style-name="P16"><text:span text:style-name="T4">a = [a[-1]]*3</text:span></text:p>
          </draw:text-box>
        </draw:frame>
        <draw:custom-shape draw:style-name="gr18" draw:text-style-name="P2" draw:layer="layout" svg:width="0.889cm" svg:height="0.889cm" svg:x="17.18cm" svg:y="13.13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0.16cm" svg:height="1.06cm" svg:x="18.45cm" svg:y="12.986cm">
          <draw:text-box>
            <text:p text:style-name="P16"><text:span text:style-name="T4">a = a[:2] + a[1:]</text:span></text:p>
          </draw:text-box>
        </draw:frame>
        <draw:g>
          <draw:custom-shape draw:style-name="gr2" draw:text-style-name="P2" draw:layer="layout" svg:width="10.16cm" svg:height="1.64cm" svg:x="1.27cm" svg:y="4.0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2" draw:id="id22">
          <draw:custom-shape draw:style-name="gr2" draw:text-style-name="P2" draw:layer="layout" svg:width="10.16cm" svg:height="1.64cm" svg:x="1.27cm" svg:y="9.1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" draw:text-style-name="P2" draw:layer="layout" svg:width="10.16cm" svg:height="1.64cm" svg:x="1.27cm" svg:y="11.6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custom-shape draw:style-name="gr2" draw:text-style-name="P2" draw:layer="layout" svg:width="10.16cm" svg:height="1.64cm" svg:x="1.27cm" svg:y="14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0" draw:id="id20">
          <draw:custom-shape draw:style-name="gr2" draw:text-style-name="P2" draw:layer="layout" svg:width="10.16cm" svg:height="1.905cm" svg:x="1.27cm" svg:y="16.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2" draw:layer="layout" draw:type="curve" draw:line-skew="0.52cm" svg:x1="11.43cm" svg:y1="15.055cm" svg:x2="11.43cm" svg:y2="17.462cm" draw:start-shape="id19" draw:start-glue-point="1" draw:end-shape="id20" draw:end-glue-point="1" svg:d="M11430 15055c1569 0 1569 2407 0 2407" svg:viewBox="0 0 1178 2408">
          <text:p/>
        </draw:connector>
        <draw:connector draw:style-name="gr20" draw:text-style-name="P2" draw:layer="layout" draw:type="curve" draw:line-skew="0.52cm" svg:x1="11.43cm" svg:y1="12.515cm" svg:x2="11.43cm" svg:y2="15.055cm" draw:start-shape="id21" draw:start-glue-point="1" draw:end-shape="id19" draw:end-glue-point="1" svg:d="M11430 12515c1569 0 1569 2540 0 2540" svg:viewBox="0 0 1178 2541">
          <text:p/>
        </draw:connector>
        <draw:connector draw:style-name="gr20" draw:text-style-name="P2" draw:layer="layout" draw:type="curve" draw:line-skew="0.52cm" svg:x1="11.43cm" svg:y1="9.975cm" svg:x2="11.43cm" svg:y2="12.515cm" draw:start-shape="id22" draw:start-glue-point="1" draw:end-shape="id21" draw:end-glue-point="1" svg:d="M11430 9975c1569 0 1569 2540 0 2540" svg:viewBox="0 0 1178 2541">
          <text:p/>
        </draw:connector>
        <draw:connector draw:style-name="gr20" draw:text-style-name="P2" draw:layer="layout" draw:type="curve" draw:line-skew="0.52cm" svg:x1="11.43cm" svg:y1="7.435cm" svg:x2="11.43cm" svg:y2="9.975cm" draw:start-shape="id23" draw:start-glue-point="1" draw:end-shape="id22" draw:end-glue-point="1" svg:d="M11430 7435c1569 0 1569 2540 0 2540" svg:viewBox="0 0 1178 2541">
          <text:p/>
        </draw:connector>
        <draw:frame draw:style-name="gr21" draw:text-style-name="P3" draw:layer="layout" svg:width="4.312cm" svg:height="1.061cm" svg:x="1.705cm" svg:y="16.945cm">
          <draw:text-box>
            <text:p text:style-name="P3"><text:span text:style-name="T2">['c','c']</text:span></text:p>
          </draw:text-box>
        </draw:frame>
        <draw:frame draw:style-name="gr13" draw:text-style-name="P3" draw:layer="layout" svg:width="7.62cm" svg:height="1.06cm" svg:x="1.705cm" svg:y="14.605cm">
          <draw:text-box>
            <text:p text:style-name="P3"><text:span text:style-name="T2">['c','c','c']</text:span></text:p>
          </draw:text-box>
        </draw:frame>
        <draw:frame draw:style-name="gr21" draw:text-style-name="P3" draw:layer="layout" svg:width="4.312cm" svg:height="1.061cm" svg:x="1.605cm" svg:y="11.965cm">
          <draw:text-box>
            <text:p text:style-name="P3"><text:span text:style-name="T2">['c','c']</text:span></text:p>
          </draw:text-box>
        </draw:frame>
        <draw:frame draw:style-name="gr13" draw:text-style-name="P3" draw:layer="layout" svg:width="7.62cm" svg:height="1.06cm" svg:x="1.605cm" svg:y="9.425cm">
          <draw:text-box>
            <text:p text:style-name="P3"><text:span text:style-name="T2">['B','c',0]</text:span></text:p>
          </draw:text-box>
        </draw:frame>
        <draw:frame draw:style-name="gr21" draw:text-style-name="P3" draw:layer="layout" svg:width="9.392cm" svg:height="1.061cm" svg:x="1.605cm" svg:y="6.985cm">
          <draw:text-box>
            <text:p text:style-name="P3"><text:span text:style-name="T2">['A','B','B','c',0,3]</text:span></text:p>
          </draw:text-box>
        </draw:frame>
        <draw:connector draw:style-name="gr20" draw:text-style-name="P2" draw:layer="layout" draw:type="curve" draw:line-skew="0.52cm" svg:x1="11.43cm" svg:y1="4.98cm" svg:x2="11.43cm" svg:y2="7.52cm" svg:d="M11430 4980c1569 0 1569 2540 0 2540" svg:viewBox="0 0 1178 2541">
          <text:p/>
        </draw:connector>
        <draw:frame draw:style-name="gr21" draw:text-style-name="P3" draw:layer="layout" svg:width="10.662cm" svg:height="1.061cm" svg:x="1.705cm" svg:y="4.445cm">
          <draw:text-box>
            <text:p text:style-name="P3"><text:span text:style-name="T2">a = ['A','B','c',0,3]</text:span></text:p>
          </draw:text-box>
        </draw:frame>
        <draw:custom-shape draw:style-name="gr18" draw:text-style-name="P2" draw:layer="layout" svg:width="0.924cm" svg:height="0.889cm" svg:x="12.13cm" svg:y="5.71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924cm" svg:height="0.889cm" svg:x="12.13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924cm" svg:height="0.889cm" svg:x="12.132cm" svg:y="10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924cm" svg:height="0.889cm" svg:x="12.133cm" svg:y="13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924cm" svg:height="0.889cm" svg:x="12.134cm" svg:y="1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1" draw:layer="layout" svg:width="10.16cm" svg:height="1.055cm" svg:x="0.635cm" svg:y="0.635cm">
          <draw:text-box>
            <text:p><text:span text:style-name="T6">Functions operating on lists (2)</text:span></text:p>
          </draw:text-box>
        </draw:frame>
        <draw:g xml:id="id27" draw:id="id27">
          <draw:custom-shape draw:style-name="gr2" draw:text-style-name="P2" draw:layer="layout" svg:width="9.525cm" svg:height="1.505cm" svg:x="1.27cm" svg:y="6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2" draw:layer="layout" svg:width="0.889cm" svg:height="0.889cm" svg:x="17.78cm" svg:y="6.45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7.78cm" svg:y="7.92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7.78cm" svg:y="9.396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7.78cm" svg:y="10.86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6.251cm" svg:height="1.06cm" svg:x="19.05cm" svg:y="6.306cm">
          <draw:text-box>
            <text:p text:style-name="P16"><text:span text:style-name="T4">a.reverse()</text:span></text:p>
          </draw:text-box>
        </draw:frame>
        <draw:frame draw:style-name="gr19" draw:text-style-name="P17" draw:layer="layout" svg:width="6.251cm" svg:height="1.06cm" svg:x="19.051cm" svg:y="7.807cm">
          <draw:text-box>
            <text:p text:style-name="P16"><text:span text:style-name="T4">a.sort()</text:span></text:p>
          </draw:text-box>
        </draw:frame>
        <draw:frame draw:style-name="gr19" draw:text-style-name="P17" draw:layer="layout" svg:width="6.251cm" svg:height="1.06cm" svg:x="19.05cm" svg:y="9.246cm">
          <draw:text-box>
            <text:p text:style-name="P16"><text:span text:style-name="T4">a.pop()</text:span></text:p>
          </draw:text-box>
        </draw:frame>
        <draw:frame draw:style-name="gr19" draw:text-style-name="P17" draw:layer="layout" svg:width="6.251cm" svg:height="1.06cm" svg:x="19.049cm" svg:y="10.716cm">
          <draw:text-box>
            <text:p text:style-name="P16"><text:span text:style-name="T4">a.append(4)</text:span></text:p>
          </draw:text-box>
        </draw:frame>
        <draw:custom-shape draw:style-name="gr18" draw:text-style-name="P2" draw:layer="layout" svg:width="0.889cm" svg:height="0.889cm" svg:x="17.78cm" svg:y="12.336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6.251cm" svg:height="1.06cm" svg:x="19.05cm" svg:y="12.186cm">
          <draw:text-box>
            <text:p text:style-name="P16"><text:span text:style-name="T4">a = a + [5,3]</text:span></text:p>
          </draw:text-box>
        </draw:frame>
        <draw:g xml:id="id28" draw:id="id28">
          <draw:custom-shape draw:style-name="gr2" draw:text-style-name="P2" draw:layer="layout" svg:width="9.525cm" svg:height="1.505cm" svg:x="1.27cm" svg:y="3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6" draw:id="id26">
          <draw:custom-shape draw:style-name="gr2" draw:text-style-name="P2" draw:layer="layout" svg:width="9.525cm" svg:height="1.505cm" svg:x="1.27cm" svg:y="8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2" draw:text-style-name="P2" draw:layer="layout" svg:width="9.525cm" svg:height="1.505cm" svg:x="1.27cm" svg:y="10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8" draw:layer="layout" svg:width="5.442cm" svg:height="1.385cm" svg:x="1.278cm" svg:y="10.995cm">
            <draw:text-box>
              <text:p><text:span text:style-name="T9"/></text:p>
              <text:p><text:span text:style-name="T9"/></text:p>
            </draw:text-box>
          </draw:frame>
        </draw:g>
        <draw:g xml:id="id24" draw:id="id24">
          <draw:custom-shape draw:style-name="gr2" draw:text-style-name="P2" draw:layer="layout" svg:width="9.525cm" svg:height="1.505cm" svg:x="1.27cm" svg:y="13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2" draw:layer="layout" draw:type="curve" draw:line-skew="0.52cm" svg:x1="10.795cm" svg:y1="14.287cm" svg:x2="10.795cm" svg:y2="16.577cm" draw:start-shape="id24" draw:start-glue-point="1" svg:d="M10795 14287c1567 0 1567 2290 0 2290" svg:viewBox="0 0 1176 2291">
          <text:p/>
        </draw:connector>
        <draw:connector draw:style-name="gr20" draw:text-style-name="P2" draw:layer="layout" draw:type="curve" draw:line-skew="0.52cm" svg:x1="10.795cm" svg:y1="11.747cm" svg:x2="10.795cm" svg:y2="14.287cm" draw:start-shape="id25" draw:start-glue-point="1" draw:end-shape="id24" draw:end-glue-point="1" svg:d="M10795 11747c1567 0 1567 2540 0 2540" svg:viewBox="0 0 1176 2541">
          <text:p/>
        </draw:connector>
        <draw:connector draw:style-name="gr20" draw:text-style-name="P2" draw:layer="layout" draw:type="curve" draw:line-skew="0.52cm" svg:x1="10.795cm" svg:y1="9.207cm" svg:x2="10.795cm" svg:y2="11.747cm" draw:start-shape="id26" draw:start-glue-point="1" draw:end-shape="id25" draw:end-glue-point="1" svg:d="M10795 9207c1567 0 1567 2540 0 2540" svg:viewBox="0 0 1176 2541">
          <text:p/>
        </draw:connector>
        <draw:connector draw:style-name="gr20" draw:text-style-name="P2" draw:layer="layout" draw:type="curve" draw:line-skew="0.52cm" svg:x1="10.795cm" svg:y1="6.767cm" svg:x2="10.795cm" svg:y2="9.207cm" draw:start-shape="id27" draw:start-glue-point="1" draw:end-shape="id26" draw:end-glue-point="1" svg:d="M10795 6767c1567 0 1567 2440 0 2440" svg:viewBox="0 0 1176 2441">
          <text:p/>
        </draw:connector>
        <draw:connector draw:style-name="gr20" draw:text-style-name="P2" draw:layer="layout" draw:type="curve" draw:line-skew="0.519cm" svg:x1="10.795cm" svg:y1="4.327cm" svg:x2="10.795cm" svg:y2="6.767cm" draw:start-shape="id28" draw:start-glue-point="1" draw:end-shape="id27" draw:end-glue-point="1" svg:d="M10795 4327c1566 0 1566 2440 0 2440" svg:viewBox="0 0 1176 2441">
          <text:p/>
        </draw:connector>
        <draw:custom-shape draw:style-name="gr18" draw:text-style-name="P2" draw:layer="layout" svg:width="0.889cm" svg:height="0.889cm" svg:x="17.78cm" svg:y="13.80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6.251cm" svg:height="1.06cm" svg:x="19.05cm" svg:y="13.656cm">
          <draw:text-box>
            <text:p text:style-name="P16"><text:span text:style-name="T4">a.remove(5)</text:span></text:p>
          </draw:text-box>
        </draw:frame>
        <draw:frame draw:style-name="gr1" draw:text-style-name="P5" draw:layer="layout" svg:width="9.525cm" svg:height="0.78cm" svg:x="0.636cm" svg:y="1.905cm">
          <draw:text-box>
            <text:p><text:span text:style-name="T3">Write the correct operations to the arrows.</text:span></text:p>
          </draw:text-box>
        </draw:frame>
        <draw:g xml:id="id29" draw:id="id29">
          <draw:custom-shape draw:style-name="gr2" draw:text-style-name="P2" draw:layer="layout" svg:width="9.525cm" svg:height="1.27cm" svg:x="1.27cm" svg:y="18.4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2" draw:layer="layout" draw:type="curve" draw:line-skew="0.52cm" svg:x1="10.795cm" svg:y1="16.577cm" svg:x2="10.795cm" svg:y2="19.05cm" draw:end-shape="id29" draw:end-glue-point="1" svg:d="M10795 16577c1567 0 1567 2473 0 2473" svg:viewBox="0 0 1176 2474">
          <text:p/>
        </draw:connector>
        <draw:g>
          <draw:custom-shape draw:style-name="gr2" draw:text-style-name="P2" draw:layer="layout" svg:width="9.525cm" svg:height="1.505cm" svg:x="1.27cm" svg:y="15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8" draw:layer="layout" svg:width="7.295cm" svg:height="1.385cm" svg:x="1.278cm" svg:y="15.975cm">
            <draw:text-box>
              <text:p><text:span text:style-name="T9"/></text:p>
              <text:p><text:span text:style-name="T9"/></text:p>
            </draw:text-box>
          </draw:frame>
        </draw:g>
        <draw:custom-shape draw:style-name="gr18" draw:text-style-name="P2" draw:layer="layout" svg:width="0.889cm" svg:height="0.889cm" svg:x="11.5cm" svg:y="5.08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6.35cm" svg:height="1.06cm" svg:x="1.905cm" svg:y="3.81cm">
          <draw:text-box>
            <text:p text:style-name="P3"><text:span text:style-name="T2">a = [1,3,4,5]</text:span></text:p>
          </draw:text-box>
        </draw:frame>
        <draw:frame draw:style-name="gr13" draw:text-style-name="P3" draw:layer="layout" svg:width="4.058cm" svg:height="1.06cm" svg:x="1.792cm" svg:y="6.25cm">
          <draw:text-box>
            <text:p text:style-name="P3"><text:span text:style-name="T2">[1,3,4]</text:span></text:p>
          </draw:text-box>
        </draw:frame>
        <draw:frame draw:style-name="gr13" draw:text-style-name="P3" draw:layer="layout" svg:width="5.667cm" svg:height="1.06cm" svg:x="1.753cm" svg:y="8.665cm">
          <draw:text-box>
            <text:p text:style-name="P3"><text:span text:style-name="T2">[1,3,4,5,3]</text:span></text:p>
          </draw:text-box>
        </draw:frame>
        <draw:frame draw:style-name="gr13" draw:text-style-name="P3" draw:layer="layout" svg:width="6.985cm" svg:height="1.06cm" svg:x="1.705cm" svg:y="11.23cm">
          <draw:text-box>
            <text:p text:style-name="P3"><text:span text:style-name="T2">[3,5,4,3,1]</text:span></text:p>
          </draw:text-box>
        </draw:frame>
        <draw:frame draw:style-name="gr13" draw:text-style-name="P3" draw:layer="layout" svg:width="7.179cm" svg:height="1.06cm" svg:x="1.711cm" svg:y="13.786cm">
          <draw:text-box>
            <text:p text:style-name="P3"><text:span text:style-name="T2">[3,4,3,1]</text:span></text:p>
          </draw:text-box>
        </draw:frame>
        <draw:frame draw:style-name="gr13" draw:text-style-name="P3" draw:layer="layout" svg:width="5.715cm" svg:height="1.06cm" svg:x="1.705cm" svg:y="16.226cm">
          <draw:text-box>
            <text:p text:style-name="P3"><text:span text:style-name="T2">[1,3,3,4]</text:span></text:p>
          </draw:text-box>
        </draw:frame>
        <draw:frame draw:style-name="gr13" draw:text-style-name="P3" draw:layer="layout" svg:width="5.28cm" svg:height="1.06cm" svg:x="1.605cm" svg:y="18.566cm">
          <draw:text-box>
            <text:p text:style-name="P3"><text:span text:style-name="T2">[1,3,3,4,4]</text:span></text:p>
          </draw:text-box>
        </draw:frame>
        <draw:custom-shape draw:style-name="gr18" draw:text-style-name="P2" draw:layer="layout" svg:width="0.889cm" svg:height="0.889cm" svg:x="11.5cm" svg:y="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1.5cm" svg:y="9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1.5cm" svg:y="12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1.5cm" svg:y="1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889cm" svg:height="0.889cm" svg:x="11.5cm" svg:y="17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1" draw:layer="layout" svg:width="10.16cm" svg:height="1.055cm" svg:x="0.635cm" svg:y="0.635cm">
          <draw:text-box>
            <text:p><text:span text:style-name="T6">Functions operating on lists (3)</text:span></text:p>
          </draw:text-box>
        </draw:frame>
        <draw:g xml:id="id31" draw:id="id31">
          <draw:custom-shape draw:style-name="gr2" draw:text-style-name="P2" draw:layer="layout" svg:width="6.35cm" svg:height="1.905cm" svg:x="20.32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2" draw:layer="layout" draw:type="line" svg:x1="10.16cm" svg:y1="11.747cm" svg:x2="20.32cm" svg:y2="7.302cm" draw:start-shape="id30" draw:start-glue-point="1" draw:end-shape="id31" draw:end-glue-point="3" svg:d="M10160 11747l10160-4445" svg:viewBox="0 0 10161 4446">
          <text:p/>
        </draw:connector>
        <draw:connector draw:style-name="gr9" draw:text-style-name="P2" draw:layer="layout" draw:type="line" svg:x1="10.16cm" svg:y1="11.747cm" svg:x2="15.24cm" svg:y2="13.367cm" draw:start-shape="id30" draw:start-glue-point="1" draw:end-shape="id32" draw:end-glue-point="3" svg:d="M10160 11747l5080 1620" svg:viewBox="0 0 5081 1621">
          <text:p/>
        </draw:connector>
        <draw:frame draw:style-name="gr1" draw:text-style-name="P5" draw:layer="layout" svg:width="7.62cm" svg:height="0.78cm" svg:x="0.635cm" svg:y="1.905cm">
          <draw:text-box>
            <text:p><text:span text:style-name="T3">Connect the files</text:span></text:p>
          </draw:text-box>
        </draw:frame>
        <draw:g xml:id="id30" draw:id="id30">
          <draw:custom-shape draw:style-name="gr7" draw:text-style-name="P19" draw:layer="layout" svg:width="8.89cm" svg:height="3.175cm" svg:x="1.27cm" svg:y="10.16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0" draw:layer="layout" svg:width="7.831cm" svg:height="1.869cm" svg:x="1.835cm" svg:y="10.831cm">
            <draw:text-box>
              <text:p text:style-name="P20"><text:span text:style-name="T2">a = ['a','b','c']</text:span></text:p>
              <text:p text:style-name="P20"><text:span text:style-name="T2">b = [10,12,14,16]</text:span></text:p>
            </draw:text-box>
          </draw:frame>
        </draw:g>
        <draw:frame draw:style-name="gr13" draw:text-style-name="P3" draw:layer="layout" svg:width="4.445cm" svg:height="1.06cm" svg:x="22.09cm" svg:y="6.76cm">
          <draw:text-box>
            <text:p text:style-name="P3"><text:span text:style-name="T2">sum(b)</text:span></text:p>
          </draw:text-box>
        </draw:frame>
        <draw:g xml:id="id33" draw:id="id33">
          <draw:custom-shape draw:style-name="gr2" draw:text-style-name="P2" draw:layer="layout" svg:width="6.35cm" svg:height="1.905cm" svg:x="20.32cm" svg:y="9.5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3" draw:layer="layout" svg:width="4.445cm" svg:height="1.06cm" svg:x="21.59cm" svg:y="9.935cm">
          <draw:text-box>
            <text:p text:style-name="P3"><text:span text:style-name="T2">zip(a,b)</text:span></text:p>
          </draw:text-box>
        </draw:frame>
        <draw:g>
          <draw:g xml:id="id32" draw:id="id32">
            <draw:custom-shape draw:style-name="gr2" draw:text-style-name="P2" draw:layer="layout" svg:width="11.43cm" svg:height="2.475cm" svg:x="15.24cm" svg:y="12.1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10.795cm" svg:height="1.869cm" svg:x="15.575cm" svg:y="12.436cm">
            <draw:text-box>
              <text:p text:style-name="P3"><text:span text:style-name="T2">for i,j in enumerate(a):</text:span></text:p>
              <text:p text:style-name="P3"><text:span text:style-name="T2"><text:s text:c="4"/></text:span><text:span text:style-name="T2">print i,j</text:span></text:p>
            </draw:text-box>
          </draw:frame>
        </draw:g>
        <draw:connector draw:style-name="gr9" draw:text-style-name="P2" draw:layer="layout" draw:type="line" svg:x1="10.16cm" svg:y1="11.747cm" svg:x2="20.32cm" svg:y2="10.477cm" draw:start-shape="id30" draw:start-glue-point="1" draw:end-shape="id33" draw:end-glue-point="3" svg:d="M10160 11747l10160-1270" svg:viewBox="0 0 10161 1271">
          <text:p/>
        </draw:connecto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1" draw:layer="layout" svg:width="10.16cm" svg:height="1.055cm" svg:x="0.635cm" svg:y="0.635cm">
          <draw:text-box>
            <text:p><text:span text:style-name="T6">Functions operating on lists (3)</text:span></text:p>
          </draw:text-box>
        </draw:frame>
        <draw:g>
          <draw:custom-shape draw:style-name="gr2" draw:text-style-name="P2" draw:layer="layout" svg:width="7.62cm" svg:height="1.905cm" svg:x="1.27cm" svg:y="13.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8" draw:layer="layout" svg:width="3.804cm" svg:height="0.818cm" svg:x="1.276cm" svg:y="13.2cm">
            <draw:text-box>
              <text:p><text:span text:style-name="T9">range(5,8)</text:span></text:p>
            </draw:text-box>
          </draw:frame>
        </draw:g>
        <draw:g>
          <draw:custom-shape draw:style-name="gr2" draw:text-style-name="P2" draw:layer="layout" svg:width="7.62cm" svg:height="1.905cm" svg:x="1.27cm" svg:y="15.94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8" draw:layer="layout" svg:width="4.354cm" svg:height="0.831cm" svg:x="1.276cm" svg:y="15.94cm">
            <draw:text-box>
              <text:p><text:span text:style-name="T9">range(6,0,-1)</text:span></text:p>
            </draw:text-box>
          </draw:frame>
        </draw:g>
        <draw:g>
          <draw:custom-shape draw:style-name="gr2" draw:text-style-name="P2" draw:layer="layout" svg:width="7.62cm" svg:height="1.905cm" svg:x="1.27cm" svg:y="10.225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8" draw:layer="layout" svg:width="5.387cm" svg:height="0.818cm" svg:x="1.276cm" svg:y="10.225cm">
            <draw:text-box>
              <text:p><text:span text:style-name="T9">range(3)</text:span></text:p>
            </draw:text-box>
          </draw:frame>
        </draw:g>
        <draw:frame draw:style-name="gr1" draw:text-style-name="P5" draw:layer="layout" svg:width="7.62cm" svg:height="0.78cm" svg:x="0.635cm" svg:y="1.905cm">
          <draw:text-box>
            <text:p><text:span text:style-name="T3">Connect the files</text:span></text:p>
          </draw:text-box>
        </draw:frame>
        <draw:g>
          <draw:custom-shape draw:style-name="gr2" draw:text-style-name="P2" draw:layer="layout" svg:width="7.62cm" svg:height="1.905cm" svg:x="1.27cm" svg:y="7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8" draw:layer="layout" svg:width="4.354cm" svg:height="0.818cm" svg:x="1.276cm" svg:y="7.25cm">
            <draw:text-box>
              <text:p><text:span text:style-name="T9">sum(range(5))</text:span></text:p>
            </draw:text-box>
          </draw:frame>
        </draw:g>
        <draw:g>
          <draw:custom-shape draw:style-name="gr7" draw:text-style-name="P19" draw:layer="layout" svg:width="9.525cm" svg:height="3.175cm" svg:x="9.525cm" svg:y="8.89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0" draw:layer="layout" svg:width="8.391cm" svg:height="1.869cm" svg:x="10.13cm" svg:y="9.561cm">
            <draw:text-box>
              <text:p text:style-name="P20"><text:span text:style-name="T2">a = ['a','b','c']</text:span></text:p>
              <text:p text:style-name="P20"><text:span text:style-name="T2">b = [10,12,14,16]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7" draw:text-style-name="P21" xml:id="id34" draw:id="id34" draw:layer="layout" svg:width="6.35cm" svg:height="3.175cm" svg:x="10.795cm" svg:y="8.89cm">
          <text:p text:style-name="P20"><text:span text:style-name="T2"/></text:p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89cm" svg:height="1.055cm" svg:x="0.635cm" svg:y="0.635cm">
          <draw:text-box>
            <text:p><text:span text:style-name="T6">Manipulating Dictionaries</text:span></text:p>
          </draw:text-box>
        </draw:frame>
        <draw:g xml:id="id39" draw:id="id39">
          <draw:custom-shape draw:style-name="gr2" draw:text-style-name="P2" draw:layer="layout" svg:width="8.255cm" svg:height="1.905cm" svg:x="0.635cm" svg:y="6.35cm">
            <text:p/>
            <draw:enhanced-geometry svg:viewBox="0 0 21600 21600" draw:type="rectangle" draw:enhanced-path="M 0 0 L 21600 0 21600 21600 0 21600 0 0 Z N"/>
          </draw:custom-shape>
        </draw:g>
        <draw:g xml:id="id40" draw:id="id40">
          <draw:custom-shape draw:style-name="gr2" draw:text-style-name="P2" draw:layer="layout" svg:width="8.255cm" svg:height="1.905cm" svg:x="19.05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3" draw:layer="layout" svg:width="4.143cm" svg:height="1.06cm" svg:x="19.987cm" svg:y="6.785cm">
            <draw:text-box>
              <text:p text:style-name="P3"><text:span text:style-name="T2">d.keys()</text:span></text:p>
            </draw:text-box>
          </draw:frame>
        </draw:g>
        <draw:g xml:id="id41" draw:id="id41">
          <draw:custom-shape draw:style-name="gr2" draw:text-style-name="P2" draw:layer="layout" svg:width="8.255cm" svg:height="1.905cm" svg:x="19.05cm" svg:y="12.7cm">
            <text:p/>
            <draw:enhanced-geometry svg:viewBox="0 0 21600 21600" draw:type="rectangle" draw:enhanced-path="M 0 0 L 21600 0 21600 21600 0 21600 0 0 Z N"/>
          </draw:custom-shape>
        </draw:g>
        <draw:g xml:id="id38" draw:id="id38">
          <draw:custom-shape draw:style-name="gr2" draw:text-style-name="P2" draw:layer="layout" svg:width="7.62cm" svg:height="1.905cm" svg:x="10.16cm" svg:y="3.81cm">
            <text:p/>
            <draw:enhanced-geometry svg:viewBox="0 0 21600 21600" draw:type="rectangle" draw:enhanced-path="M 0 0 L 21600 0 21600 21600 0 21600 0 0 Z N"/>
          </draw:custom-shape>
        </draw:g>
        <draw:g xml:id="id35" draw:id="id35">
          <draw:custom-shape draw:style-name="gr2" draw:text-style-name="P2" draw:layer="layout" svg:width="7.62cm" svg:height="1.905cm" svg:x="10.16cm" svg:y="15.24cm">
            <text:p/>
            <draw:enhanced-geometry svg:viewBox="0 0 21600 21600" draw:type="rectangle" draw:enhanced-path="M 0 0 L 21600 0 21600 21600 0 21600 0 0 Z N"/>
          </draw:custom-shape>
        </draw:g>
        <draw:g xml:id="id42" draw:id="id42">
          <draw:custom-shape draw:style-name="gr2" draw:text-style-name="P2" draw:layer="layout" svg:width="8.255cm" svg:height="1.905cm" svg:x="0.635cm" svg:y="12.7cm">
            <text:p/>
            <draw:enhanced-geometry svg:viewBox="0 0 21600 21600" draw:type="rectangle" draw:enhanced-path="M 0 0 L 21600 0 21600 21600 0 21600 0 0 Z N"/>
          </draw:custom-shape>
        </draw:g>
        <draw:g xml:id="id37" draw:id="id37">
          <draw:custom-shape draw:style-name="gr2" draw:text-style-name="P2" draw:layer="layout" svg:width="8.255cm" svg:height="1.905cm" svg:x="0.635cm" svg:y="9.525cm">
            <text:p/>
            <draw:enhanced-geometry svg:viewBox="0 0 21600 21600" draw:type="rectangle" draw:enhanced-path="M 0 0 L 21600 0 21600 21600 0 21600 0 0 Z N"/>
          </draw:custom-shape>
        </draw:g>
        <draw:g xml:id="id36" draw:id="id36">
          <draw:custom-shape draw:style-name="gr2" draw:text-style-name="P2" draw:layer="layout" svg:width="8.255cm" svg:height="1.905cm" svg:x="19.05cm" svg:y="9.525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2" draw:layer="layout" draw:type="line" svg:x1="13.97cm" svg:y1="12.065cm" svg:x2="13.97cm" svg:y2="15.24cm" draw:start-shape="id34" draw:start-glue-point="2" draw:end-shape="id35" draw:end-glue-point="0" svg:d="M13970 12065v3175" svg:viewBox="0 0 1 3176">
          <text:p/>
        </draw:connector>
        <draw:connector draw:style-name="gr9" draw:text-style-name="P2" draw:layer="layout" draw:type="line" svg:x1="17.145cm" svg:y1="10.477cm" svg:x2="19.05cm" svg:y2="10.477cm" draw:start-shape="id34" draw:start-glue-point="1" draw:end-shape="id36" draw:end-glue-point="3" svg:d="M17145 10477h1905" svg:viewBox="0 0 1906 1">
          <text:p/>
        </draw:connector>
        <draw:connector draw:style-name="gr9" draw:text-style-name="P2" draw:layer="layout" draw:type="line" svg:x1="10.795cm" svg:y1="10.477cm" svg:x2="8.89cm" svg:y2="10.477cm" draw:start-shape="id34" draw:start-glue-point="3" draw:end-shape="id37" draw:end-glue-point="1" svg:d="M10795 10477h-1905" svg:viewBox="0 0 1906 1">
          <text:p/>
        </draw:connector>
        <draw:connector draw:style-name="gr9" draw:text-style-name="P2" draw:layer="layout" draw:type="line" svg:x1="13.97cm" svg:y1="8.89cm" svg:x2="13.97cm" svg:y2="5.715cm" draw:start-shape="id34" draw:start-glue-point="0" draw:end-shape="id38" draw:end-glue-point="2" svg:d="M13970 8890v-3175" svg:viewBox="0 0 1 3176">
          <text:p/>
        </draw:connector>
        <draw:connector draw:style-name="gr9" draw:text-style-name="P2" draw:layer="layout" draw:type="line" svg:x1="13.97cm" svg:y1="8.89cm" svg:x2="8.89cm" svg:y2="7.302cm" draw:start-shape="id34" draw:start-glue-point="0" draw:end-shape="id39" draw:end-glue-point="1" svg:d="M13970 8890l-5080-1588" svg:viewBox="0 0 5081 1589">
          <text:p/>
        </draw:connector>
        <draw:connector draw:style-name="gr9" draw:text-style-name="P2" draw:layer="layout" draw:type="line" svg:x1="13.97cm" svg:y1="8.89cm" svg:x2="19.05cm" svg:y2="7.302cm" draw:start-shape="id34" draw:start-glue-point="0" draw:end-shape="id40" draw:end-glue-point="3" svg:d="M13970 8890l5080-1588" svg:viewBox="0 0 5081 1589">
          <text:p/>
        </draw:connector>
        <draw:connector draw:style-name="gr9" draw:text-style-name="P2" draw:layer="layout" draw:type="line" svg:x1="13.97cm" svg:y1="12.065cm" svg:x2="19.05cm" svg:y2="13.652cm" draw:start-shape="id34" draw:start-glue-point="2" draw:end-shape="id41" draw:end-glue-point="3" svg:d="M13970 12065l5080 1587" svg:viewBox="0 0 5081 1588">
          <text:p/>
        </draw:connector>
        <draw:connector draw:style-name="gr9" draw:text-style-name="P2" draw:layer="layout" draw:type="line" svg:x1="13.97cm" svg:y1="12.065cm" svg:x2="8.89cm" svg:y2="13.652cm" draw:start-shape="id34" draw:start-glue-point="2" draw:end-shape="id42" draw:end-glue-point="1" svg:d="M13970 12065l-5080 1587" svg:viewBox="0 0 5081 1588">
          <text:p/>
        </draw:connector>
        <draw:frame draw:style-name="gr1" draw:text-style-name="P5" draw:layer="layout" svg:width="7.62cm" svg:height="1.309cm" svg:x="0.635cm" svg:y="1.905cm">
          <draw:text-box>
            <text:p><text:span text:style-name="T3">Write the result of each operation into</text:span></text:p>
            <text:p><text:span text:style-name="T3">the fields.</text:span></text:p>
          </draw:text-box>
        </draw:frame>
        <draw:frame draw:style-name="gr30" draw:text-style-name="P20" draw:layer="layout" svg:width="5.159cm" svg:height="1.87cm" svg:x="11.195cm" svg:y="9.56cm">
          <draw:text-box>
            <text:p text:style-name="P20"><text:span text:style-name="T2">d = {1:'A',</text:span></text:p>
            <text:p text:style-name="P20"><text:span text:style-name="T2"><text:s text:c="5"/></text:span><text:span text:style-name="T2">3:'X'}</text:span></text:p>
          </draw:text-box>
        </draw:frame>
        <draw:frame draw:style-name="gr12" draw:text-style-name="P3" draw:layer="layout" svg:width="5.715cm" svg:height="1.06cm" svg:x="19.685cm" svg:y="9.96cm">
          <draw:text-box>
            <text:p text:style-name="P3"><text:span text:style-name="T2">d[3] = 'B'</text:span></text:p>
          </draw:text-box>
        </draw:frame>
        <draw:frame draw:style-name="gr12" draw:text-style-name="P3" draw:layer="layout" svg:width="4.185cm" svg:height="1.06cm" svg:x="10.955cm" svg:y="4.245cm">
          <draw:text-box>
            <text:p text:style-name="P3"><text:span text:style-name="T2">len(d)</text:span></text:p>
          </draw:text-box>
        </draw:frame>
        <draw:frame draw:style-name="gr13" draw:text-style-name="P3" draw:layer="layout" svg:width="5.08cm" svg:height="1.06cm" svg:x="10.795cm" svg:y="15.675cm">
          <draw:text-box>
            <text:p text:style-name="P3"><text:span text:style-name="T2">d.get(1)</text:span></text:p>
          </draw:text-box>
        </draw:frame>
        <draw:frame draw:style-name="gr13" draw:text-style-name="P3" draw:layer="layout" svg:width="3.81cm" svg:height="1.06cm" svg:x="19.785cm" svg:y="13.151cm">
          <draw:text-box>
            <text:p text:style-name="P3"><text:span text:style-name="T2">d['A']</text:span></text:p>
          </draw:text-box>
        </draw:frame>
        <draw:frame draw:style-name="gr13" draw:text-style-name="P3" draw:layer="layout" svg:width="5.715cm" svg:height="1.06cm" svg:x="1.27cm" svg:y="13.151cm">
          <draw:text-box>
            <text:p text:style-name="P3"><text:span text:style-name="T2">d.values()</text:span></text:p>
          </draw:text-box>
        </draw:frame>
        <draw:frame draw:style-name="gr13" draw:text-style-name="P3" draw:layer="layout" svg:width="8.255cm" svg:height="1.06cm" svg:x="0.935cm" svg:y="9.96cm">
          <draw:text-box>
            <text:p text:style-name="P3"><text:span text:style-name="T2">d.setdefault(2,'')</text:span></text:p>
          </draw:text-box>
        </draw:frame>
        <draw:frame draw:style-name="gr13" draw:text-style-name="P3" draw:layer="layout" svg:width="4.058cm" svg:height="1.06cm" svg:x="1.27cm" svg:y="6.801cm">
          <draw:text-box>
            <text:p text:style-name="P3"><text:span text:style-name="T2">3 in 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><text:span text:style-name="T1">While loops</text:span></text:p>
          </draw:text-box>
        </draw:frame>
        <draw:g>
          <draw:custom-shape draw:style-name="gr2" draw:text-style-name="P2" draw:layer="layout" svg:width="7.62cm" svg:height="3.175cm" svg:x="1.905cm" svg:y="4.44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5" draw:layer="layout" svg:width="9.525cm" svg:height="1.309cm" svg:x="0.635cm" svg:y="1.905cm">
          <draw:text-box>
            <text:p><text:span text:style-name="T3">Match the expressions for the while loops run the designated number of times</text:span></text:p>
          </draw:text-box>
        </draw:frame>
        <draw:g>
          <draw:custom-shape draw:style-name="gr2" draw:text-style-name="P2" draw:layer="layout" svg:width="5.08cm" svg:height="1.27cm" svg:x="7.62cm" svg:y="14.60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23" draw:layer="layout" svg:width="4.056cm" svg:height="1.06cm" svg:x="7.737cm" svg:y="14.805cm">
            <draw:text-box>
              <text:p text:style-name="P22"><text:span text:style-name="T4">a &lt; 19</text:span></text:p>
            </draw:text-box>
          </draw:frame>
        </draw:g>
        <draw:g>
          <draw:custom-shape draw:style-name="gr2" draw:text-style-name="P2" draw:layer="layout" svg:width="5.08cm" svg:height="1.27cm" svg:x="19.05cm" svg:y="14.605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23" draw:layer="layout" svg:width="4.735cm" svg:height="1.06cm" svg:x="19.138cm" svg:y="14.805cm">
            <draw:text-box>
              <text:p text:style-name="P22"><text:span text:style-name="T4">abs(a) &lt; 7</text:span></text:p>
            </draw:text-box>
          </draw:frame>
        </draw:g>
        <draw:g>
          <draw:custom-shape draw:style-name="gr2" draw:text-style-name="P2" draw:layer="layout" svg:width="5.08cm" svg:height="1.27cm" svg:x="13.335cm" svg:y="14.60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23" draw:layer="layout" svg:width="4.056cm" svg:height="1.06cm" svg:x="13.452cm" svg:y="14.805cm">
            <draw:text-box>
              <text:p text:style-name="P22"><text:span text:style-name="T4">a &gt;= 0</text:span></text:p>
            </draw:text-box>
          </draw:frame>
        </draw:g>
        <draw:g>
          <draw:custom-shape draw:style-name="gr2" draw:text-style-name="P2" draw:layer="layout" svg:width="5.08cm" svg:height="1.27cm" svg:x="1.905cm" svg:y="14.60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23" draw:layer="layout" svg:width="4.056cm" svg:height="1.06cm" svg:x="2.022cm" svg:y="14.805cm">
            <draw:text-box>
              <text:p text:style-name="P22"><text:span text:style-name="T4">a != 0</text:span></text:p>
            </draw:text-box>
          </draw:frame>
        </draw:g>
        <draw:g>
          <draw:custom-shape draw:style-name="gr2" draw:text-style-name="P2" draw:layer="layout" svg:width="7.62cm" svg:height="3.175cm" svg:x="1.905cm" svg:y="8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3.175cm" svg:x="13.97cm" svg:y="4.44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3.175cm" svg:x="13.97cm" svg:y="8.89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24" draw:layer="layout" svg:width="2.54cm" svg:height="3.175cm" svg:x="9.525cm" svg:y="8.89cm">
          <text:p text:style-name="P2"><text:span text:style-name="T10">5x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.54cm" svg:height="3.175cm" svg:x="21.59cm" svg:y="4.445cm">
          <text:p text:style-name="P2"><text:span text:style-name="T10">2x</text:span></text:p>
          <draw:enhanced-geometry svg:viewBox="0 0 21600 21600" draw:type="rectangle" draw:enhanced-path="M 0 0 L 21600 0 21600 21600 0 21600 0 0 Z N"/>
        </draw:custom-shape>
        <draw:frame draw:style-name="gr34" draw:text-style-name="P25" draw:layer="layout" svg:width="5.159cm" svg:height="3.488cm" svg:x="2.361cm" svg:y="4.767cm">
          <draw:text-box>
            <text:p text:style-name="P25"><text:span text:style-name="T11">a = 5</text:span></text:p>
            <text:p text:style-name="P25"><text:span text:style-name="T11">while <text:s text:c="4"/>:</text:span></text:p>
            <text:p text:style-name="P25"><text:span text:style-name="T11"><text:tab/></text:span><text:span text:style-name="T11">a = a -1</text:span></text:p>
            <text:p text:style-name="P25"><text:span text:style-name="T11"/></text:p>
          </draw:text-box>
        </draw:frame>
        <draw:custom-shape draw:style-name="gr33" draw:text-style-name="P24" draw:layer="layout" svg:width="2.54cm" svg:height="3.175cm" svg:x="9.525cm" svg:y="4.445cm">
          <text:p text:style-name="P2"><text:span text:style-name="T10">5x</text:span></text:p>
          <draw:enhanced-geometry svg:viewBox="0 0 21600 21600" draw:type="rectangle" draw:enhanced-path="M 0 0 L 21600 0 21600 21600 0 21600 0 0 Z N"/>
        </draw:custom-shape>
        <draw:custom-shape draw:style-name="gr33" draw:text-style-name="P24" draw:layer="layout" svg:width="2.54cm" svg:height="3.175cm" svg:x="21.59cm" svg:y="8.89cm">
          <text:p text:style-name="P2"><text:span text:style-name="T10">4x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605cm" svg:height="0.835cm" svg:x="5.045cm" svg:y="5.615cm">
          <text:p/>
          <draw:enhanced-geometry svg:viewBox="0 0 21600 21600" draw:type="rectangle" draw:enhanced-path="M 0 0 L 21600 0 21600 21600 0 21600 0 0 Z N"/>
        </draw:custom-shape>
        <draw:frame draw:style-name="gr36" draw:text-style-name="P25" draw:layer="layout" svg:width="6.35cm" svg:height="3.487cm" svg:x="2.34cm" svg:y="9.113cm">
          <draw:text-box>
            <text:p text:style-name="P25"><text:span text:style-name="T11">a = 2</text:span></text:p>
            <text:p text:style-name="P25"><text:span text:style-name="T11">while <text:s text:c="4"/>:</text:span></text:p>
            <text:p text:style-name="P25"><text:span text:style-name="T11"><text:s text:c="4"/></text:span><text:span text:style-name="T11">a += 4</text:span></text:p>
            <text:p text:style-name="P25"><text:span text:style-name="T11"/></text:p>
          </draw:text-box>
        </draw:frame>
        <draw:frame draw:style-name="gr36" draw:text-style-name="P25" draw:layer="layout" svg:width="6.985cm" svg:height="3.487cm" svg:x="14.54cm" svg:y="4.668cm">
          <draw:text-box>
            <text:p text:style-name="P25"><text:span text:style-name="T11">a = 2</text:span></text:p>
            <text:p text:style-name="P25"><text:span text:style-name="T11">while <text:s text:c="4"/>:</text:span></text:p>
            <text:p text:style-name="P25"><text:span text:style-name="T11"><text:s text:c="4"/></text:span><text:span text:style-name="T11">a = -a * 2</text:span></text:p>
            <text:p text:style-name="P25"><text:span text:style-name="T11"/></text:p>
          </draw:text-box>
        </draw:frame>
        <draw:frame draw:style-name="gr36" draw:text-style-name="P6" draw:layer="layout" svg:width="6.35cm" svg:height="3.487cm" svg:x="14.54cm" svg:y="9.113cm">
          <draw:text-box>
            <text:p text:style-name="P26"><text:span text:style-name="T4">a = 7</text:span></text:p>
            <text:p text:style-name="P26"><text:span text:style-name="T4">while <text:s text:c="4"/>:</text:span></text:p>
            <text:p text:style-name="P26"><text:span text:style-name="T4"><text:s text:c="4"/></text:span><text:span text:style-name="T4">a -= 2</text:span></text:p>
            <text:p text:style-name="P26"><text:span text:style-name="T4"/></text:p>
          </draw:text-box>
        </draw:frame>
        <draw:custom-shape draw:style-name="gr35" draw:text-style-name="P2" draw:layer="layout" svg:width="1.605cm" svg:height="0.835cm" svg:x="5.045cm" svg:y="10.0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605cm" svg:height="0.835cm" svg:x="17.245cm" svg:y="5.6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605cm" svg:height="0.835cm" svg:x="17.245cm" svg:y="10.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7" draw:text-style-name="P27" draw:layer="layout" svg:width="9.525cm" svg:height="1.905cm" svg:x="14.54cm" svg:y="7.085cm">
          <text:p text:style-name="P27"><text:span text:style-name="T13"/></text:p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89cm" svg:height="1.055cm" svg:x="0.635cm" svg:y="0.635cm">
          <draw:text-box>
            <text:p><text:span text:style-name="T6">Reading and Writing Files</text:span></text:p>
          </draw:text-box>
        </draw:frame>
        <draw:g>
          <draw:custom-shape draw:style-name="gr2" draw:text-style-name="P2" draw:layer="layout" svg:width="7.62cm" svg:height="1.905cm" svg:x="1.905cm" svg:y="2.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1.905cm" svg:x="1.905cm" svg:y="18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1.905cm" svg:x="1.905cm" svg:y="13.7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1.905cm" svg:x="1.905cm" svg:y="4.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1.905cm" svg:x="1.905cm" svg:y="11.5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1.905cm" svg:x="1.905cm" svg:y="9.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1.905cm" svg:x="1.905cm" svg:y="7.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7.62cm" svg:height="1.905cm" svg:x="1.905cm" svg:y="15.915cm">
            <text:p/>
            <draw:enhanced-geometry svg:viewBox="0 0 21600 21600" draw:type="rectangle" draw:enhanced-path="M 0 0 L 21600 0 21600 21600 0 21600 0 0 Z N"/>
          </draw:custom-shape>
        </draw:g>
        <draw:frame draw:style-name="gr37" draw:text-style-name="P28" draw:layer="layout" svg:width="6.949cm" svg:height="0.963cm" svg:x="2.34cm" svg:y="5.385cm">
          <draw:text-box>
            <text:p text:style-name="P28"><text:span text:style-name="T12">Open a file for reading.</text:span></text:p>
          </draw:text-box>
        </draw:frame>
        <draw:frame draw:style-name="gr38" draw:text-style-name="P28" draw:layer="layout" svg:width="6.985cm" svg:height="0.962cm" svg:x="2.24cm" svg:y="16.45cm">
          <draw:text-box>
            <text:p text:style-name="P28"><text:span text:style-name="T12">Open a file for writing.</text:span></text:p>
          </draw:text-box>
        </draw:frame>
        <draw:frame draw:style-name="gr39" draw:text-style-name="P28" draw:layer="layout" svg:width="7.297cm" svg:height="1.674cm" svg:x="2.228cm" svg:y="18.146cm">
          <draw:text-box>
            <text:p text:style-name="P28"><text:span text:style-name="T12">Add a newline character</text:span></text:p>
            <text:p text:style-name="P28"><text:span text:style-name="T12">to a single line.</text:span></text:p>
          </draw:text-box>
        </draw:frame>
        <draw:frame draw:style-name="gr39" draw:text-style-name="P28" draw:layer="layout" svg:width="6.428cm" svg:height="1.674cm" svg:x="2.262cm" svg:y="13.81cm">
          <draw:text-box>
            <text:p text:style-name="P28"><text:span text:style-name="T12">Remove whitespace </text:span></text:p>
            <text:p text:style-name="P28"><text:span text:style-name="T12">from a line.</text:span></text:p>
          </draw:text-box>
        </draw:frame>
        <draw:frame draw:style-name="gr38" draw:text-style-name="P28" draw:layer="layout" svg:width="6.856cm" svg:height="1.673cm" svg:x="2.334cm" svg:y="11.702cm">
          <draw:text-box>
            <text:p text:style-name="P28"><text:span text:style-name="T12">Write a list of strings to an open file.</text:span></text:p>
          </draw:text-box>
        </draw:frame>
        <draw:frame draw:style-name="gr38" draw:text-style-name="P28" draw:layer="layout" svg:width="4.621cm" svg:height="0.962cm" svg:x="2.359cm" svg:y="9.793cm">
          <draw:text-box>
            <text:p text:style-name="P28"><text:span text:style-name="T12">Close a file.</text:span></text:p>
          </draw:text-box>
        </draw:frame>
        <draw:frame draw:style-name="gr38" draw:text-style-name="P28" draw:layer="layout" svg:width="5.61cm" svg:height="1.673cm" svg:x="2.391cm" svg:y="7.222cm">
          <draw:text-box>
            <text:p text:style-name="P28"><text:span text:style-name="T12">Chop a line into columns.</text:span></text:p>
          </draw:text-box>
        </draw:frame>
        <draw:frame draw:style-name="gr40" draw:text-style-name="P28" draw:layer="layout" svg:width="6.35cm" svg:height="1.673cm" svg:x="2.44cm" svg:y="2.745cm">
          <draw:text-box>
            <text:p text:style-name="P28"><text:span text:style-name="T12">Read all lines from an open file.</text:span></text:p>
          </draw:text-box>
        </draw:frame>
        <draw:frame draw:style-name="gr41" draw:text-style-name="P27" draw:layer="layout" svg:width="9.525cm" svg:height="1.074cm" svg:x="14.97cm" svg:y="7.52cm">
          <draw:text-box>
            <text:p text:style-name="P29"><text:span text:style-name="T13">data = f.readlines()</text:span></text:p>
          </draw:text-box>
        </draw:frame>
        <draw:custom-shape draw:style-name="gr7" draw:text-style-name="P27" draw:layer="layout" svg:width="9.525cm" svg:height="1.905cm" svg:x="14.54cm" svg:y="11.53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8.255cm" svg:height="1.074cm" svg:x="15.175cm" svg:y="11.965cm">
          <draw:text-box>
            <text:p text:style-name="P29"><text:span text:style-name="T13">f = open(name)</text:span></text:p>
          </draw:text-box>
        </draw:frame>
        <draw:custom-shape draw:style-name="gr7" draw:text-style-name="P27" draw:layer="layout" svg:width="9.525cm" svg:height="1.905cm" svg:x="14.54cm" svg:y="17.98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8.255cm" svg:height="1.074cm" svg:x="15.175cm" svg:y="18.415cm">
          <draw:text-box>
            <text:p text:style-name="P29"><text:span text:style-name="T13">col = line.split()</text:span></text:p>
          </draw:text-box>
        </draw:frame>
        <draw:custom-shape draw:style-name="gr7" draw:text-style-name="P27" draw:layer="layout" svg:width="9.525cm" svg:height="1.905cm" svg:x="14.54cm" svg:y="15.875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8.255cm" svg:height="1.074cm" svg:x="15.175cm" svg:y="16.31cm">
          <draw:text-box>
            <text:p text:style-name="P29"><text:span text:style-name="T13">f.close()</text:span></text:p>
          </draw:text-box>
        </draw:frame>
        <draw:custom-shape draw:style-name="gr7" draw:text-style-name="P27" draw:layer="layout" svg:width="9.525cm" svg:height="1.905cm" svg:x="14.54cm" svg:y="4.845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8.255cm" svg:height="1.074cm" svg:x="15.175cm" svg:y="5.28cm">
          <draw:text-box>
            <text:p text:style-name="P29"><text:span text:style-name="T13">f.writelines(data)</text:span></text:p>
          </draw:text-box>
        </draw:frame>
        <draw:custom-shape draw:style-name="gr7" draw:text-style-name="P27" draw:layer="layout" svg:width="9.525cm" svg:height="1.905cm" svg:x="14.54cm" svg:y="2.64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9.02cm" svg:height="1.074cm" svg:x="15.175cm" svg:y="3.075cm">
          <draw:text-box>
            <text:p text:style-name="P29"><text:span text:style-name="T13">line = line.strip()</text:span></text:p>
          </draw:text-box>
        </draw:frame>
        <draw:custom-shape draw:style-name="gr7" draw:text-style-name="P27" draw:layer="layout" svg:width="9.525cm" svg:height="1.905cm" svg:x="14.575cm" svg:y="13.735cm">
          <text:p/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8.255cm" svg:height="1.074cm" svg:x="15.21cm" svg:y="14.17cm">
          <draw:text-box>
            <text:p text:style-name="P29"><text:span text:style-name="T13">f = open(name,'w')</text:span></text:p>
          </draw:text-box>
        </draw:frame>
        <draw:g>
          <draw:custom-shape draw:style-name="gr7" draw:text-style-name="P27" draw:layer="layout" svg:width="9.525cm" svg:height="1.905cm" svg:x="14.54cm" svg:y="9.32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7" draw:layer="layout" svg:width="8.255cm" svg:height="1.074cm" svg:x="15.175cm" svg:y="9.76cm">
            <draw:text-box>
              <text:p text:style-name="P29"><text:span text:style-name="T13">line = line + '\n'</text:span></text:p>
            </draw:text-box>
          </draw:frame>
        </draw:g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><text:span text:style-name="T1">The math module</text:span></text:p>
          </draw:text-box>
        </draw:frame>
        <draw:g>
          <draw:custom-shape draw:style-name="gr15" draw:text-style-name="P2" draw:layer="layout" svg:width="6.985cm" svg:height="1.27cm" svg:x="2.54cm" svg:y="6.3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8" draw:layer="layout" svg:width="4.947cm" svg:height="0.818cm" svg:x="2.7cm" svg:y="6.55cm">
            <draw:text-box>
              <text:p><text:span text:style-name="T9">y = math.cos(x)</text:span></text:p>
            </draw:text-box>
          </draw:frame>
        </draw:g>
        <draw:frame draw:style-name="gr1" draw:text-style-name="P5" draw:layer="layout" svg:width="10.795cm" svg:height="0.78cm" svg:x="0.635cm" svg:y="1.905cm">
          <draw:text-box>
            <text:p><text:span text:style-name="T3">Find the matching pairs of functions and values.</text:span></text:p>
          </draw:text-box>
        </draw:frame>
        <draw:g>
          <draw:custom-shape draw:style-name="gr15" draw:text-style-name="P2" draw:layer="layout" svg:width="6.985cm" svg:height="1.27cm" svg:x="2.54cm" svg:y="8.25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8" draw:layer="layout" svg:width="6.132cm" svg:height="0.818cm" svg:x="2.7cm" svg:y="8.455cm">
            <draw:text-box>
              <text:p><text:span text:style-name="T9">y = math.radians(x)</text:span></text:p>
            </draw:text-box>
          </draw:frame>
        </draw:g>
        <draw:g>
          <draw:custom-shape draw:style-name="gr15" draw:text-style-name="P2" draw:layer="layout" svg:width="6.985cm" svg:height="1.27cm" svg:x="2.54cm" svg:y="10.1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8" draw:layer="layout" svg:width="6.725cm" svg:height="0.818cm" svg:x="2.7cm" svg:y="10.36cm">
            <draw:text-box>
              <text:p><text:span text:style-name="T9">y = math.factorial(x)</text:span></text:p>
            </draw:text-box>
          </draw:frame>
        </draw:g>
        <draw:g>
          <draw:custom-shape draw:style-name="gr15" draw:text-style-name="P2" draw:layer="layout" svg:width="6.985cm" svg:height="1.27cm" svg:x="2.54cm" svg:y="12.06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8" draw:layer="layout" svg:width="4.947cm" svg:height="0.818cm" svg:x="2.7cm" svg:y="12.265cm">
            <draw:text-box>
              <text:p><text:span text:style-name="T9">y = math.pi * x</text:span></text:p>
            </draw:text-box>
          </draw:frame>
        </draw:g>
        <draw:g>
          <draw:custom-shape draw:style-name="gr15" draw:text-style-name="P2" draw:layer="layout" svg:width="6.985cm" svg:height="1.27cm" svg:x="2.54cm" svg:y="13.9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8" draw:layer="layout" svg:width="5.243cm" svg:height="0.818cm" svg:x="2.7cm" svg:y="14.17cm">
            <draw:text-box>
              <text:p><text:span text:style-name="T9">y = math.sqrt(x)</text:span></text:p>
            </draw:text-box>
          </draw:frame>
        </draw:g>
        <draw:g>
          <draw:custom-shape draw:style-name="gr15" draw:text-style-name="P2" draw:layer="layout" svg:width="6.985cm" svg:height="1.27cm" svg:x="2.54cm" svg:y="15.87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8" draw:layer="layout" svg:width="5.54cm" svg:height="0.818cm" svg:x="2.7cm" svg:y="16.075cm">
            <draw:text-box>
              <text:p><text:span text:style-name="T9">y = math.log(x,2)</text:span></text:p>
            </draw:text-box>
          </draw:frame>
        </draw:g>
        <draw:g>
          <draw:g>
            <draw:custom-shape draw:style-name="gr15" draw:text-style-name="P2" draw:layer="layout" svg:width="4.603cm" svg:height="1.27cm" svg:x="15.875cm" svg:y="6.35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18" draw:layer="layout" svg:width="2.576cm" svg:height="0.818cm" svg:x="15.981cm" svg:y="6.55cm">
              <draw:text-box>
                <text:p><text:span text:style-name="T9">x = 180</text:span></text:p>
              </draw:text-box>
            </draw:frame>
          </draw:g>
          <draw:g>
            <draw:custom-shape draw:style-name="gr15" draw:text-style-name="P2" draw:layer="layout" svg:width="4.603cm" svg:height="1.27cm" svg:x="20.478cm" svg:y="6.35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4.816cm" svg:height="0.818cm" svg:x="20.584cm" svg:y="6.55cm">
              <draw:text-box>
                <text:p><text:span text:style-name="T9">y == 3.14159..</text:span></text:p>
              </draw:text-box>
            </draw:frame>
          </draw:g>
        </draw:g>
        <draw:g>
          <draw:g>
            <draw:custom-shape draw:style-name="gr15" draw:text-style-name="P2" draw:layer="layout" svg:width="4.603cm" svg:height="1.27cm" svg:x="15.875cm" svg:y="8.255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18" draw:layer="layout" svg:width="2.054cm" svg:height="0.818cm" svg:x="15.981cm" svg:y="8.455cm">
              <draw:text-box>
                <text:p><text:span text:style-name="T9">x = 1</text:span></text:p>
              </draw:text-box>
            </draw:frame>
          </draw:g>
          <draw:g>
            <draw:custom-shape draw:style-name="gr15" draw:text-style-name="P2" draw:layer="layout" svg:width="4.603cm" svg:height="1.27cm" svg:x="20.478cm" svg:y="8.255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4.816cm" svg:height="0.818cm" svg:x="20.584cm" svg:y="8.455cm">
              <draw:text-box>
                <text:p><text:span text:style-name="T9">y == 3.14159..</text:span></text:p>
              </draw:text-box>
            </draw:frame>
          </draw:g>
        </draw:g>
        <draw:g>
          <draw:g>
            <draw:custom-shape draw:style-name="gr15" draw:text-style-name="P2" draw:layer="layout" svg:width="4.603cm" svg:height="1.27cm" svg:x="15.875cm" svg:y="10.16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18" draw:layer="layout" svg:width="2.28cm" svg:height="0.818cm" svg:x="15.981cm" svg:y="10.36cm">
              <draw:text-box>
                <text:p><text:span text:style-name="T9">x = 81</text:span></text:p>
              </draw:text-box>
            </draw:frame>
          </draw:g>
          <draw:g>
            <draw:custom-shape draw:style-name="gr15" draw:text-style-name="P2" draw:layer="layout" svg:width="4.603cm" svg:height="1.27cm" svg:x="20.478cm" svg:y="10.16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4.816cm" svg:height="0.818cm" svg:x="20.584cm" svg:y="10.36cm">
              <draw:text-box>
                <text:p><text:span text:style-name="T9">y == 9.0</text:span></text:p>
              </draw:text-box>
            </draw:frame>
          </draw:g>
        </draw:g>
        <draw:g>
          <draw:g>
            <draw:custom-shape draw:style-name="gr15" draw:text-style-name="P2" draw:layer="layout" svg:width="4.603cm" svg:height="1.27cm" svg:x="15.875cm" svg:y="12.065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18" draw:layer="layout" svg:width="2.28cm" svg:height="0.818cm" svg:x="15.981cm" svg:y="12.265cm">
              <draw:text-box>
                <text:p><text:span text:style-name="T9">x = 32</text:span></text:p>
              </draw:text-box>
            </draw:frame>
          </draw:g>
          <draw:g>
            <draw:custom-shape draw:style-name="gr15" draw:text-style-name="P2" draw:layer="layout" svg:width="4.603cm" svg:height="1.27cm" svg:x="20.478cm" svg:y="12.065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4.816cm" svg:height="0.818cm" svg:x="20.584cm" svg:y="12.265cm">
              <draw:text-box>
                <text:p><text:span text:style-name="T9">y == 5.0</text:span></text:p>
              </draw:text-box>
            </draw:frame>
          </draw:g>
        </draw:g>
        <draw:g>
          <draw:g>
            <draw:custom-shape draw:style-name="gr15" draw:text-style-name="P2" draw:layer="layout" svg:width="4.603cm" svg:height="1.27cm" svg:x="15.875cm" svg:y="13.97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18" draw:layer="layout" svg:width="4.354cm" svg:height="0.818cm" svg:x="15.981cm" svg:y="14.17cm">
              <draw:text-box>
                <text:p><text:span text:style-name="T9">x = 6.28318..</text:span></text:p>
              </draw:text-box>
            </draw:frame>
          </draw:g>
          <draw:g>
            <draw:custom-shape draw:style-name="gr15" draw:text-style-name="P2" draw:layer="layout" svg:width="4.603cm" svg:height="1.27cm" svg:x="20.478cm" svg:y="13.97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4.816cm" svg:height="0.818cm" svg:x="20.584cm" svg:y="14.17cm">
              <draw:text-box>
                <text:p><text:span text:style-name="T9">y == 1.0</text:span></text:p>
              </draw:text-box>
            </draw:frame>
          </draw:g>
        </draw:g>
        <draw:g>
          <draw:g>
            <draw:custom-shape draw:style-name="gr15" draw:text-style-name="P2" draw:layer="layout" svg:width="4.603cm" svg:height="1.27cm" svg:x="15.875cm" svg:y="15.875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18" draw:layer="layout" svg:width="2.054cm" svg:height="0.818cm" svg:x="15.981cm" svg:y="16.075cm">
              <draw:text-box>
                <text:p><text:span text:style-name="T9">x = 4</text:span></text:p>
              </draw:text-box>
            </draw:frame>
          </draw:g>
          <draw:g>
            <draw:custom-shape draw:style-name="gr15" draw:text-style-name="P2" draw:layer="layout" svg:width="4.603cm" svg:height="1.27cm" svg:x="20.478cm" svg:y="15.875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4.816cm" svg:height="0.818cm" svg:x="20.584cm" svg:y="16.075cm">
              <draw:text-box>
                <text:p><text:span text:style-name="T9">y == 24</text:span></text:p>
              </draw:text-box>
            </draw:frame>
          </draw:g>
        </draw:g>
        <draw:frame draw:style-name="gr1" draw:text-style-name="P1" draw:layer="layout" svg:width="6.985cm" svg:height="1.055cm" svg:x="2.54cm" svg:y="4.645cm">
          <draw:text-box>
            <text:p><text:span text:style-name="T1">functions</text:span></text:p>
          </draw:text-box>
        </draw:frame>
        <draw:frame draw:style-name="gr1" draw:text-style-name="P1" draw:layer="layout" svg:width="6.985cm" svg:height="1.055cm" svg:x="15.875cm" svg:y="4.645cm">
          <draw:text-box>
            <text:p><text:span text:style-name="T1">valu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><text:span text:style-name="T1">The os module</text:span></text:p>
          </draw:text-box>
        </draw:frame>
        <draw:frame draw:style-name="gr1" draw:text-style-name="P5" draw:layer="layout" svg:width="8.89cm" svg:height="0.78cm" svg:x="0.635cm" svg:y="1.905cm">
          <draw:text-box>
            <text:p><text:span text:style-name="T3">Insert the correct functions into the gaps.</text:span></text:p>
          </draw:text-box>
        </draw:frame>
        <draw:frame draw:style-name="gr1" draw:text-style-name="P31" draw:layer="layout" svg:width="23.495cm" svg:height="8.294cm" svg:x="1.905cm" svg:y="3.21cm">
          <draw:text-box>
            <text:p text:style-name="P30"><text:span text:style-name="T8">The Python module <text:s text:c="5"/>is very useful for interactions with the operating system. In fact, it is a combination of two modules: </text:span><text:span text:style-name="T14">os </text:span><text:span text:style-name="T8">and <text:s text:c="5"/>. Before any of them can be used, the modules need to be activated by the <text:s text:c="8"/>statement. </text:span></text:p>
            <text:p text:style-name="P30"><text:span text:style-name="T8">Among the most frequently used operations is the <text:s text:c="8"/>function, that returns a list of all files in the given directory. If a program already has a filename, but it needs to be checked whether the file really exists, the function <text:s text:c="8"/>will return </text:span><text:span text:style-name="T15">True</text:span><text:span text:style-name="T8"> or </text:span><text:span text:style-name="T15">False</text:span><text:span text:style-name="T8">. If a file needs to be deleted, this can be done using <text:s text:c="7"/>. </text:span></text:p>
            <text:p text:style-name="P30"><text:span text:style-name="T8">A very useful feature of the </text:span><text:span text:style-name="T15">os.path</text:span><text:span text:style-name="T8"> module is that it helps operating with directory names. Probably the most frequently used function is <text:s text:c="7"/>, that separates a file name from directory names.</text:span></text:p>
            <text:p text:style-name="P30"><text:span text:style-name="T8">But </text:span><text:span text:style-name="T15">os</text:span><text:span text:style-name="T8"> can do even more: You can use any shell command from a Python program with <text:s text:c="7"/>- <text:s/>However, this method has disadvantages: it depends on the operating system, and is a potentially insecure.</text:span></text:p>
          </draw:text-box>
        </draw:frame>
        <draw:custom-shape draw:style-name="gr45" draw:text-style-name="P2" draw:layer="layout" svg:width="0.889cm" svg:height="0.889cm" svg:x="6.985cm" svg:y="3.0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889cm" svg:height="0.889cm" svg:x="5.796cm" svg:y="4.8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889cm" svg:height="0.889cm" svg:x="10.695cm" svg:y="4.02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889cm" svg:height="0.889cm" svg:x="13.335cm" svg:y="5.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889cm" svg:height="0.889cm" svg:x="4.88cm" svg:y="7.35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889cm" svg:height="0.889cm" svg:x="9.271cm" svg:y="9.0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889cm" svg:height="0.889cm" svg:x="21.59cm" svg:y="9.67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0.889cm" svg:height="0.889cm" svg:x="22.86cm" svg:y="7.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2" draw:layer="layout" svg:width="0.889cm" svg:height="0.889cm" svg:x="2.54cm" svg:y="13.881cm">
          <text:p text:style-name="P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2" draw:layer="layout" svg:width="0.889cm" svg:height="0.889cm" svg:x="2.54cm" svg:y="15.151cm">
          <text:p text:style-name="P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2" draw:layer="layout" svg:width="0.889cm" svg:height="0.889cm" svg:x="2.54cm" svg:y="16.421cm">
          <text:p text:style-name="P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2" draw:layer="layout" svg:width="0.889cm" svg:height="0.889cm" svg:x="2.54cm" svg:y="17.691cm">
          <text:p text:style-name="P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4" draw:layer="layout" svg:width="7.62cm" svg:height="1.039cm" svg:x="3.81cm" svg:y="13.931cm">
          <draw:text-box>
            <text:p text:style-name="P33"><text:span text:style-name="T9">os.access(fn,os.F_OK)</text:span></text:p>
          </draw:text-box>
        </draw:frame>
        <draw:frame draw:style-name="gr19" draw:text-style-name="P34" draw:layer="layout" svg:width="6.251cm" svg:height="1.039cm" svg:x="3.811cm" svg:y="15.232cm">
          <draw:text-box>
            <text:p text:style-name="P33"><text:span text:style-name="T9">os.remove(filename)</text:span></text:p>
          </draw:text-box>
        </draw:frame>
        <draw:frame draw:style-name="gr19" draw:text-style-name="P34" draw:layer="layout" svg:width="6.251cm" svg:height="1.039cm" svg:x="3.81cm" svg:y="16.471cm">
          <draw:text-box>
            <text:p text:style-name="P33"><text:span text:style-name="T9">os.path</text:span></text:p>
          </draw:text-box>
        </draw:frame>
        <draw:frame draw:style-name="gr19" draw:text-style-name="P34" draw:layer="layout" svg:width="6.251cm" svg:height="1.039cm" svg:x="3.809cm" svg:y="17.741cm">
          <draw:text-box>
            <text:p text:style-name="P33"><text:span text:style-name="T9">os.listdir()</text:span></text:p>
          </draw:text-box>
        </draw:frame>
        <draw:custom-shape draw:style-name="gr18" draw:text-style-name="P32" draw:layer="layout" svg:width="0.889cm" svg:height="0.889cm" svg:x="12.34cm" svg:y="13.935cm">
          <text:p text:style-name="P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2" draw:layer="layout" svg:width="0.889cm" svg:height="0.889cm" svg:x="12.34cm" svg:y="15.205cm">
          <text:p text:style-name="P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2" draw:layer="layout" svg:width="0.889cm" svg:height="0.889cm" svg:x="12.34cm" svg:y="16.475cm">
          <text:p text:style-name="P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2" draw:layer="layout" svg:width="0.889cm" svg:height="0.889cm" svg:x="12.34cm" svg:y="17.745cm">
          <text:p text:style-name="P2"><text:span text:style-name="T1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4" draw:layer="layout" svg:width="6.251cm" svg:height="1.039cm" svg:x="13.61cm" svg:y="13.985cm">
          <draw:text-box>
            <text:p text:style-name="P33"><text:span text:style-name="T9">os.system(command)</text:span></text:p>
          </draw:text-box>
        </draw:frame>
        <draw:frame draw:style-name="gr19" draw:text-style-name="P34" draw:layer="layout" svg:width="9.884cm" svg:height="1.039cm" svg:x="13.611cm" svg:y="15.286cm">
          <draw:text-box>
            <text:p text:style-name="P33"><text:span text:style-name="T9">os.path.split(os.getcwd())</text:span></text:p>
          </draw:text-box>
        </draw:frame>
        <draw:frame draw:style-name="gr19" draw:text-style-name="P34" draw:layer="layout" svg:width="6.251cm" svg:height="1.039cm" svg:x="13.61cm" svg:y="16.525cm">
          <draw:text-box>
            <text:p text:style-name="P33"><text:span text:style-name="T9">import os</text:span></text:p>
          </draw:text-box>
        </draw:frame>
        <draw:frame draw:style-name="gr19" draw:text-style-name="P34" draw:layer="layout" svg:width="6.251cm" svg:height="1.039cm" svg:x="13.609cm" svg:y="17.795cm">
          <draw:text-box>
            <text:p text:style-name="P33"><text:span text:style-name="T9">o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 text:style-name="P35"><text:span text:style-name="T6">Manipulating Lists</text:span></text:p>
          </draw:text-box>
        </draw:frame>
        <draw:g>
          <draw:custom-shape draw:style-name="gr45" draw:text-style-name="P2" draw:layer="layout" svg:width="0.508cm" svg:height="0.508cm" svg:x="1.906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033cm">
            <draw:text-box>
              <text:p><text:span text:style-name="T17">[7,6,5]</text:span></text:p>
            </draw:text-box>
          </draw:frame>
          <draw:frame draw:style-name="gr46" draw:text-style-name="P38" draw:layer="layout" svg:width="12.065cm" svg:height="2.37cm" svg:x="1.27cm" svg:y="2.54cm">
            <draw:text-box>
              <text:p text:style-name="P37"><text:span text:style-name="T18">1.) What does the list </text:span><text:span text:style-name="T19">b</text:span><text:span text:style-name="T18"> contain?</text:span></text:p>
              <text:p text:style-name="P37"><text:span text:style-name="T17">a = [8,7,6,5,4]</text:span></text:p>
              <text:p text:style-name="P37"><text:span text:style-name="T17">b = a[2:4]</text:span></text:p>
            </draw:text-box>
          </draw:frame>
          <draw:custom-shape draw:style-name="gr45" draw:text-style-name="P2" draw:layer="layout" svg:width="0.508cm" svg:height="0.508cm" svg:x="1.906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734cm">
            <draw:text-box>
              <text:p><text:span text:style-name="T17">[7,6]</text:span></text:p>
            </draw:text-box>
          </draw:frame>
          <draw:custom-shape draw:style-name="gr45" draw:text-style-name="P2" draw:layer="layout" svg:width="0.508cm" svg:height="0.508cm" svg:x="1.906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6.434cm">
            <draw:text-box>
              <text:p><text:span text:style-name="T17">[6,5]</text:span></text:p>
            </draw:text-box>
          </draw:frame>
          <draw:custom-shape draw:style-name="gr45" draw:text-style-name="P2" draw:layer="layout" svg:width="0.508cm" svg:height="0.508cm" svg:x="1.906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7.134cm">
            <draw:text-box>
              <text:p><text:span text:style-name="T17">[6,5,4]</text:span></text:p>
            </draw:text-box>
          </draw:frame>
        </draw:g>
        <draw:g>
          <draw:custom-shape draw:style-name="gr45" draw:text-style-name="P2" draw:layer="layout" svg:width="0.508cm" svg:height="0.508cm" svg:x="1.906cm" svg:y="10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0.522cm">
            <draw:text-box>
              <text:p><text:span text:style-name="T17">a = [1,2,3] * 2</text:span></text:p>
            </draw:text-box>
          </draw:frame>
          <draw:frame draw:style-name="gr46" draw:text-style-name="P38" draw:layer="layout" svg:width="12.065cm" svg:height="2.37cm" svg:x="1.27cm" svg:y="8.629cm">
            <draw:text-box>
              <text:p text:style-name="P37"><text:span text:style-name="T18">2.) Which of the following code pieces results in</text:span></text:p>
              <text:p text:style-name="P37"><text:span text:style-name="T17">a == [2,4,6]</text:span></text:p>
            </draw:text-box>
          </draw:frame>
          <draw:custom-shape draw:style-name="gr45" draw:text-style-name="P2" draw:layer="layout" svg:width="0.508cm" svg:height="0.508cm" svg:x="1.906cm" svg:y="11.3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cm" svg:height="0.738cm" svg:x="2.375cm" svg:y="11.223cm">
            <draw:text-box>
              <text:p><text:span text:style-name="T17">a = [int(s) for s in “246”]</text:span></text:p>
            </draw:text-box>
          </draw:frame>
          <draw:custom-shape draw:style-name="gr45" draw:text-style-name="P2" draw:layer="layout" svg:width="0.508cm" svg:height="0.508cm" svg:x="1.906cm" svg:y="12.0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7.785cm" svg:height="0.738cm" svg:x="2.375cm" svg:y="11.923cm">
            <draw:text-box>
              <text:p><text:span text:style-name="T17">a = [x*2 for x in range(3)]</text:span></text:p>
            </draw:text-box>
          </draw:frame>
          <draw:custom-shape draw:style-name="gr45" draw:text-style-name="P2" draw:layer="layout" svg:width="0.508cm" svg:height="0.508cm" svg:x="1.906cm" svg:y="12.7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2.623cm">
            <draw:text-box>
              <text:p><text:span text:style-name="T17">a = [2**1]+[2**2]+[2**3]</text:span></text:p>
            </draw:text-box>
          </draw:frame>
        </draw:g>
        <draw:frame draw:style-name="gr47" draw:text-style-name="P5" draw:layer="layout" svg:width="7.62cm" svg:height="1.415cm" svg:x="1.27cm" svg:y="1.66cm">
          <draw:text-box>
            <text:p text:style-name="P39"><text:span text:style-name="T3">Check the correct answer.</text:span></text:p>
          </draw:text-box>
        </draw:frame>
        <draw:frame draw:style-name="gr1" draw:text-style-name="P1" draw:layer="layout" svg:width="8.89cm" svg:height="1.055cm" svg:x="13.97cm" svg:y="0.635cm">
          <draw:text-box>
            <text:p text:style-name="P35"><text:span text:style-name="T6">Working with Tuples</text:span></text:p>
          </draw:text-box>
        </draw:frame>
        <draw:g>
          <draw:custom-shape draw:style-name="gr45" draw:text-style-name="P2" draw:layer="layout" svg:width="0.508cm" svg:height="0.508cm" svg:x="15.24cm" svg:y="3.62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3.545cm">
            <draw:text-box>
              <text:p><text:span text:style-name="T17">( 1, 2, 3)</text:span></text:p>
            </draw:text-box>
          </draw:frame>
          <draw:frame draw:style-name="gr46" draw:text-style-name="P38" draw:layer="layout" svg:width="12.065cm" svg:height="2.37cm" svg:x="14.605cm" svg:y="2.54cm">
            <draw:text-box>
              <text:p text:style-name="P37"><text:span text:style-name="T18">1.) Which are correct tuples?</text:span></text:p>
            </draw:text-box>
          </draw:frame>
          <draw:custom-shape draw:style-name="gr45" draw:text-style-name="P2" draw:layer="layout" svg:width="0.508cm" svg:height="0.508cm" svg:x="15.24cm" svg:y="4.3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4.246cm">
            <draw:text-box>
              <text:p><text:span text:style-name="T17">(“Jack” “Knife”)</text:span></text:p>
            </draw:text-box>
          </draw:frame>
          <draw:custom-shape draw:style-name="gr45" draw:text-style-name="P2" draw:layer="layout" svg:width="0.508cm" svg:height="0.508cm" svg:x="15.24cm" svg:y="5.0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4.946cm">
            <draw:text-box>
              <text:p><text:span text:style-name="T17">('blue', [0,0,255])</text:span></text:p>
            </draw:text-box>
          </draw:frame>
          <draw:custom-shape draw:style-name="gr45" draw:text-style-name="P2" draw:layer="layout" svg:width="0.508cm" svg:height="0.508cm" svg:x="15.24cm" svg:y="5.7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5.646cm">
            <draw:text-box>
              <text:p><text:span text:style-name="T17">[ 1, “word” ]</text:span></text:p>
            </draw:text-box>
          </draw:frame>
        </draw:g>
        <draw:g>
          <draw:custom-shape draw:style-name="gr45" draw:text-style-name="P2" draw:layer="layout" svg:width="0.508cm" svg:height="0.508cm" svg:x="15.24cm" svg:y="8.32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1cm" svg:height="0.738cm" svg:x="15.709cm" svg:y="8.251cm">
            <draw:text-box>
              <text:p><text:span text:style-name="T17">Grouping data.</text:span></text:p>
            </draw:text-box>
          </draw:frame>
          <draw:frame draw:style-name="gr46" draw:text-style-name="P38" draw:layer="layout" svg:width="12.065cm" svg:height="2.37cm" svg:x="14.605cm" svg:y="6.985cm">
            <draw:text-box>
              <text:p text:style-name="P37"><text:span text:style-name="T18">2.) What are tuples good for?</text:span></text:p>
            </draw:text-box>
          </draw:frame>
          <draw:custom-shape draw:style-name="gr45" draw:text-style-name="P2" draw:layer="layout" svg:width="0.508cm" svg:height="0.508cm" svg:x="15.24cm" svg:y="9.0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cm" svg:height="0.738cm" svg:x="15.709cm" svg:y="8.952cm">
            <draw:text-box>
              <text:p><text:span text:style-name="T17">Managing values that change.</text:span></text:p>
            </draw:text-box>
          </draw:frame>
          <draw:custom-shape draw:style-name="gr45" draw:text-style-name="P2" draw:layer="layout" svg:width="0.508cm" svg:height="0.508cm" svg:x="15.24cm" svg:y="9.7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1cm" svg:height="0.738cm" svg:x="15.709cm" svg:y="9.652cm">
            <draw:text-box>
              <text:p><text:span text:style-name="T17">Running a for loop over them.</text:span></text:p>
            </draw:text-box>
          </draw:frame>
          <draw:custom-shape draw:style-name="gr45" draw:text-style-name="P2" draw:layer="layout" svg:width="0.508cm" svg:height="0.508cm" svg:x="15.24cm" svg:y="10.4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10.352cm">
            <draw:text-box>
              <text:p><text:span text:style-name="T17">Sorting.</text:span></text:p>
            </draw:text-box>
          </draw:frame>
        </draw:g>
        <draw:frame draw:style-name="gr47" draw:text-style-name="P5" draw:layer="layout" svg:width="7.62cm" svg:height="1.415cm" svg:x="14.605cm" svg:y="1.66cm">
          <draw:text-box>
            <text:p text:style-name="P39"><text:span text:style-name="T3">Check all correct answers.</text:span></text:p>
          </draw:text-box>
        </draw:frame>
        <draw:g>
          <draw:custom-shape draw:style-name="gr45" draw:text-style-name="P2" draw:layer="layout" svg:width="0.508cm" svg:height="0.508cm" svg:x="15.24cm" svg:y="13.40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1cm" svg:height="0.738cm" svg:x="15.709cm" svg:y="13.331cm">
            <draw:text-box>
              <text:p><text:span text:style-name="T17">lists</text:span></text:p>
            </draw:text-box>
          </draw:frame>
          <draw:frame draw:style-name="gr46" draw:text-style-name="P38" draw:layer="layout" svg:width="12.065cm" svg:height="2.37cm" svg:x="14.605cm" svg:y="12.065cm">
            <draw:text-box>
              <text:p text:style-name="P37"><text:span text:style-name="T18">3.) On what data types does the len() function work on?</text:span></text:p>
            </draw:text-box>
          </draw:frame>
          <draw:custom-shape draw:style-name="gr45" draw:text-style-name="P2" draw:layer="layout" svg:width="0.508cm" svg:height="0.508cm" svg:x="15.24cm" svg:y="14.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cm" svg:height="0.738cm" svg:x="15.709cm" svg:y="14.032cm">
            <draw:text-box>
              <text:p><text:span text:style-name="T17">dictionaries.</text:span></text:p>
            </draw:text-box>
          </draw:frame>
          <draw:custom-shape draw:style-name="gr45" draw:text-style-name="P2" draw:layer="layout" svg:width="0.508cm" svg:height="0.508cm" svg:x="15.24cm" svg:y="14.8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1cm" svg:height="0.738cm" svg:x="15.709cm" svg:y="14.732cm">
            <draw:text-box>
              <text:p><text:span text:style-name="T17">strings.</text:span></text:p>
            </draw:text-box>
          </draw:frame>
          <draw:custom-shape draw:style-name="gr45" draw:text-style-name="P2" draw:layer="layout" svg:width="0.508cm" svg:height="0.508cm" svg:x="15.24cm" svg:y="15.5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15.432cm">
            <draw:text-box>
              <text:p><text:span text:style-name="T17">tuples.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2.065cm" svg:height="1.055cm" svg:x="0.635cm" svg:y="0.635cm">
          <draw:text-box>
            <text:p text:style-name="P35"><text:span text:style-name="T1">Loops and conditional statements</text:span></text:p>
          </draw:text-box>
        </draw:frame>
        <draw:frame draw:style-name="gr47" draw:text-style-name="P5" draw:layer="layout" svg:width="7.62cm" svg:height="1.415cm" svg:x="1.27cm" svg:y="1.66cm">
          <draw:text-box>
            <text:p text:style-name="P39"><text:span text:style-name="T3">Check the correct statements.</text:span></text:p>
          </draw:text-box>
        </draw:frame>
        <draw:g>
          <draw:custom-shape draw:style-name="gr45" draw:text-style-name="P2" draw:layer="layout" svg:width="0.508cm" svg:height="0.508cm" svg:x="1.906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033cm">
            <draw:text-box>
              <text:p><text:span text:style-name="T17">while len(c)&gt;10:</text:span></text:p>
            </draw:text-box>
          </draw:frame>
          <draw:frame draw:style-name="gr46" draw:text-style-name="P38" draw:layer="layout" svg:width="12.065cm" svg:height="2.37cm" svg:x="1.27cm" svg:y="2.54cm">
            <draw:text-box>
              <text:p text:style-name="P37"><text:span text:style-name="T18">1.) Which of these while commands are correct?</text:span></text:p>
            </draw:text-box>
          </draw:frame>
          <draw:custom-shape draw:style-name="gr45" draw:text-style-name="P2" draw:layer="layout" svg:width="0.508cm" svg:height="0.508cm" svg:x="1.906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734cm">
            <draw:text-box>
              <text:p><text:span text:style-name="T17">while a and (b-2 == c):</text:span></text:p>
            </draw:text-box>
          </draw:frame>
          <draw:custom-shape draw:style-name="gr45" draw:text-style-name="P2" draw:layer="layout" svg:width="0.508cm" svg:height="0.508cm" svg:x="1.906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6.434cm">
            <draw:text-box>
              <text:p><text:span text:style-name="T17">while b==1</text:span></text:p>
            </draw:text-box>
          </draw:frame>
          <draw:custom-shape draw:style-name="gr45" draw:text-style-name="P2" draw:layer="layout" svg:width="0.508cm" svg:height="0.508cm" svg:x="1.906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7.134cm">
            <draw:text-box>
              <text:p><text:span text:style-name="T17">while s.find('c')&gt;=0:</text:span></text:p>
            </draw:text-box>
          </draw:frame>
          <draw:custom-shape draw:style-name="gr45" draw:text-style-name="P2" draw:layer="layout" svg:width="0.508cm" svg:height="0.508cm" svg:x="1.906cm" svg:y="4.4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4.334cm">
            <draw:text-box>
              <text:p><text:span text:style-name="T17">while a+7:</text:span></text:p>
            </draw:text-box>
          </draw:frame>
          <draw:custom-shape draw:style-name="gr45" draw:text-style-name="P2" draw:layer="layout" svg:width="0.508cm" svg:height="0.508cm" svg:x="1.906cm" svg:y="3.7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3.634cm">
            <draw:text-box>
              <text:p><text:span text:style-name="T17">while a = 1:</text:span></text:p>
            </draw:text-box>
          </draw:frame>
        </draw:g>
        <draw:g>
          <draw:custom-shape draw:style-name="gr45" draw:text-style-name="P2" draw:layer="layout" svg:width="0.508cm" svg:height="0.508cm" svg:x="1.906cm" svg:y="11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9.055cm" svg:height="0.729cm" svg:x="2.375cm" svg:y="11.122cm">
            <draw:text-box>
              <text:p><text:span text:style-name="T20">It is possible to write endless while loops.</text:span></text:p>
            </draw:text-box>
          </draw:frame>
          <draw:frame draw:style-name="gr48" draw:text-style-name="P38" draw:layer="layout" svg:width="12.065cm" svg:height="0.896cm" svg:x="1.27cm" svg:y="8.629cm">
            <draw:text-box>
              <text:p text:style-name="P37"><text:span text:style-name="T18">2.) Which of these statements are correct?</text:span></text:p>
            </draw:text-box>
          </draw:frame>
          <draw:custom-shape draw:style-name="gr45" draw:text-style-name="P2" draw:layer="layout" svg:width="0.508cm" svg:height="0.508cm" svg:x="1.906cm" svg:y="11.9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10.325cm" svg:height="0.729cm" svg:x="2.375cm" svg:y="11.823cm">
            <draw:text-box>
              <text:p><text:span text:style-name="T20">The colon after while may be omitted.</text:span></text:p>
            </draw:text-box>
          </draw:frame>
          <draw:custom-shape draw:style-name="gr45" draw:text-style-name="P2" draw:layer="layout" svg:width="0.508cm" svg:height="0.508cm" svg:x="1.906cm" svg:y="12.6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1.207cm" svg:x="2.34cm" svg:y="12.561cm">
            <draw:text-box>
              <text:p><text:span text:style-name="T20">The code block after while is executed at least once.</text:span></text:p>
            </draw:text-box>
          </draw:frame>
          <draw:custom-shape draw:style-name="gr45" draw:text-style-name="P2" draw:layer="layout" svg:width="0.508cm" svg:height="0.508cm" svg:x="1.906cm" svg:y="10.5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10.96cm" svg:height="0.729cm" svg:x="2.375cm" svg:y="10.423cm">
            <draw:text-box>
              <text:p><text:span text:style-name="T20">The expression after while may contain function calls.</text:span></text:p>
            </draw:text-box>
          </draw:frame>
          <draw:custom-shape draw:style-name="gr45" draw:text-style-name="P2" draw:layer="layout" svg:width="0.508cm" svg:height="0.508cm" svg:x="1.906cm" svg:y="9.8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7.785cm" svg:height="0.729cm" svg:x="2.375cm" svg:y="9.723cm">
            <draw:text-box>
              <text:p><text:span text:style-name="T20">'while' is also called a conditional loop.</text:span></text:p>
            </draw:text-box>
          </draw:frame>
        </draw:g>
        <draw:g>
          <draw:custom-shape draw:style-name="gr45" draw:text-style-name="P2" draw:layer="layout" svg:width="0.508cm" svg:height="0.508cm" svg:x="15.241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5.033cm">
            <draw:text-box>
              <text:p><text:span text:style-name="T17">for num in (4,6,8):</text:span></text:p>
            </draw:text-box>
          </draw:frame>
          <draw:frame draw:style-name="gr46" draw:text-style-name="P38" draw:layer="layout" svg:width="12.065cm" svg:height="2.37cm" svg:x="14.605cm" svg:y="2.54cm">
            <draw:text-box>
              <text:p text:style-name="P37"><text:span text:style-name="T18">4.) Which of these for commands are correct?</text:span></text:p>
            </draw:text-box>
          </draw:frame>
          <draw:custom-shape draw:style-name="gr45" draw:text-style-name="P2" draw:layer="layout" svg:width="0.508cm" svg:height="0.508cm" svg:x="15.241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5.734cm">
            <draw:text-box>
              <text:p><text:span text:style-name="T17">for k in 3+7:</text:span></text:p>
            </draw:text-box>
          </draw:frame>
          <draw:custom-shape draw:style-name="gr45" draw:text-style-name="P2" draw:layer="layout" svg:width="0.508cm" svg:height="0.508cm" svg:x="15.241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6.434cm">
            <draw:text-box>
              <text:p><text:span text:style-name="T17">for (i=0; i&lt;10; i+=1):</text:span></text:p>
            </draw:text-box>
          </draw:frame>
          <draw:custom-shape draw:style-name="gr45" draw:text-style-name="P2" draw:layer="layout" svg:width="0.508cm" svg:height="0.508cm" svg:x="15.241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7.134cm">
            <draw:text-box>
              <text:p><text:span text:style-name="T17">for var in seq: <text:s/></text:span></text:p>
            </draw:text-box>
          </draw:frame>
          <draw:custom-shape draw:style-name="gr45" draw:text-style-name="P2" draw:layer="layout" svg:width="0.508cm" svg:height="0.508cm" svg:x="15.241cm" svg:y="4.4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4.334cm">
            <draw:text-box>
              <text:p><text:span text:style-name="T17">for i in range(10):</text:span></text:p>
            </draw:text-box>
          </draw:frame>
          <draw:custom-shape draw:style-name="gr45" draw:text-style-name="P2" draw:layer="layout" svg:width="0.508cm" svg:height="0.508cm" svg:x="15.241cm" svg:y="3.7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3.634cm">
            <draw:text-box>
              <text:p><text:span text:style-name="T17">for char in “ABCD”:</text:span></text:p>
            </draw:text-box>
          </draw:frame>
        </draw:g>
        <draw:g>
          <draw:custom-shape draw:style-name="gr45" draw:text-style-name="P2" draw:layer="layout" svg:width="0.508cm" svg:height="0.508cm" svg:x="15.241cm" svg:y="11.24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11.165cm">
            <draw:text-box>
              <text:p><text:span text:style-name="T17">if a but not b&lt;3:</text:span></text:p>
            </draw:text-box>
          </draw:frame>
          <draw:frame draw:style-name="gr46" draw:text-style-name="P38" draw:layer="layout" svg:width="12.7cm" svg:height="2.37cm" svg:x="14.605cm" svg:y="8.672cm">
            <draw:text-box>
              <text:p text:style-name="P37"><text:span text:style-name="T18">5.) Which of these if statements are syntactically correct?</text:span></text:p>
            </draw:text-box>
          </draw:frame>
          <draw:custom-shape draw:style-name="gr45" draw:text-style-name="P2" draw:layer="layout" svg:width="0.508cm" svg:height="0.508cm" svg:x="15.241cm" svg:y="11.94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11.866cm">
            <draw:text-box>
              <text:p><text:span text:style-name="T17">if a ** 2 &gt;= 49:</text:span></text:p>
            </draw:text-box>
          </draw:frame>
          <draw:custom-shape draw:style-name="gr45" draw:text-style-name="P2" draw:layer="layout" svg:width="0.508cm" svg:height="0.508cm" svg:x="15.241cm" svg:y="12.64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12.566cm">
            <draw:text-box>
              <text:p><text:span text:style-name="T17">if a != 3:</text:span></text:p>
            </draw:text-box>
          </draw:frame>
          <draw:custom-shape draw:style-name="gr45" draw:text-style-name="P2" draw:layer="layout" svg:width="0.508cm" svg:height="0.508cm" svg:x="15.241cm" svg:y="13.34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cm" svg:height="0.738cm" svg:x="15.71cm" svg:y="13.266cm">
            <draw:text-box>
              <text:p><text:span text:style-name="T17">if (a and b) or (c and d):</text:span></text:p>
            </draw:text-box>
          </draw:frame>
          <draw:custom-shape draw:style-name="gr45" draw:text-style-name="P2" draw:layer="layout" svg:width="0.508cm" svg:height="0.508cm" svg:x="15.241cm" svg:y="10.54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10.466cm">
            <draw:text-box>
              <text:p><text:span text:style-name="T17">if len(s) == 23:</text:span></text:p>
            </draw:text-box>
          </draw:frame>
          <draw:custom-shape draw:style-name="gr45" draw:text-style-name="P2" draw:layer="layout" svg:width="0.508cm" svg:height="0.508cm" svg:x="15.241cm" svg:y="9.84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1cm" svg:y="9.766cm">
            <draw:text-box>
              <text:p><text:span text:style-name="T17">if a and b:</text:span></text:p>
            </draw:text-box>
          </draw:frame>
        </draw:g>
        <draw:g>
          <draw:custom-shape draw:style-name="gr45" draw:text-style-name="P2" draw:layer="layout" svg:width="0.508cm" svg:height="0.508cm" svg:x="1.906cm" svg:y="17.12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9.055cm" svg:height="0.729cm" svg:x="2.375cm" svg:y="17.047cm">
            <draw:text-box>
              <text:p><text:span text:style-name="T20">if &lt;expression&gt; .. elif &lt;expression&gt; .. else</text:span></text:p>
            </draw:text-box>
          </draw:frame>
          <draw:frame draw:style-name="gr48" draw:text-style-name="P38" draw:layer="layout" svg:width="13.97cm" svg:height="0.896cm" svg:x="1.27cm" svg:y="14.554cm">
            <draw:text-box>
              <text:p text:style-name="P37"><text:span text:style-name="T18">3.) What are possible structures of a conditional statement?</text:span></text:p>
            </draw:text-box>
          </draw:frame>
          <draw:custom-shape draw:style-name="gr45" draw:text-style-name="P2" draw:layer="layout" svg:width="0.508cm" svg:height="0.508cm" svg:x="1.906cm" svg:y="17.82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10.96cm" svg:height="0.729cm" svg:x="2.375cm" svg:y="17.748cm">
            <draw:text-box>
              <text:p><text:span text:style-name="T20">if &lt;expression&gt; .. elif &lt;expression&gt; ..else &lt;expression&gt;</text:span></text:p>
            </draw:text-box>
          </draw:frame>
          <draw:custom-shape draw:style-name="gr45" draw:text-style-name="P2" draw:layer="layout" svg:width="0.508cm" svg:height="0.508cm" svg:x="1.906cm" svg:y="18.52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9.725cm" svg:height="0.729cm" svg:x="2.34cm" svg:y="18.486cm">
            <draw:text-box>
              <text:p><text:span text:style-name="T20">If &lt;expression&gt;.. else &lt;expression&gt; .. efli</text:span></text:p>
            </draw:text-box>
          </draw:frame>
          <draw:custom-shape draw:style-name="gr45" draw:text-style-name="P2" draw:layer="layout" svg:width="0.508cm" svg:height="0.508cm" svg:x="1.906cm" svg:y="16.42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9.69cm" svg:height="0.729cm" svg:x="2.375cm" svg:y="16.348cm">
            <draw:text-box>
              <text:p><text:span text:style-name="T20">if &lt;expression&gt; .. else if &lt;expression&gt; </text:span></text:p>
            </draw:text-box>
          </draw:frame>
          <draw:custom-shape draw:style-name="gr45" draw:text-style-name="P2" draw:layer="layout" svg:width="0.508cm" svg:height="0.508cm" svg:x="1.906cm" svg:y="15.72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7.785cm" svg:height="0.729cm" svg:x="2.375cm" svg:y="15.648cm">
            <draw:text-box>
              <text:p><text:span text:style-name="T20">if &lt;expression&gt; .. els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 text:style-name="P35"><text:span text:style-name="T6">Manipulating Dictionaries</text:span></text:p>
          </draw:text-box>
        </draw:frame>
        <draw:frame draw:style-name="gr47" draw:text-style-name="P5" draw:layer="layout" svg:width="7.62cm" svg:height="1.415cm" svg:x="1.27cm" svg:y="1.66cm">
          <draw:text-box>
            <text:p text:style-name="P39"><text:span text:style-name="T3">Check the correct answer.</text:span></text:p>
          </draw:text-box>
        </draw:frame>
        <draw:g>
          <draw:custom-shape draw:style-name="gr45" draw:text-style-name="P2" draw:layer="layout" svg:width="0.508cm" svg:height="0.508cm" svg:x="1.906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033cm">
            <draw:text-box>
              <text:p><text:span text:style-name="T17">False</text:span></text:p>
            </draw:text-box>
          </draw:frame>
          <draw:frame draw:style-name="gr46" draw:text-style-name="P38" draw:layer="layout" svg:width="12.065cm" svg:height="2.37cm" svg:x="1.27cm" svg:y="2.54cm">
            <draw:text-box>
              <text:p text:style-name="P37"><text:span text:style-name="T18">1.) What do these commands produce?</text:span></text:p>
              <text:p text:style-name="P37"><text:span text:style-name="T17">d = {1:'A', 'B':1, 'A':True}</text:span></text:p>
              <text:p text:style-name="P37"><text:span text:style-name="T17">print d['A']</text:span></text:p>
            </draw:text-box>
          </draw:frame>
          <draw:custom-shape draw:style-name="gr45" draw:text-style-name="P2" draw:layer="layout" svg:width="0.508cm" svg:height="0.508cm" svg:x="1.906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734cm">
            <draw:text-box>
              <text:p><text:span text:style-name="T17">“</text:span><text:span text:style-name="T17">B”</text:span></text:p>
            </draw:text-box>
          </draw:frame>
          <draw:custom-shape draw:style-name="gr45" draw:text-style-name="P2" draw:layer="layout" svg:width="0.508cm" svg:height="0.508cm" svg:x="1.906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6.434cm">
            <draw:text-box>
              <text:p><text:span text:style-name="T17">True</text:span></text:p>
            </draw:text-box>
          </draw:frame>
          <draw:custom-shape draw:style-name="gr45" draw:text-style-name="P2" draw:layer="layout" svg:width="0.508cm" svg:height="0.508cm" svg:x="1.906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7.134cm">
            <draw:text-box>
              <text:p><text:span text:style-name="T17">1</text:span></text:p>
            </draw:text-box>
          </draw:frame>
        </draw:g>
        <draw:g>
          <draw:custom-shape draw:style-name="gr45" draw:text-style-name="P2" draw:layer="layout" svg:width="0.508cm" svg:height="0.508cm" svg:x="1.906cm" svg:y="11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1.122cm">
            <draw:text-box>
              <text:p><text:span text:style-name="T17">1</text:span></text:p>
            </draw:text-box>
          </draw:frame>
          <draw:frame draw:style-name="gr46" draw:text-style-name="P38" draw:layer="layout" svg:width="12.065cm" svg:height="2.37cm" svg:x="1.27cm" svg:y="8.629cm">
            <draw:text-box>
              <text:p text:style-name="P37"><text:span text:style-name="T18">2.) What do these commands produce?</text:span></text:p>
              <text:p text:style-name="P37"><text:span text:style-name="T17">d = {1:'A', 'B':1, 'A':True}</text:span></text:p>
              <text:p text:style-name="P37"><text:span text:style-name="T17">print d.has_key('B')</text:span></text:p>
            </draw:text-box>
          </draw:frame>
          <draw:custom-shape draw:style-name="gr45" draw:text-style-name="P2" draw:layer="layout" svg:width="0.508cm" svg:height="0.508cm" svg:x="1.906cm" svg:y="11.9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1.823cm">
            <draw:text-box>
              <text:p><text:span text:style-name="T17">True</text:span></text:p>
            </draw:text-box>
          </draw:frame>
          <draw:custom-shape draw:style-name="gr45" draw:text-style-name="P2" draw:layer="layout" svg:width="0.508cm" svg:height="0.508cm" svg:x="1.906cm" svg:y="12.6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2.523cm">
            <draw:text-box>
              <text:p><text:span text:style-name="T17">'B'</text:span></text:p>
            </draw:text-box>
          </draw:frame>
          <draw:custom-shape draw:style-name="gr45" draw:text-style-name="P2" draw:layer="layout" svg:width="0.508cm" svg:height="0.508cm" svg:x="1.906cm" svg:y="13.3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3.223cm">
            <draw:text-box>
              <text:p><text:span text:style-name="T17">False</text:span></text:p>
            </draw:text-box>
          </draw:frame>
        </draw:g>
        <draw:g>
          <draw:custom-shape draw:style-name="gr45" draw:text-style-name="P2" draw:layer="layout" svg:width="0.508cm" svg:height="0.508cm" svg:x="1.906cm" svg:y="17.17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7.098cm">
            <draw:text-box>
              <text:p><text:span text:style-name="T17">True</text:span></text:p>
            </draw:text-box>
          </draw:frame>
          <draw:frame draw:style-name="gr46" draw:text-style-name="P38" draw:layer="layout" svg:width="12.065cm" svg:height="2.37cm" svg:x="1.27cm" svg:y="14.605cm">
            <draw:text-box>
              <text:p text:style-name="P37"><text:span text:style-name="T18">3.) What do these commands produce?</text:span></text:p>
              <text:p text:style-name="P37"><text:span text:style-name="T17">d = {1:'A', 'B':1, 'A':True}</text:span></text:p>
              <text:p text:style-name="P37"><text:span text:style-name="T17">print d.values()</text:span></text:p>
            </draw:text-box>
          </draw:frame>
          <draw:custom-shape draw:style-name="gr45" draw:text-style-name="P2" draw:layer="layout" svg:width="0.508cm" svg:height="0.508cm" svg:x="1.906cm" svg:y="17.87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7.799cm">
            <draw:text-box>
              <text:p><text:span text:style-name="T17">['A',1,True]</text:span></text:p>
            </draw:text-box>
          </draw:frame>
          <draw:custom-shape draw:style-name="gr45" draw:text-style-name="P2" draw:layer="layout" svg:width="0.508cm" svg:height="0.508cm" svg:x="1.906cm" svg:y="18.57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8.499cm">
            <draw:text-box>
              <text:p><text:span text:style-name="T17">3</text:span></text:p>
            </draw:text-box>
          </draw:frame>
          <draw:custom-shape draw:style-name="gr45" draw:text-style-name="P2" draw:layer="layout" svg:width="0.508cm" svg:height="0.508cm" svg:x="1.906cm" svg:y="19.27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9.199cm">
            <draw:text-box>
              <text:p><text:span text:style-name="T17">[1,'B','A']</text:span></text:p>
            </draw:text-box>
          </draw:frame>
        </draw:g>
        <draw:g>
          <draw:custom-shape draw:style-name="gr45" draw:text-style-name="P2" draw:layer="layout" svg:width="0.508cm" svg:height="0.508cm" svg:x="13.971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5.033cm">
            <draw:text-box>
              <text:p><text:span text:style-name="T17">[1,'B','A']</text:span></text:p>
            </draw:text-box>
          </draw:frame>
          <draw:frame draw:style-name="gr46" draw:text-style-name="P38" draw:layer="layout" svg:width="12.065cm" svg:height="2.37cm" svg:x="13.335cm" svg:y="2.54cm">
            <draw:text-box>
              <text:p text:style-name="P37"><text:span text:style-name="T18">4.) What do these commands produce?</text:span></text:p>
              <text:p text:style-name="P37"><text:span text:style-name="T17">d = {1:'A', 'B':1, 'A':True}</text:span></text:p>
              <text:p text:style-name="P37"><text:span text:style-name="T17">print d.keys()</text:span></text:p>
            </draw:text-box>
          </draw:frame>
          <draw:custom-shape draw:style-name="gr45" draw:text-style-name="P2" draw:layer="layout" svg:width="0.508cm" svg:height="0.508cm" svg:x="13.971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5.734cm">
            <draw:text-box>
              <text:p><text:span text:style-name="T17">['A','B',1]</text:span></text:p>
            </draw:text-box>
          </draw:frame>
          <draw:custom-shape draw:style-name="gr45" draw:text-style-name="P2" draw:layer="layout" svg:width="0.508cm" svg:height="0.508cm" svg:x="13.971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6.434cm">
            <draw:text-box>
              <text:p><text:span text:style-name="T17">[1,'A','B']</text:span></text:p>
            </draw:text-box>
          </draw:frame>
          <draw:custom-shape draw:style-name="gr45" draw:text-style-name="P2" draw:layer="layout" svg:width="0.508cm" svg:height="0.508cm" svg:x="13.971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6.985cm" svg:height="0.729cm" svg:x="14.44cm" svg:y="7.134cm">
            <draw:text-box>
              <text:p><text:span text:style-name="T20">The order may vary.</text:span></text:p>
            </draw:text-box>
          </draw:frame>
        </draw:g>
        <draw:g>
          <draw:custom-shape draw:style-name="gr45" draw:text-style-name="P2" draw:layer="layout" svg:width="0.508cm" svg:height="0.508cm" svg:x="13.971cm" svg:y="17.5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17.472cm">
            <draw:text-box>
              <text:p><text:span text:style-name="T17">3</text:span></text:p>
            </draw:text-box>
          </draw:frame>
          <draw:frame draw:style-name="gr46" draw:text-style-name="P38" draw:layer="layout" svg:width="12.065cm" svg:height="2.919cm" svg:x="13.335cm" svg:y="14.479cm">
            <draw:text-box>
              <text:p text:style-name="P37"><text:span text:style-name="T18">6.) What do these commands produce?</text:span></text:p>
              <text:p text:style-name="P37"><text:span text:style-name="T17">d = {1:'A', 'B':1, 'A':True}</text:span></text:p>
              <text:p text:style-name="P37"><text:span text:style-name="T17">d.setdefault('C',3)</text:span></text:p>
              <text:p text:style-name="P37"><text:span text:style-name="T17">print d['C']</text:span></text:p>
            </draw:text-box>
          </draw:frame>
          <draw:custom-shape draw:style-name="gr45" draw:text-style-name="P2" draw:layer="layout" svg:width="0.508cm" svg:height="0.508cm" svg:x="13.971cm" svg:y="18.25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18.173cm">
            <draw:text-box>
              <text:p><text:span text:style-name="T17">“</text:span><text:span text:style-name="T17">C”</text:span></text:p>
            </draw:text-box>
          </draw:frame>
          <draw:custom-shape draw:style-name="gr45" draw:text-style-name="P2" draw:layer="layout" svg:width="0.508cm" svg:height="0.508cm" svg:x="13.971cm" svg:y="18.95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18.873cm">
            <draw:text-box>
              <text:p><text:span text:style-name="T17">None</text:span></text:p>
            </draw:text-box>
          </draw:frame>
          <draw:custom-shape draw:style-name="gr45" draw:text-style-name="P2" draw:layer="layout" svg:width="0.508cm" svg:height="0.508cm" svg:x="13.971cm" svg:y="19.65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19.573cm">
            <draw:text-box>
              <text:p><text:span text:style-name="T17">an Error</text:span></text:p>
            </draw:text-box>
          </draw:frame>
        </draw:g>
        <draw:g>
          <draw:custom-shape draw:style-name="gr45" draw:text-style-name="P2" draw:layer="layout" svg:width="0.508cm" svg:height="0.508cm" svg:x="13.971cm" svg:y="11.16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11.089cm">
            <draw:text-box>
              <text:p><text:span text:style-name="T17">None</text:span></text:p>
            </draw:text-box>
          </draw:frame>
          <draw:frame draw:style-name="gr46" draw:text-style-name="P38" draw:layer="layout" svg:width="12.065cm" svg:height="2.37cm" svg:x="13.335cm" svg:y="8.596cm">
            <draw:text-box>
              <text:p text:style-name="P37"><text:span text:style-name="T18">5.) What do these commands produce?</text:span></text:p>
              <text:p text:style-name="P37"><text:span text:style-name="T17">d = {1:'A', 'B':1, 'A':True}</text:span></text:p>
              <text:p text:style-name="P37"><text:span text:style-name="T17">print d['C']</text:span></text:p>
            </draw:text-box>
          </draw:frame>
          <draw:custom-shape draw:style-name="gr45" draw:text-style-name="P2" draw:layer="layout" svg:width="0.508cm" svg:height="0.508cm" svg:x="13.971cm" svg:y="11.86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11.79cm">
            <draw:text-box>
              <text:p><text:span text:style-name="T17">'C'</text:span></text:p>
            </draw:text-box>
          </draw:frame>
          <draw:custom-shape draw:style-name="gr45" draw:text-style-name="P2" draw:layer="layout" svg:width="0.508cm" svg:height="0.508cm" svg:x="13.971cm" svg:y="12.56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4.44cm" svg:y="12.49cm">
            <draw:text-box>
              <text:p><text:span text:style-name="T17">an Error</text:span></text:p>
            </draw:text-box>
          </draw:frame>
          <draw:custom-shape draw:style-name="gr45" draw:text-style-name="P2" draw:layer="layout" svg:width="0.508cm" svg:height="0.508cm" svg:x="13.971cm" svg:y="13.26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6.985cm" svg:height="0.729cm" svg:x="14.44cm" svg:y="13.19cm">
            <draw:text-box>
              <text:p><text:span text:style-name="T20">Fals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2.065cm" svg:height="1.055cm" svg:x="0.635cm" svg:y="0.635cm">
          <draw:text-box>
            <text:p text:style-name="P35"><text:span text:style-name="T1">Modules and Packages</text:span></text:p>
          </draw:text-box>
        </draw:frame>
        <draw:frame draw:style-name="gr47" draw:text-style-name="P5" draw:layer="layout" svg:width="7.62cm" svg:height="1.415cm" svg:x="1.27cm" svg:y="1.66cm">
          <draw:text-box>
            <text:p text:style-name="P39"><text:span text:style-name="T3">Check the correct answer(s). </text:span></text:p>
          </draw:text-box>
        </draw:frame>
        <draw:g>
          <draw:custom-shape draw:style-name="gr45" draw:text-style-name="P2" draw:layer="layout" svg:width="0.508cm" svg:height="0.508cm" svg:x="1.906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033cm">
            <draw:text-box>
              <text:p><text:span text:style-name="T17">from re import sub</text:span></text:p>
            </draw:text-box>
          </draw:frame>
          <draw:frame draw:style-name="gr46" draw:text-style-name="P38" draw:layer="layout" svg:width="12.065cm" svg:height="2.37cm" svg:x="1.27cm" svg:y="2.54cm">
            <draw:text-box>
              <text:p text:style-name="P37"><text:span text:style-name="T18">1.) Which of these import statements are correct?</text:span></text:p>
            </draw:text-box>
          </draw:frame>
          <draw:custom-shape draw:style-name="gr45" draw:text-style-name="P2" draw:layer="layout" svg:width="0.508cm" svg:height="0.508cm" svg:x="1.906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734cm">
            <draw:text-box>
              <text:p><text:span text:style-name="T17">from re.sub import *</text:span></text:p>
            </draw:text-box>
          </draw:frame>
          <draw:custom-shape draw:style-name="gr45" draw:text-style-name="P2" draw:layer="layout" svg:width="0.508cm" svg:height="0.508cm" svg:x="1.906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6.434cm">
            <draw:text-box>
              <text:p><text:span text:style-name="T17">from .re import *</text:span></text:p>
            </draw:text-box>
          </draw:frame>
          <draw:custom-shape draw:style-name="gr45" draw:text-style-name="P2" draw:layer="layout" svg:width="0.508cm" svg:height="0.508cm" svg:x="1.906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7.134cm">
            <draw:text-box>
              <text:p><text:span text:style-name="T17">from re import *</text:span></text:p>
            </draw:text-box>
          </draw:frame>
          <draw:custom-shape draw:style-name="gr45" draw:text-style-name="P2" draw:layer="layout" svg:width="0.508cm" svg:height="0.508cm" svg:x="1.906cm" svg:y="4.4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4.334cm">
            <draw:text-box>
              <text:p><text:span text:style-name="T17">import re.sub</text:span></text:p>
            </draw:text-box>
          </draw:frame>
          <draw:custom-shape draw:style-name="gr45" draw:text-style-name="P2" draw:layer="layout" svg:width="0.508cm" svg:height="0.508cm" svg:x="1.906cm" svg:y="3.7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3.634cm">
            <draw:text-box>
              <text:p><text:span text:style-name="T17">import re</text:span></text:p>
            </draw:text-box>
          </draw:frame>
        </draw:g>
        <draw:g>
          <draw:custom-shape draw:style-name="gr45" draw:text-style-name="P2" draw:layer="layout" svg:width="0.508cm" svg:height="0.508cm" svg:x="1.906cm" svg:y="11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9.055cm" svg:height="0.729cm" svg:x="2.375cm" svg:y="11.122cm">
            <draw:text-box>
              <text:p><text:span text:style-name="T20">In the directory where the current module is.</text:span></text:p>
            </draw:text-box>
          </draw:frame>
          <draw:frame draw:style-name="gr48" draw:text-style-name="P38" draw:layer="layout" svg:width="12.065cm" svg:height="0.896cm" svg:x="1.27cm" svg:y="8.629cm">
            <draw:text-box>
              <text:p text:style-name="P37"><text:span text:style-name="T18">2.) Where does Python look for modules to import</text:span></text:p>
            </draw:text-box>
          </draw:frame>
          <draw:custom-shape draw:style-name="gr45" draw:text-style-name="P2" draw:layer="layout" svg:width="0.508cm" svg:height="0.508cm" svg:x="1.906cm" svg:y="11.9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10.325cm" svg:height="0.729cm" svg:x="2.375cm" svg:y="11.823cm">
            <draw:text-box>
              <text:p><text:span text:style-name="T20">In the directory where Python was started.</text:span></text:p>
            </draw:text-box>
          </draw:frame>
          <draw:custom-shape draw:style-name="gr45" draw:text-style-name="P2" draw:layer="layout" svg:width="0.508cm" svg:height="0.508cm" svg:x="1.906cm" svg:y="12.6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29cm" svg:x="2.34cm" svg:y="12.561cm">
            <draw:text-box>
              <text:p><text:span text:style-name="T20">In the site-packages folder</text:span></text:p>
            </draw:text-box>
          </draw:frame>
          <draw:custom-shape draw:style-name="gr45" draw:text-style-name="P2" draw:layer="layout" svg:width="0.508cm" svg:height="0.508cm" svg:x="1.906cm" svg:y="10.5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10.96cm" svg:height="0.729cm" svg:x="2.375cm" svg:y="10.423cm">
            <draw:text-box>
              <text:p><text:span text:style-name="T20">In the current working directory.</text:span></text:p>
            </draw:text-box>
          </draw:frame>
          <draw:custom-shape draw:style-name="gr45" draw:text-style-name="P2" draw:layer="layout" svg:width="0.508cm" svg:height="0.508cm" svg:x="1.906cm" svg:y="9.8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7.785cm" svg:height="0.729cm" svg:x="2.375cm" svg:y="9.723cm">
            <draw:text-box>
              <text:p><text:span text:style-name="T20">In the sys.path variable.</text:span></text:p>
            </draw:text-box>
          </draw:frame>
          <draw:custom-shape draw:style-name="gr45" draw:text-style-name="P2" draw:layer="layout" svg:width="0.508cm" svg:height="0.508cm" svg:x="1.907cm" svg:y="13.30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9.724cm" svg:height="0.729cm" svg:x="2.341cm" svg:y="13.262cm">
            <draw:text-box>
              <text:p><text:span text:style-name="T20">In directories in the PYTHONPATH variable</text:span></text:p>
            </draw:text-box>
          </draw:frame>
          <draw:custom-shape draw:style-name="gr45" draw:text-style-name="P2" draw:layer="layout" svg:width="0.508cm" svg:height="0.508cm" svg:x="1.907cm" svg:y="14.00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29cm" svg:x="2.341cm" svg:y="13.962cm">
            <draw:text-box>
              <text:p><text:span text:style-name="T20">In the root directory.</text:span></text:p>
            </draw:text-box>
          </draw:frame>
        </draw:g>
        <draw:g>
          <draw:custom-shape draw:style-name="gr45" draw:text-style-name="P2" draw:layer="layout" svg:width="0.508cm" svg:height="0.508cm" svg:x="15.241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1" draw:layer="layout" svg:width="10.96cm" svg:height="0.725cm" svg:x="15.71cm" svg:y="5.033cm">
            <draw:text-box>
              <text:p><text:span text:style-name="T21">Packages in site-packages/ are imported automatically.</text:span></text:p>
            </draw:text-box>
          </draw:frame>
          <draw:frame draw:style-name="gr46" draw:text-style-name="P38" draw:layer="layout" svg:width="12.065cm" svg:height="2.37cm" svg:x="14.605cm" svg:y="2.54cm">
            <draw:text-box>
              <text:p text:style-name="P37"><text:span text:style-name="T18">3.) Which statements about packages are true?</text:span></text:p>
            </draw:text-box>
          </draw:frame>
          <draw:custom-shape draw:style-name="gr45" draw:text-style-name="P2" draw:layer="layout" svg:width="0.508cm" svg:height="0.508cm" svg:x="15.241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1" draw:layer="layout" svg:width="9.69cm" svg:height="0.725cm" svg:x="15.71cm" svg:y="5.734cm">
            <draw:text-box>
              <text:p><text:span text:style-name="T21">A package must contain a __init__.py file.</text:span></text:p>
            </draw:text-box>
          </draw:frame>
          <draw:custom-shape draw:style-name="gr45" draw:text-style-name="P2" draw:layer="layout" svg:width="0.508cm" svg:height="0.508cm" svg:x="15.241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1" draw:layer="layout" svg:width="6.985cm" svg:height="0.725cm" svg:x="15.71cm" svg:y="6.434cm">
            <draw:text-box>
              <text:p><text:span text:style-name="T21">A package may contain no code.</text:span></text:p>
            </draw:text-box>
          </draw:frame>
          <draw:custom-shape draw:style-name="gr45" draw:text-style-name="P2" draw:layer="layout" svg:width="0.508cm" svg:height="0.508cm" svg:x="15.241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1" draw:layer="layout" svg:width="8.42cm" svg:height="0.725cm" svg:x="15.71cm" svg:y="7.134cm">
            <draw:text-box>
              <text:p><text:span text:style-name="T21">Packages are useless in small programs.</text:span></text:p>
            </draw:text-box>
          </draw:frame>
          <draw:custom-shape draw:style-name="gr45" draw:text-style-name="P2" draw:layer="layout" svg:width="0.508cm" svg:height="0.508cm" svg:x="15.241cm" svg:y="4.4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1" draw:layer="layout" svg:width="6.985cm" svg:height="0.725cm" svg:x="15.71cm" svg:y="4.334cm">
            <draw:text-box>
              <text:p><text:span text:style-name="T21">A package may contain zero modules.</text:span></text:p>
            </draw:text-box>
          </draw:frame>
          <draw:custom-shape draw:style-name="gr45" draw:text-style-name="P2" draw:layer="layout" svg:width="0.508cm" svg:height="0.508cm" svg:x="15.241cm" svg:y="3.7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1" draw:layer="layout" svg:width="9.055cm" svg:height="0.725cm" svg:x="15.71cm" svg:y="3.634cm">
            <draw:text-box>
              <text:p><text:span text:style-name="T21">A package is a directory with modules.</text:span></text:p>
            </draw:text-box>
          </draw:frame>
        </draw:g>
        <draw:g>
          <draw:custom-shape draw:style-name="gr45" draw:text-style-name="P2" draw:layer="layout" svg:width="0.508cm" svg:height="0.508cm" svg:x="15.241cm" svg:y="11.243cm">
            <text:p/>
            <draw:enhanced-geometry svg:viewBox="0 0 21600 21600" draw:type="rectangle" draw:enhanced-path="M 0 0 L 21600 0 21600 21600 0 21600 0 0 Z N"/>
          </draw:custom-shape>
          <draw:frame draw:style-name="gr46" draw:text-style-name="P38" draw:layer="layout" svg:width="12.7cm" svg:height="2.37cm" svg:x="14.605cm" svg:y="8.672cm">
            <draw:text-box>
              <text:p text:style-name="P37"><text:span text:style-name="T18">4.) Which packages are installed by default?</text:span></text:p>
            </draw:text-box>
          </draw:frame>
          <draw:custom-shape draw:style-name="gr45" draw:text-style-name="P2" draw:layer="layout" svg:width="0.508cm" svg:height="0.508cm" svg:x="15.241cm" svg:y="11.94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508cm" svg:height="0.508cm" svg:x="15.241cm" svg:y="12.64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508cm" svg:height="0.508cm" svg:x="15.241cm" svg:y="13.34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508cm" svg:height="0.508cm" svg:x="15.241cm" svg:y="10.54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" draw:layer="layout" svg:width="0.508cm" svg:height="0.508cm" svg:x="15.241cm" svg:y="9.84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10.325cm" svg:height="0.763cm" svg:x="15.71cm" svg:y="9.766cm">
            <draw:text-box>
              <text:p><text:span text:style-name="T17">os – </text:span><text:span text:style-name="T21">manipulating files and directories. <text:s/></text:span></text:p>
            </draw:text-box>
          </draw:frame>
          <draw:frame draw:style-name="gr1" draw:text-style-name="P36" draw:layer="layout" svg:width="10.325cm" svg:height="0.763cm" svg:x="15.711cm" svg:y="10.466cm">
            <draw:text-box>
              <text:p><text:span text:style-name="T17">psyco –</text:span><text:span text:style-name="T21"> makes Python faster</text:span></text:p>
            </draw:text-box>
          </draw:frame>
          <draw:frame draw:style-name="gr1" draw:text-style-name="P36" draw:layer="layout" svg:width="10.325cm" svg:height="0.763cm" svg:x="15.712cm" svg:y="11.166cm">
            <draw:text-box>
              <text:p><text:span text:style-name="T17">time – </text:span><text:span text:style-name="T21">accessing date and time.</text:span></text:p>
            </draw:text-box>
          </draw:frame>
          <draw:frame draw:style-name="gr1" draw:text-style-name="P36" draw:layer="layout" svg:width="10.325cm" svg:height="0.763cm" svg:x="15.713cm" svg:y="11.866cm">
            <draw:text-box>
              <text:p><text:span text:style-name="T17">csv – </text:span><text:span text:style-name="T21">reads and writes tables.</text:span></text:p>
            </draw:text-box>
          </draw:frame>
          <draw:frame draw:style-name="gr1" draw:text-style-name="P36" draw:layer="layout" svg:width="10.325cm" svg:height="0.763cm" svg:x="15.714cm" svg:y="12.466cm">
            <draw:text-box>
              <text:p><text:span text:style-name="T17">numpy – </text:span><text:span text:style-name="T21">number crunching.</text:span></text:p>
            </draw:text-box>
          </draw:frame>
          <draw:frame draw:style-name="gr1" draw:text-style-name="P36" draw:layer="layout" svg:width="10.325cm" svg:height="0.763cm" svg:x="15.715cm" svg:y="13.166cm">
            <draw:text-box>
              <text:p><text:span text:style-name="T17">pdb – </text:span><text:span text:style-name="T21">Python debugging.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 text:style-name="P35"><text:span text:style-name="T6">Error Handling</text:span></text:p>
          </draw:text-box>
        </draw:frame>
        <draw:g>
          <draw:custom-shape draw:style-name="gr45" draw:text-style-name="P2" draw:layer="layout" svg:width="0.508cm" svg:height="0.508cm" svg:x="1.906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033cm">
            <draw:text-box>
              <text:p><text:span text:style-name="T17">a = (5+9) / (6-(2*3))</text:span></text:p>
            </draw:text-box>
          </draw:frame>
          <draw:frame draw:style-name="gr46" draw:text-style-name="P38" draw:layer="layout" svg:width="12.065cm" svg:height="2.37cm" svg:x="1.27cm" svg:y="2.54cm">
            <draw:text-box>
              <text:p text:style-name="P37"><text:span text:style-name="T18">1.) Which commands result in an Exception?</text:span></text:p>
            </draw:text-box>
          </draw:frame>
          <draw:custom-shape draw:style-name="gr45" draw:text-style-name="P2" draw:layer="layout" svg:width="0.508cm" svg:height="0.508cm" svg:x="1.906cm" svg:y="5.8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5.734cm">
            <draw:text-box>
              <text:p><text:span text:style-name="T17">num = [1,2,3][0]</text:span></text:p>
            </draw:text-box>
          </draw:frame>
          <draw:custom-shape draw:style-name="gr45" draw:text-style-name="P2" draw:layer="layout" svg:width="0.508cm" svg:height="0.508cm" svg:x="1.906cm" svg:y="6.5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6.434cm">
            <draw:text-box>
              <text:p><text:span text:style-name="T17">l = range(10)[:20]</text:span></text:p>
            </draw:text-box>
          </draw:frame>
          <draw:custom-shape draw:style-name="gr45" draw:text-style-name="P2" draw:layer="layout" svg:width="0.508cm" svg:height="0.508cm" svg:x="1.906cm" svg:y="7.2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7.134cm">
            <draw:text-box>
              <text:p><text:span text:style-name="T17">num = {1:'a'}['a']</text:span></text:p>
            </draw:text-box>
          </draw:frame>
          <draw:custom-shape draw:style-name="gr45" draw:text-style-name="P2" draw:layer="layout" svg:width="0.508cm" svg:height="0.508cm" svg:x="1.906cm" svg:y="4.4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4.333cm">
            <draw:text-box>
              <text:p><text:span text:style-name="T17">char = “abc”[7]</text:span></text:p>
            </draw:text-box>
          </draw:frame>
          <draw:custom-shape draw:style-name="gr45" draw:text-style-name="P2" draw:layer="layout" svg:width="0.508cm" svg:height="0.508cm" svg:x="1.906cm" svg:y="3.7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3.633cm">
            <draw:text-box>
              <text:p><text:span text:style-name="T17">f = open(“:::”)</text:span></text:p>
            </draw:text-box>
          </draw:frame>
        </draw:g>
        <draw:frame draw:style-name="gr47" draw:text-style-name="P5" draw:layer="layout" svg:width="7.62cm" svg:height="1.415cm" svg:x="1.27cm" svg:y="1.66cm">
          <draw:text-box>
            <text:p text:style-name="P39"><text:span text:style-name="T3">Check all correct answers.</text:span></text:p>
          </draw:text-box>
        </draw:frame>
        <draw:frame draw:style-name="gr1" draw:text-style-name="P1" draw:layer="layout" svg:width="8.89cm" svg:height="1.055cm" svg:x="13.97cm" svg:y="0.635cm">
          <draw:text-box>
            <text:p text:style-name="P35"><text:span text:style-name="T6">Working with Files</text:span></text:p>
          </draw:text-box>
        </draw:frame>
        <draw:g>
          <draw:custom-shape draw:style-name="gr45" draw:text-style-name="P2" draw:layer="layout" svg:width="0.508cm" svg:height="0.508cm" svg:x="15.24cm" svg:y="3.62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10.326cm" svg:height="0.738cm" svg:x="15.709cm" svg:y="3.545cm">
            <draw:text-box>
              <text:p><text:span text:style-name="T17">for line in open(filename):</text:span></text:p>
            </draw:text-box>
          </draw:frame>
          <draw:frame draw:style-name="gr46" draw:text-style-name="P38" draw:layer="layout" svg:width="12.065cm" svg:height="2.37cm" svg:x="14.605cm" svg:y="2.54cm">
            <draw:text-box>
              <text:p text:style-name="P37"><text:span text:style-name="T18">1.) Which are correct commands working with files?</text:span></text:p>
            </draw:text-box>
          </draw:frame>
          <draw:custom-shape draw:style-name="gr45" draw:text-style-name="P2" draw:layer="layout" svg:width="0.508cm" svg:height="0.508cm" svg:x="15.24cm" svg:y="4.3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4.246cm">
            <draw:text-box>
              <text:p><text:span text:style-name="T17">f = open(filename,'w')</text:span></text:p>
            </draw:text-box>
          </draw:frame>
          <draw:custom-shape draw:style-name="gr45" draw:text-style-name="P2" draw:layer="layout" svg:width="0.508cm" svg:height="0.508cm" svg:x="15.24cm" svg:y="5.0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9.691cm" svg:height="0.738cm" svg:x="15.709cm" svg:y="4.946cm">
            <draw:text-box>
              <text:p><text:span text:style-name="T17">open(filename).writelines(out)</text:span></text:p>
            </draw:text-box>
          </draw:frame>
          <draw:custom-shape draw:style-name="gr45" draw:text-style-name="P2" draw:layer="layout" svg:width="0.508cm" svg:height="0.508cm" svg:x="15.24cm" svg:y="5.7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709cm" svg:y="5.646cm">
            <draw:text-box>
              <text:p><text:span text:style-name="T17">f.close()</text:span></text:p>
            </draw:text-box>
          </draw:frame>
        </draw:g>
        <draw:g>
          <draw:custom-shape draw:style-name="gr45" draw:text-style-name="P2" draw:layer="layout" svg:width="0.508cm" svg:height="0.508cm" svg:x="15.24cm" svg:y="8.32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11.596cm" svg:height="0.738cm" svg:x="15.709cm" svg:y="8.251cm">
            <draw:text-box>
              <text:p><text:span text:style-name="T17">It can save tables of strings and numbers.</text:span></text:p>
            </draw:text-box>
          </draw:frame>
          <draw:frame draw:style-name="gr46" draw:text-style-name="P38" draw:layer="layout" svg:width="12.065cm" svg:height="2.37cm" svg:x="14.605cm" svg:y="6.985cm">
            <draw:text-box>
              <text:p text:style-name="P37"><text:span text:style-name="T18">2.) Which statements about the csv module are correct?</text:span></text:p>
            </draw:text-box>
          </draw:frame>
          <draw:custom-shape draw:style-name="gr45" draw:text-style-name="P2" draw:layer="layout" svg:width="0.508cm" svg:height="0.508cm" svg:x="15.24cm" svg:y="9.0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cm" svg:height="0.738cm" svg:x="15.709cm" svg:y="8.952cm">
            <draw:text-box>
              <text:p><text:span text:style-name="T17">csv reads tables of strings.</text:span></text:p>
            </draw:text-box>
          </draw:frame>
          <draw:custom-shape draw:style-name="gr45" draw:text-style-name="P2" draw:layer="layout" svg:width="0.508cm" svg:height="0.508cm" svg:x="15.24cm" svg:y="9.7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10.961cm" svg:height="0.738cm" svg:x="15.709cm" svg:y="9.652cm">
            <draw:text-box>
              <text:p><text:span text:style-name="T17">csv cannot handle the quote character. </text:span></text:p>
            </draw:text-box>
          </draw:frame>
          <draw:custom-shape draw:style-name="gr45" draw:text-style-name="P2" draw:layer="layout" svg:width="0.508cm" svg:height="0.508cm" svg:x="15.24cm" svg:y="10.4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10.961cm" svg:height="0.738cm" svg:x="15.709cm" svg:y="10.352cm">
            <draw:text-box>
              <text:p><text:span text:style-name="T17">Files need to have the .csv suffix.</text:span></text:p>
            </draw:text-box>
          </draw:frame>
        </draw:g>
        <draw:frame draw:style-name="gr47" draw:text-style-name="P5" draw:layer="layout" svg:width="7.62cm" svg:height="1.415cm" svg:x="14.605cm" svg:y="1.66cm">
          <draw:text-box>
            <text:p text:style-name="P39"><text:span text:style-name="T3">Check all correct answers.</text:span></text:p>
          </draw:text-box>
        </draw:frame>
        <draw:g>
          <draw:custom-shape draw:style-name="gr45" draw:text-style-name="P2" draw:layer="layout" svg:width="0.508cm" svg:height="0.508cm" svg:x="1.907cm" svg:y="10.9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6cm" svg:y="10.833cm">
            <draw:text-box>
              <text:p><text:span text:style-name="T17">ValueError</text:span></text:p>
            </draw:text-box>
          </draw:frame>
          <draw:frame draw:style-name="gr46" draw:text-style-name="P38" draw:layer="layout" svg:width="12.065cm" svg:height="2.37cm" svg:x="1.271cm" svg:y="8.34cm">
            <draw:text-box>
              <text:p text:style-name="P37"><text:span text:style-name="T18">2.) Which are common types of Exceptions?</text:span></text:p>
            </draw:text-box>
          </draw:frame>
          <draw:custom-shape draw:style-name="gr45" draw:text-style-name="P2" draw:layer="layout" svg:width="0.508cm" svg:height="0.508cm" svg:x="1.907cm" svg:y="11.6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6cm" svg:y="11.534cm">
            <draw:text-box>
              <text:p><text:span text:style-name="T17">NullPointerException</text:span></text:p>
            </draw:text-box>
          </draw:frame>
          <draw:custom-shape draw:style-name="gr45" draw:text-style-name="P2" draw:layer="layout" svg:width="0.508cm" svg:height="0.508cm" svg:x="1.907cm" svg:y="12.3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6cm" svg:y="12.234cm">
            <draw:text-box>
              <text:p><text:span text:style-name="T17">KeyError</text:span></text:p>
            </draw:text-box>
          </draw:frame>
          <draw:custom-shape draw:style-name="gr45" draw:text-style-name="P2" draw:layer="layout" svg:width="0.508cm" svg:height="0.508cm" svg:x="1.907cm" svg:y="13.0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6cm" svg:y="12.934cm">
            <draw:text-box>
              <text:p><text:span text:style-name="T17">InfiniteLoopError</text:span></text:p>
            </draw:text-box>
          </draw:frame>
          <draw:custom-shape draw:style-name="gr45" draw:text-style-name="P2" draw:layer="layout" svg:width="0.508cm" svg:height="0.508cm" svg:x="1.907cm" svg:y="10.2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6cm" svg:y="10.133cm">
            <draw:text-box>
              <text:p><text:span text:style-name="T17">IOError</text:span></text:p>
            </draw:text-box>
          </draw:frame>
          <draw:custom-shape draw:style-name="gr45" draw:text-style-name="P2" draw:layer="layout" svg:width="0.508cm" svg:height="0.508cm" svg:x="1.907cm" svg:y="9.5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6cm" svg:y="9.433cm">
            <draw:text-box>
              <text:p><text:span text:style-name="T17">ZeroDivisionError</text:span></text:p>
            </draw:text-box>
          </draw:frame>
        </draw:g>
        <draw:g>
          <draw:custom-shape draw:style-name="gr45" draw:text-style-name="P2" draw:layer="layout" svg:width="0.508cm" svg:height="0.508cm" svg:x="1.941cm" svg:y="15.6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1cm" svg:height="0.738cm" svg:x="2.41cm" svg:y="15.532cm">
            <draw:text-box>
              <text:p><text:span text:style-name="T17">try: … else: ...</text:span></text:p>
            </draw:text-box>
          </draw:frame>
          <draw:frame draw:style-name="gr46" draw:text-style-name="P38" draw:layer="layout" svg:width="12.065cm" svg:height="2.37cm" svg:x="1.306cm" svg:y="14.266cm">
            <draw:text-box>
              <text:p text:style-name="P37"><text:span text:style-name="T18">3.) Which commands for managing Exceptions exist?</text:span></text:p>
            </draw:text-box>
          </draw:frame>
          <draw:custom-shape draw:style-name="gr45" draw:text-style-name="P2" draw:layer="layout" svg:width="0.508cm" svg:height="0.508cm" svg:x="1.941cm" svg:y="16.3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cm" svg:height="0.738cm" svg:x="2.41cm" svg:y="16.233cm">
            <draw:text-box>
              <text:p><text:span text:style-name="T17">raise ValueError('text')</text:span></text:p>
            </draw:text-box>
          </draw:frame>
          <draw:custom-shape draw:style-name="gr45" draw:text-style-name="P2" draw:layer="layout" svg:width="0.508cm" svg:height="0.508cm" svg:x="1.941cm" svg:y="17.0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8.421cm" svg:height="0.738cm" svg:x="2.41cm" svg:y="16.933cm">
            <draw:text-box>
              <text:p><text:span text:style-name="T17">try: … except: … error:</text:span></text:p>
            </draw:text-box>
          </draw:frame>
          <draw:custom-shape draw:style-name="gr45" draw:text-style-name="P2" draw:layer="layout" svg:width="0.508cm" svg:height="0.508cm" svg:x="1.941cm" svg:y="17.7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41cm" svg:y="17.633cm">
            <draw:text-box>
              <text:p><text:span text:style-name="T17">try: … except: ...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89cm" svg:height="1.055cm" svg:x="0.635cm" svg:y="0.635cm">
          <draw:text-box>
            <text:p text:style-name="P35"><text:span text:style-name="T1">Language Basics</text:span></text:p>
          </draw:text-box>
        </draw:frame>
        <draw:frame draw:style-name="gr47" draw:text-style-name="P5" draw:layer="layout" svg:width="11.43cm" svg:height="1.415cm" svg:x="1.27cm" svg:y="1.66cm">
          <draw:text-box>
            <text:p text:style-name="P39"><text:span text:style-name="T3">Check all syntactically correct statements.</text:span></text:p>
          </draw:text-box>
        </draw:frame>
        <draw:g>
          <draw:custom-shape draw:style-name="gr45" draw:text-style-name="P2" draw:layer="layout" svg:width="0.508cm" svg:height="0.508cm" svg:x="1.906cm" svg:y="5.11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9.055cm" svg:height="0.738cm" svg:x="2.375cm" svg:y="5.033cm">
            <draw:text-box>
              <text:p><text:span text:style-name="T17">a = raw_input(enter your name)</text:span></text:p>
            </draw:text-box>
          </draw:frame>
          <draw:frame draw:style-name="gr46" draw:text-style-name="P38" draw:layer="layout" svg:width="12.065cm" svg:height="2.37cm" svg:x="1.27cm" svg:y="2.54cm">
            <draw:text-box>
              <text:p text:style-name="P37"><text:span text:style-name="T18">1.) Which input statements are correct?</text:span></text:p>
            </draw:text-box>
          </draw:frame>
          <draw:custom-shape draw:style-name="gr45" draw:text-style-name="P2" draw:layer="layout" svg:width="0.508cm" svg:height="0.508cm" svg:x="1.906cm" svg:y="4.4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10.325cm" svg:height="0.738cm" svg:x="2.375cm" svg:y="4.334cm">
            <draw:text-box>
              <text:p><text:span text:style-name="T17">a = raw_input(“enter a number”)</text:span></text:p>
            </draw:text-box>
          </draw:frame>
          <draw:custom-shape draw:style-name="gr45" draw:text-style-name="P2" draw:layer="layout" svg:width="0.508cm" svg:height="0.508cm" svg:x="1.906cm" svg:y="3.71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3.634cm">
            <draw:text-box>
              <text:p><text:span text:style-name="T17">a = raw_input()</text:span></text:p>
            </draw:text-box>
          </draw:frame>
        </draw:g>
        <draw:g>
          <draw:custom-shape draw:style-name="gr45" draw:text-style-name="P2" draw:layer="layout" svg:width="0.508cm" svg:height="0.508cm" svg:x="1.906cm" svg:y="9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9.055cm" svg:height="0.729cm" svg:x="2.375cm" svg:y="9.122cm">
            <draw:text-box>
              <text:p><text:span text:style-name="T20">print <text:s/>str(9) + “nine”</text:span></text:p>
            </draw:text-box>
          </draw:frame>
          <draw:frame draw:style-name="gr48" draw:text-style-name="P38" draw:layer="layout" svg:width="12.065cm" svg:height="0.896cm" svg:x="1.27cm" svg:y="6.629cm">
            <draw:text-box>
              <text:p text:style-name="P37"><text:span text:style-name="T18">2.) Which print statements are correct?</text:span></text:p>
            </draw:text-box>
          </draw:frame>
          <draw:custom-shape draw:style-name="gr45" draw:text-style-name="P2" draw:layer="layout" svg:width="0.508cm" svg:height="0.508cm" svg:x="1.906cm" svg:y="9.9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10.325cm" svg:height="0.729cm" svg:x="2.375cm" svg:y="9.823cm">
            <draw:text-box>
              <text:p><text:span text:style-name="T20">print 9 + 9</text:span></text:p>
            </draw:text-box>
          </draw:frame>
          <draw:custom-shape draw:style-name="gr45" draw:text-style-name="P2" draw:layer="layout" svg:width="0.508cm" svg:height="0.508cm" svg:x="1.906cm" svg:y="10.6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1.207cm" svg:x="2.34cm" svg:y="10.561cm">
            <draw:text-box>
              <text:p><text:span text:style-name="T20">nine = 9</text:span></text:p>
              <text:p><text:span text:style-name="T20">print nine</text:span></text:p>
            </draw:text-box>
          </draw:frame>
          <draw:custom-shape draw:style-name="gr45" draw:text-style-name="P2" draw:layer="layout" svg:width="0.508cm" svg:height="0.508cm" svg:x="1.906cm" svg:y="8.5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9.69cm" svg:height="0.729cm" svg:x="2.375cm" svg:y="8.423cm">
            <draw:text-box>
              <text:p><text:span text:style-name="T20">print int(“nine”)</text:span></text:p>
            </draw:text-box>
          </draw:frame>
          <draw:custom-shape draw:style-name="gr45" draw:text-style-name="P2" draw:layer="layout" svg:width="0.508cm" svg:height="0.508cm" svg:x="1.906cm" svg:y="7.8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40" draw:layer="layout" svg:width="7.785cm" svg:height="0.729cm" svg:x="2.375cm" svg:y="7.723cm">
            <draw:text-box>
              <text:p><text:span text:style-name="T20">print “9” + “9”</text:span></text:p>
            </draw:text-box>
          </draw:frame>
        </draw:g>
        <draw:g>
          <draw:custom-shape draw:style-name="gr45" draw:text-style-name="P2" draw:layer="layout" svg:width="0.508cm" svg:height="0.508cm" svg:x="1.905cm" svg:y="13.14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3.07cm">
            <draw:text-box>
              <text:p><text:span text:style-name="T17">a = 1 * 2</text:span></text:p>
            </draw:text-box>
          </draw:frame>
          <draw:frame draw:style-name="gr46" draw:text-style-name="P38" draw:layer="layout" svg:width="12.065cm" svg:height="2.37cm" svg:x="1.27cm" svg:y="12.065cm">
            <draw:text-box>
              <text:p text:style-name="P37"><text:span text:style-name="T18">3.) Which are correct arithmetical operations? </text:span></text:p>
            </draw:text-box>
          </draw:frame>
          <draw:custom-shape draw:style-name="gr45" draw:text-style-name="P2" draw:layer="layout" svg:width="0.508cm" svg:height="0.508cm" svg:x="1.905cm" svg:y="13.8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3.771cm">
            <draw:text-box>
              <text:p><text:span text:style-name="T17">2 = 1 + 1</text:span></text:p>
            </draw:text-box>
          </draw:frame>
          <draw:custom-shape draw:style-name="gr45" draw:text-style-name="P2" draw:layer="layout" svg:width="0.508cm" svg:height="0.508cm" svg:x="1.905cm" svg:y="14.5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4.471cm">
            <draw:text-box>
              <text:p><text:span text:style-name="T17">5 + 6 = y</text:span></text:p>
            </draw:text-box>
          </draw:frame>
          <draw:custom-shape draw:style-name="gr45" draw:text-style-name="P2" draw:layer="layout" svg:width="0.508cm" svg:height="0.508cm" svg:x="1.905cm" svg:y="15.2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5.171cm">
            <draw:text-box>
              <text:p><text:span text:style-name="T17">seven = 3 * 4</text:span></text:p>
            </draw:text-box>
          </draw:frame>
        </draw:g>
        <draw:g>
          <draw:custom-shape draw:style-name="gr45" draw:text-style-name="P2" draw:layer="layout" svg:width="0.508cm" svg:height="0.508cm" svg:x="1.905cm" svg:y="17.59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7.515cm">
            <draw:text-box>
              <text:p><text:span text:style-name="T17">result</text:span></text:p>
            </draw:text-box>
          </draw:frame>
          <draw:frame draw:style-name="gr46" draw:text-style-name="P38" draw:layer="layout" svg:width="12.065cm" svg:height="2.37cm" svg:x="1.27cm" svg:y="16.51cm">
            <draw:text-box>
              <text:p text:style-name="P37"><text:span text:style-name="T18">4.) <text:s/>Which are correct variable names?</text:span></text:p>
            </draw:text-box>
          </draw:frame>
          <draw:custom-shape draw:style-name="gr45" draw:text-style-name="P2" draw:layer="layout" svg:width="0.508cm" svg:height="0.508cm" svg:x="1.905cm" svg:y="18.29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8.216cm">
            <draw:text-box>
              <text:p><text:span text:style-name="T17">my.result</text:span></text:p>
            </draw:text-box>
          </draw:frame>
          <draw:custom-shape draw:style-name="gr45" draw:text-style-name="P2" draw:layer="layout" svg:width="0.508cm" svg:height="0.508cm" svg:x="1.905cm" svg:y="18.99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8.916cm">
            <draw:text-box>
              <text:p><text:span text:style-name="T17">print</text:span></text:p>
            </draw:text-box>
          </draw:frame>
          <draw:custom-shape draw:style-name="gr45" draw:text-style-name="P2" draw:layer="layout" svg:width="0.508cm" svg:height="0.508cm" svg:x="1.905cm" svg:y="19.69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4cm" svg:y="19.616cm">
            <draw:text-box>
              <text:p><text:span text:style-name="T17">result77</text:span></text:p>
            </draw:text-box>
          </draw:frame>
        </draw:g>
        <draw:g>
          <draw:custom-shape draw:style-name="gr45" draw:text-style-name="P2" draw:layer="layout" svg:width="0.508cm" svg:height="0.508cm" svg:x="14.605cm" svg:y="3.62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3.545cm">
            <draw:text-box>
              <text:p><text:span text:style-name="T17">int(7.0+0.1)</text:span></text:p>
            </draw:text-box>
          </draw:frame>
          <draw:frame draw:style-name="gr46" draw:text-style-name="P38" draw:layer="layout" svg:width="12.065cm" svg:height="2.37cm" svg:x="13.97cm" svg:y="2.54cm">
            <draw:text-box>
              <text:p text:style-name="P37"><text:span text:style-name="T18">5.) Which are correct type conversions? </text:span></text:p>
            </draw:text-box>
          </draw:frame>
          <draw:custom-shape draw:style-name="gr45" draw:text-style-name="P2" draw:layer="layout" svg:width="0.508cm" svg:height="0.508cm" svg:x="14.605cm" svg:y="4.3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4.246cm">
            <draw:text-box>
              <text:p><text:span text:style-name="T17">str(1.2 * 3.4)</text:span></text:p>
            </draw:text-box>
          </draw:frame>
          <draw:custom-shape draw:style-name="gr45" draw:text-style-name="P2" draw:layer="layout" svg:width="0.508cm" svg:height="0.508cm" svg:x="14.605cm" svg:y="5.0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4.946cm">
            <draw:text-box>
              <text:p><text:span text:style-name="T17">float(“77”+”.0”)</text:span></text:p>
            </draw:text-box>
          </draw:frame>
          <draw:custom-shape draw:style-name="gr45" draw:text-style-name="P2" draw:layer="layout" svg:width="0.508cm" svg:height="0.508cm" svg:x="14.605cm" svg:y="5.72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5.646cm">
            <draw:text-box>
              <text:p><text:span text:style-name="T17">str( 9 / 0 )</text:span></text:p>
            </draw:text-box>
          </draw:frame>
        </draw:g>
        <draw:g>
          <draw:custom-shape draw:style-name="gr45" draw:text-style-name="P2" draw:layer="layout" svg:width="0.508cm" svg:height="0.508cm" svg:x="1.906cm" svg:y="13.14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3.07cm">
            <draw:text-box>
              <text:p><text:span text:style-name="T17">a = 1 * 2</text:span></text:p>
            </draw:text-box>
          </draw:frame>
          <draw:frame draw:style-name="gr46" draw:text-style-name="P38" draw:layer="layout" svg:width="12.065cm" svg:height="2.37cm" svg:x="1.271cm" svg:y="12.065cm">
            <draw:text-box>
              <text:p text:style-name="P37"><text:span text:style-name="T18">3.) Which are correct arithmetical operations? </text:span></text:p>
            </draw:text-box>
          </draw:frame>
          <draw:custom-shape draw:style-name="gr45" draw:text-style-name="P2" draw:layer="layout" svg:width="0.508cm" svg:height="0.508cm" svg:x="1.906cm" svg:y="13.8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3.771cm">
            <draw:text-box>
              <text:p><text:span text:style-name="T17">2 = 1 + 1</text:span></text:p>
            </draw:text-box>
          </draw:frame>
          <draw:custom-shape draw:style-name="gr45" draw:text-style-name="P2" draw:layer="layout" svg:width="0.508cm" svg:height="0.508cm" svg:x="1.906cm" svg:y="14.5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4.471cm">
            <draw:text-box>
              <text:p><text:span text:style-name="T17">5 + 6 = y</text:span></text:p>
            </draw:text-box>
          </draw:frame>
          <draw:custom-shape draw:style-name="gr45" draw:text-style-name="P2" draw:layer="layout" svg:width="0.508cm" svg:height="0.508cm" svg:x="1.906cm" svg:y="15.2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2.375cm" svg:y="15.171cm">
            <draw:text-box>
              <text:p><text:span text:style-name="T17">seven = 3 * 4</text:span></text:p>
            </draw:text-box>
          </draw:frame>
        </draw:g>
        <draw:g>
          <draw:custom-shape draw:style-name="gr45" draw:text-style-name="P2" draw:layer="layout" svg:width="0.508cm" svg:height="0.508cm" svg:x="14.605cm" svg:y="8.06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7.99cm">
            <draw:text-box>
              <text:p><text:span text:style-name="T17">65 // 8</text:span></text:p>
            </draw:text-box>
          </draw:frame>
          <draw:frame draw:style-name="gr46" draw:text-style-name="P38" draw:layer="layout" svg:width="12.065cm" svg:height="2.37cm" svg:x="13.97cm" svg:y="6.985cm">
            <draw:text-box>
              <text:p text:style-name="P37"><text:span text:style-name="T18">6.) Which operations result in 8?</text:span></text:p>
            </draw:text-box>
          </draw:frame>
          <draw:custom-shape draw:style-name="gr45" draw:text-style-name="P2" draw:layer="layout" svg:width="0.508cm" svg:height="0.508cm" svg:x="14.605cm" svg:y="8.76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8.691cm">
            <draw:text-box>
              <text:p><text:span text:style-name="T17">17 % 9</text:span></text:p>
            </draw:text-box>
          </draw:frame>
          <draw:custom-shape draw:style-name="gr45" draw:text-style-name="P2" draw:layer="layout" svg:width="0.508cm" svg:height="0.508cm" svg:x="14.605cm" svg:y="9.46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9.391cm">
            <draw:text-box>
              <text:p><text:span text:style-name="T17">2 ** 4</text:span></text:p>
            </draw:text-box>
          </draw:frame>
          <draw:custom-shape draw:style-name="gr45" draw:text-style-name="P2" draw:layer="layout" svg:width="0.508cm" svg:height="0.508cm" svg:x="14.605cm" svg:y="10.16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10.091cm">
            <draw:text-box>
              <text:p><text:span text:style-name="T17">64 ** 0.5</text:span></text:p>
            </draw:text-box>
          </draw:frame>
        </draw:g>
        <draw:g>
          <draw:custom-shape draw:style-name="gr45" draw:text-style-name="P2" draw:layer="layout" svg:width="0.508cm" svg:height="0.508cm" svg:x="14.605cm" svg:y="13.14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13.07cm">
            <draw:text-box>
              <text:p><text:span text:style-name="T17">“””</text:span><text:span text:style-name="T17">This is a comment”””</text:span></text:p>
            </draw:text-box>
          </draw:frame>
          <draw:frame draw:style-name="gr46" draw:text-style-name="P38" draw:layer="layout" svg:width="12.065cm" svg:height="2.37cm" svg:x="13.97cm" svg:y="12.065cm">
            <draw:text-box>
              <text:p text:style-name="P37"><text:span text:style-name="T18">7.) Which lines are commented?</text:span></text:p>
            </draw:text-box>
          </draw:frame>
          <draw:custom-shape draw:style-name="gr45" draw:text-style-name="P2" draw:layer="layout" svg:width="0.508cm" svg:height="0.508cm" svg:x="14.605cm" svg:y="13.8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13.771cm">
            <draw:text-box>
              <text:p><text:span text:style-name="T17"># This is a comment</text:span></text:p>
            </draw:text-box>
          </draw:frame>
          <draw:custom-shape draw:style-name="gr45" draw:text-style-name="P2" draw:layer="layout" svg:width="0.508cm" svg:height="0.508cm" svg:x="14.605cm" svg:y="14.5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14.471cm">
            <draw:text-box>
              <text:p><text:span text:style-name="T17">// this is a comment</text:span></text:p>
            </draw:text-box>
          </draw:frame>
          <draw:custom-shape draw:style-name="gr45" draw:text-style-name="P2" draw:layer="layout" svg:width="0.508cm" svg:height="0.508cm" svg:x="14.605cm" svg:y="15.249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6" draw:layer="layout" svg:width="6.985cm" svg:height="0.738cm" svg:x="15.074cm" svg:y="15.171cm">
            <draw:text-box>
              <text:p><text:span text:style-name="T17">'''This is a comment'''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1" svg:font-family="Arial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Nimbus Sans L2" svg:font-family="'Nimbus Sans L'" style:font-family-generic="moder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Normalny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style:font-name="Aria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103cm" svg:height="1.092cm" svg:x="24.865cm" svg:y="18.952cm">
        <draw:image xlink:href="Pictures/10000201000000580000001F516347EA.png" xlink:type="simple" xlink:show="embed" xlink:actuate="onLoad">
          <text:p/>
        </draw:image>
      </draw:frame>
      <draw:frame draw:style-name="Mgr4" draw:text-style-name="MP5" draw:layer="backgroundobjects" svg:width="3.81cm" svg:height="1.047cm" svg:x="24.624cm" svg:y="20.088cm">
        <draw:text-box>
          <text:p><text:span text:style-name="MT2">K. Rother, A. Philips &amp; K. Milanowska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tian Rother</meta:initial-creator>
    <meta:creation-date>2010-01-08T10:45:25</meta:creation-date>
    <meta:editing-duration>PT12H16M9S</meta:editing-duration>
    <meta:editing-cycles>37</meta:editing-cycles>
    <dc:date>2015-05-27T12:14:05.194999086</dc:date>
    <meta:generator>LibreOffice/4.2.8.2$Linux_X86_64 LibreOffice_project/420m0$Build-2</meta:generator>
    <meta:printed-by>Kristian Rother</meta:printed-by>
    <meta:print-date>2010-01-08T11:06:56.62</meta:print-date>
    <meta:document-statistic meta:object-count="947"/>
    <meta:user-defined meta:name="Informacja 1"/>
    <meta:user-defined meta:name="Informacja 2"/>
    <meta:user-defined meta:name="Informacja 3"/>
    <meta:user-defined meta:name="Informacja 4"/>
  </office:meta>
</office:document-meta>
</file>